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>
      <style:text-properties fo:color="#008000" style:font-name="F" fo:font-size="10pt" style:font-name-asian="F" style:font-size-asian="10pt" style:font-name-complex="F" style:font-size-complex="10pt"/>
    </style:style>
    <style:style style:name="P3" style:family="paragraph" style:parent-style-name="Standard" style:list-style-name="">
      <style:paragraph-properties style:text-autospace="none"/>
      <style:text-properties fo:color="#008000" style:font-name="F" fo:font-size="10pt" style:font-name-asian="F" style:font-size-asian="10pt" style:font-name-complex="F" style:font-size-complex="10pt"/>
    </style:style>
    <style:style style:name="P4" style:family="paragraph" style:parent-style-name="Standard" style:list-style-name="">
      <style:paragraph-properties style:text-autospace="none"/>
      <style:text-properties fo:color="#000000" style:font-name="F" fo:font-size="10pt" fo:font-weight="normal" style:font-name-asian="F" style:font-size-asian="10pt" style:font-weight-asian="normal" style:font-name-complex="F" style:font-size-complex="10pt" style:font-weight-complex="normal"/>
    </style:style>
    <style:style style:name="P5" style:family="paragraph" style:parent-style-name="Standard" style:list-style-name="">
      <style:paragraph-properties style:text-autospace="none"/>
      <style:text-properties fo:color="#000000" style:font-name="F" fo:font-size="10pt" fo:font-weight="bold" style:font-name-asian="F" style:font-size-asian="10pt" style:font-weight-asian="bold" style:font-name-complex="F" style:font-size-complex="10pt" style:font-weight-complex="bold"/>
    </style:style>
    <style:style style:name="P6" style:family="paragraph" style:parent-style-name="Standard" style:list-style-name="">
      <style:paragraph-properties style:text-autospace="none"/>
      <style:text-properties fo:color="#008080" style:font-name="F" fo:font-size="10pt" fo:font-weight="normal" style:font-name-asian="F" style:font-size-asian="10pt" style:font-weight-asian="normal" style:font-name-complex="F" style:font-size-complex="10pt" style:font-weight-complex="normal"/>
    </style:style>
    <style:style style:name="P7" style:family="paragraph" style:parent-style-name="Standard" style:list-style-name="">
      <style:paragraph-properties style:text-autospace="none"/>
      <style:text-properties fo:color="#000080" style:font-name="F" fo:font-size="10pt" fo:font-weight="bold" style:font-name-asian="F" style:font-size-asian="10pt" style:font-weight-asian="bold" style:font-name-complex="F" style:font-size-complex="10pt" style:font-weight-complex="bold"/>
    </style:style>
    <style:style style:name="P8" style:family="paragraph" style:parent-style-name="Standard" style:list-style-name="">
      <style:paragraph-properties style:text-autospace="none"/>
      <style:text-properties fo:color="#0000ff" style:font-name="F" fo:font-size="10pt" fo:font-weight="normal" style:font-name-asian="F" style:font-size-asian="10pt" style:font-weight-asian="normal" style:font-name-complex="F" style:font-size-complex="10pt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Heading_20_3">
      <style:paragraph-properties fo:break-before="page"/>
    </style:style>
    <style:style style:name="T1" style:family="text">
      <style:text-properties fo:color="#000000" style:font-name="F" fo:font-size="10pt" style:font-name-asian="F" style:font-size-asian="10pt" style:font-name-complex="F" style:font-size-complex="10pt"/>
    </style:style>
    <style:style style:name="T2" style:family="text">
      <style:text-properties fo:color="#000000" style:font-name="F" fo:font-size="10pt" fo:font-weight="normal" style:font-name-asian="F" style:font-size-asian="10pt" style:font-weight-asian="normal" style:font-name-complex="F" style:font-size-complex="10pt" style:font-weight-complex="normal"/>
    </style:style>
    <style:style style:name="T3" style:family="text">
      <style:text-properties fo:color="#000000" style:font-name="F" fo:font-size="10pt" fo:font-weight="bold" style:font-name-asian="F" style:font-size-asian="10pt" style:font-weight-asian="bold" style:font-name-complex="F" style:font-size-complex="10pt" style:font-weight-complex="bold"/>
    </style:style>
    <style:style style:name="T4" style:family="text">
      <style:text-properties fo:color="#8000ff" style:font-name="F" fo:font-size="10pt" style:font-name-asian="F" style:font-size-asian="10pt" style:font-name-complex="F" style:font-size-complex="10pt"/>
    </style:style>
    <style:style style:name="T5" style:family="text">
      <style:text-properties fo:color="#8000ff" style:font-name="F" fo:font-size="10pt" fo:font-weight="normal" style:font-name-asian="F" style:font-size-asian="10pt" style:font-weight-asian="normal" style:font-name-complex="F" style:font-size-complex="10pt" style:font-weight-complex="normal"/>
    </style:style>
    <style:style style:name="T6" style:family="text">
      <style:text-properties fo:color="#8000ff" style:font-name="F" fo:font-size="10pt" fo:font-weight="bold" style:font-name-asian="F" style:font-size-asian="10pt" style:font-weight-asian="bold" style:font-name-complex="F" style:font-size-complex="10pt" style:font-weight-complex="bold"/>
    </style:style>
    <style:style style:name="T7" style:family="text">
      <style:text-properties fo:color="#000080" style:font-name="F" fo:font-size="10pt" fo:font-weight="bold" style:font-name-asian="F" style:font-size-asian="10pt" style:font-weight-asian="bold" style:font-name-complex="F" style:font-size-complex="10pt" style:font-weight-complex="bold"/>
    </style:style>
    <style:style style:name="T8" style:family="text">
      <style:text-properties fo:color="#0000ff" style:font-name="F" fo:font-size="10pt" fo:font-weight="bold" style:font-name-asian="F" style:font-size-asian="10pt" style:font-weight-asian="bold" style:font-name-complex="F" style:font-size-complex="10pt" style:font-weight-complex="bold"/>
    </style:style>
    <style:style style:name="T9" style:family="text">
      <style:text-properties fo:color="#0000ff" style:font-name="F" fo:font-size="10pt" fo:font-weight="normal" style:font-name-asian="F" style:font-size-asian="10pt" style:font-weight-asian="normal" style:font-name-complex="F" style:font-size-complex="10pt" style:font-weight-complex="normal"/>
    </style:style>
    <style:style style:name="T10" style:family="text">
      <style:text-properties fo:color="#0000ff" style:font-name="F" fo:font-size="10pt" style:font-name-asian="F" style:font-size-asian="10pt" style:font-name-complex="F" style:font-size-complex="10pt"/>
    </style:style>
    <style:style style:name="T11" style:family="text">
      <style:text-properties fo:color="#008080" style:font-name="F" fo:font-size="10pt" fo:font-weight="normal" style:font-name-asian="F" style:font-size-asian="10pt" style:font-weight-asian="normal" style:font-name-complex="F" style:font-size-complex="10pt" style:font-weight-complex="normal"/>
    </style:style>
    <style:style style:name="T12" style:family="text">
      <style:text-properties fo:color="#008080" style:font-name="F" fo:font-size="10pt" fo:font-weight="bold" style:font-name-asian="F" style:font-size-asian="10pt" style:font-weight-asian="bold" style:font-name-complex="F" style:font-size-complex="10pt" style:font-weight-complex="bold"/>
    </style:style>
    <style:style style:name="T13" style:family="text">
      <style:text-properties fo:color="#808080" style:font-name="F" fo:font-size="10pt" fo:font-weight="normal" style:font-name-asian="F" style:font-size-asian="10pt" style:font-weight-asian="normal" style:font-name-complex="F" style:font-size-complex="10pt" style:font-weight-complex="normal"/>
    </style:style>
    <style:style style:name="T14" style:family="text">
      <style:text-properties fo:color="#ff8000" style:font-name="F" fo:font-size="10pt" fo:font-weight="normal" style:font-name-asian="F" style:font-size-asian="10pt" style:font-weight-asian="normal" style:font-name-complex="F" style:font-size-complex="10pt" style:font-weight-complex="normal"/>
    </style:style>
    <style:style style:name="T15" style:family="text">
      <style:text-properties fo:color="#008000" style:font-name="F" fo:font-size="10pt" fo:font-weight="normal" style:font-name-asian="F" style:font-size-asian="10pt" style:font-weight-asian="normal" style:font-name-complex="F" style:font-size-complex="10pt" style:font-weight-complex="normal"/>
    </style:style>
    <style:style style:name="T16" style:family="text">
      <style:text-properties fo:color="#ff0000" style:font-name="F" fo:font-size="10pt" fo:font-weight="normal" style:font-name-asian="F" style:font-size-asian="10pt" style:font-weight-asian="normal" style:font-name-complex="F" style:font-size-complex="10pt" style:font-weight-complex="normal"/>
    </style:style>
    <style:style style:name="T17" style:family="text">
      <style:text-properties fo:color="#ff0000" style:font-name="F" fo:font-size="10pt" style:font-name-asian="F" style:font-size-asian="10pt" style:font-name-complex="F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>Réseaux et technologies internet</text:h>
      <text:p text:style-name="P9">Partie 1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0">Table des matières</text:p>
          </text:index-title>
          <text:p text:style-name="P12">Réseaux et technologies internet<text:tab/>1</text:p>
          <text:p text:style-name="P11">BeanDBAccess.java<text:tab/>3</text:p>
          <text:p text:style-name="P11">BeanDBAccessCSV.java<text:tab/>6</text:p>
          <text:p text:style-name="P11">BeanDBAccessMySQL.java<text:tab/>8</text:p>
          <text:p text:style-name="P11">loginServler.java<text:tab/>10</text:p>
          <text:p text:style-name="P11">MagicNumberServlet.java<text:tab/>14</text:p>
          <text:p text:style-name="P11">controlServlet.java<text:tab/>16</text:p>
          <text:p text:style-name="P11">UserInfo.java<text:tab/>19</text:p>
          <text:p text:style-name="P11">Vues.java<text:tab/>24</text:p>
          <text:p text:style-name="P11">index.jsp<text:tab/>28</text:p>
          <text:p text:style-name="P11">login.jsp<text:tab/>29</text:p>
        </text:index-body>
      </text:table-of-content>
      <text:h text:style-name="Heading_20_3" text:outline-level="3"/>
      <text:h text:style-name="P14" text:outline-level="3">BeanDBAccess.java</text:h>
      <text:p text:style-name="Text_20_body"/>
      <text:p text:style-name="P2">/*</text:p>
      <text:p text:style-name="P3"><text:s/>* To change this template, choose Tools | Templates</text:p>
      <text:p text:style-name="P3"><text:s/>* and open the template in the editor.</text:p>
      <text:p text:style-name="P3"><text:s/>*/</text:p>
      <text:p text:style-name="P1"><text:span text:style-name="T4">package</text:span><text:span text:style-name="T1"> Bean</text:span><text:span text:style-name="T7">;</text:span></text:p>
      <text:p text:style-name="P4"/>
      <text:p text:style-name="P1"><text:span text:style-name="T8">import</text:span><text:span text:style-name="T2"> java</text:span><text:span text:style-name="T7">.</text:span><text:span text:style-name="T2">io</text:span><text:span text:style-name="T7">.</text:span><text:span text:style-name="T2">Serializable</text:span><text:span text:style-name="T7">;</text:span></text:p>
      <text:p text:style-name="P1"><text:span text:style-name="T8">import</text:span><text:span text:style-name="T2"> java</text:span><text:span text:style-name="T7">.</text:span><text:span text:style-name="T2">sql</text:span><text:span text:style-name="T7">.*;</text:span></text:p>
      <text:p text:style-name="P1"><text:span text:style-name="T8">import</text:span><text:span text:style-name="T2"> java</text:span><text:span text:style-name="T7">.</text:span><text:span text:style-name="T2">util</text:span><text:span text:style-name="T7">.</text:span><text:span text:style-name="T2">logging</text:span><text:span text:style-name="T7">.</text:span><text:span text:style-name="T2">Level</text:span><text:span text:style-name="T7">;</text:span></text:p>
      <text:p text:style-name="P1"><text:span text:style-name="T8">import</text:span><text:span text:style-name="T2"> java</text:span><text:span text:style-name="T7">.</text:span><text:span text:style-name="T2">util</text:span><text:span text:style-name="T7">.</text:span><text:span text:style-name="T2">logging</text:span><text:span text:style-name="T7">.</text:span><text:span text:style-name="T2">Logger</text:span><text:span text:style-name="T7">;</text:span></text:p>
      <text:p text:style-name="P4"/>
      <text:p text:style-name="P6">/**</text:p>
      <text:p text:style-name="P6"><text:s/>*</text:p>
      <text:p text:style-name="P1"><text:span text:style-name="T11"><text:s/>* </text:span><text:span text:style-name="T12">@author</text:span><text:span text:style-name="T11"> T4g1</text:span></text:p>
      <text:p text:style-name="P6"><text:s/>*/</text:p>
      <text:p text:style-name="P1"><text:span text:style-name="T5">public</text:span><text:span text:style-name="T2"> </text:span><text:span text:style-name="T5">class</text:span><text:span text:style-name="T2"> BeanDBAccess </text:span><text:span text:style-name="T8">implements</text:span><text:span text:style-name="T2"> Serializable </text:span><text:span text:style-name="T7">{</text:span></text:p>
      <text:p text:style-name="P1"><text:span text:style-name="T2"><text:s text:c="4"/></text:span><text:span text:style-name="T5">protected</text:span><text:span text:style-name="T2"> Connection connection </text:span><text:span text:style-name="T7">=</text:span><text:span text:style-name="T2"> </text:span><text:span text:style-name="T8">null</text:span><text:span text:style-name="T7">;</text:span></text:p>
      <text:p text:style-name="P4"><text:s text:c="4"/></text:p>
      <text:p text:style-name="P1"><text:span text:style-name="T2"><text:s text:c="4"/></text:span><text:span text:style-name="T11">/**</text:span></text:p>
      <text:p text:style-name="P6"><text:s text:c="5"/>* Constructeur par défaut</text:p>
      <text:p text:style-name="P6"><text:s text:c="5"/>*/</text:p>
      <text:p text:style-name="P1"><text:span text:style-name="T2"><text:s text:c="4"/></text:span><text:span text:style-name="T5">public</text:span><text:span text:style-name="T2"> BeanDBAccess</text:span><text:span text:style-name="T7">()</text:span><text:span text:style-name="T2"> </text:span><text:span text:style-name="T7">{</text:span></text:p>
      <text:p text:style-name="P1"><text:span text:style-name="T2"><text:s text:c="4"/></text:span><text:span text:style-name="T7">}</text:span></text:p>
      <text:p text:style-name="P4"><text:s text:c="4"/></text:p>
      <text:p text:style-name="P1"><text:span text:style-name="T2"><text:s text:c="4"/></text:span><text:span text:style-name="T11">/**</text:span></text:p>
      <text:p text:style-name="P6"><text:s text:c="5"/>* Initialise la connection MySQL</text:p>
      <text:p text:style-name="P6"><text:s text:c="5"/>*/</text:p>
      <text:p text:style-name="P1"><text:span text:style-name="T2"><text:s text:c="4"/></text:span><text:span text:style-name="T5">public</text:span><text:span text:style-name="T2"> </text:span><text:span text:style-name="T5">boolean</text:span><text:span text:style-name="T2"> init</text:span><text:span text:style-name="T7">()</text:span><text:span text:style-name="T2"> </text:span><text:span text:style-name="T7">{</text:span></text:p>
      <text:p text:style-name="P1"><text:span text:style-name="T2"><text:s text:c="8"/></text:span><text:span text:style-name="T8">return</text:span><text:span text:style-name="T2"> </text:span><text:span text:style-name="T8">false</text:span><text:span text:style-name="T7">;</text:span></text:p>
      <text:p text:style-name="P1"><text:span text:style-name="T2"><text:s text:c="4"/></text:span><text:span text:style-name="T7">}</text:span></text:p>
      <text:p text:style-name="P4"><text:s text:c="4"/></text:p>
      <text:p text:style-name="P1"><text:span text:style-name="T2"><text:s text:c="4"/></text:span><text:span text:style-name="T11">/**</text:span></text:p>
      <text:p text:style-name="P6"><text:s text:c="5"/>* Initialise le driver donné</text:p>
      <text:p text:style-name="P6"><text:s text:c="5"/>* </text:p>
      <text:p text:style-name="P1"><text:span text:style-name="T11"><text:s text:c="5"/>* </text:span><text:span text:style-name="T12">@param</text:span><text:span text:style-name="T11"> driver <text:s text:c="3"/>Driver que l'on souhaite charger</text:span></text:p>
      <text:p text:style-name="P6"><text:s text:c="5"/>* </text:p>
      <text:p text:style-name="P1"><text:span text:style-name="T11"><text:s text:c="5"/>* </text:span><text:span text:style-name="T12">@return</text:span><text:span text:style-name="T11"> <text:s text:c="9"/>true si le driver est chargé, false sinon</text:span></text:p>
      <text:p text:style-name="P6"><text:s text:c="5"/>*/</text:p>
      <text:p text:style-name="P1"><text:span text:style-name="T2"><text:s text:c="4"/></text:span><text:span text:style-name="T5">protected</text:span><text:span text:style-name="T2"> </text:span><text:span text:style-name="T5">boolean</text:span><text:span text:style-name="T2"> initDriver</text:span><text:span text:style-name="T7">(</text:span><text:span text:style-name="T2">String driver</text:span><text:span text:style-name="T7">)</text:span><text:span text:style-name="T2"> </text:span><text:span text:style-name="T7">{</text:span></text:p>
      <text:p text:style-name="P1"><text:span text:style-name="T2"><text:s text:c="8"/></text:span><text:span text:style-name="T8">try</text:span><text:span text:style-name="T2"> </text:span><text:span text:style-name="T7">{</text:span></text:p>
      <text:p text:style-name="P1"><text:span text:style-name="T2"><text:s text:c="12"/>Class</text:span><text:span text:style-name="T7">.</text:span><text:span text:style-name="T2">forName</text:span><text:span text:style-name="T7">(</text:span><text:span text:style-name="T2">driver</text:span><text:span text:style-name="T7">);</text:span></text:p>
      <text:p text:style-name="P1"><text:span text:style-name="T2"><text:s text:c="8"/></text:span><text:span text:style-name="T7">}</text:span><text:span text:style-name="T2"> </text:span><text:span text:style-name="T8">catch</text:span><text:span text:style-name="T2"> </text:span><text:span text:style-name="T7">(</text:span><text:span text:style-name="T2">ClassNotFoundException ex</text:span><text:span text:style-name="T7">)</text:span><text:span text:style-name="T2"> </text:span><text:span text:style-name="T7">{</text:span></text:p>
      <text:p text:style-name="P1"><text:span text:style-name="T2"><text:s text:c="12"/>Logger</text:span><text:span text:style-name="T7">.</text:span><text:span text:style-name="T2">getLogger</text:span><text:span text:style-name="T7">(</text:span><text:span text:style-name="T2">BeanDBAccess</text:span><text:span text:style-name="T7">.</text:span><text:span text:style-name="T5">class</text:span><text:span text:style-name="T7">.</text:span><text:span text:style-name="T2">getName</text:span><text:span text:style-name="T7">()).</text:span><text:span text:style-name="T2">log</text:span><text:span text:style-name="T7">(</text:span></text:p>
      <text:p text:style-name="P1"><text:span text:style-name="T2"><text:s text:c="20"/>Level</text:span><text:span text:style-name="T7">.</text:span><text:span text:style-name="T2">SEVERE</text:span><text:span text:style-name="T7">,</text:span><text:span text:style-name="T2"> </text:span><text:span text:style-name="T8">null</text:span><text:span text:style-name="T7">,</text:span><text:span text:style-name="T2"> ex</text:span><text:span text:style-name="T7">);</text:span></text:p>
      <text:p text:style-name="P1"><text:span text:style-name="T2"><text:s text:c="12"/></text:span><text:span text:style-name="T8">return</text:span><text:span text:style-name="T2"> </text:span><text:span text:style-name="T8">false</text:span><text:span text:style-name="T7">;</text:span></text:p>
      <text:p text:style-name="P1"><text:span text:style-name="T2"><text:s text:c="8"/></text:span><text:span text:style-name="T7">}</text:span></text:p>
      <text:p text:style-name="P4"><text:s text:c="8"/></text:p>
      <text:p text:style-name="P1"><text:span text:style-name="T2"><text:s text:c="8"/></text:span><text:span text:style-name="T8">return</text:span><text:span text:style-name="T2"> </text:span><text:span text:style-name="T8">true</text:span><text:span text:style-name="T7">;</text:span></text:p>
      <text:p text:style-name="P1"><text:span text:style-name="T2"><text:s text:c="4"/></text:span><text:span text:style-name="T7">}</text:span></text:p>
      <text:p text:style-name="P4"><text:s text:c="4"/></text:p>
      <text:p text:style-name="P1"><text:span text:style-name="T2"><text:s text:c="4"/></text:span><text:span text:style-name="T11">/**</text:span></text:p>
      <text:p text:style-name="P6"><text:s text:c="5"/>* Termine la connection en cours</text:p>
      <text:p text:style-name="P6"><text:s text:c="5"/>*/</text:p>
      <text:p text:style-name="P1"><text:span text:style-name="T2"><text:s text:c="4"/></text:span><text:span text:style-name="T5">public</text:span><text:span text:style-name="T2"> </text:span><text:span text:style-name="T5">void</text:span><text:span text:style-name="T2"> disconnect</text:span><text:span text:style-name="T7">()</text:span><text:span text:style-name="T2"> </text:span><text:span text:style-name="T7">{</text:span></text:p>
      <text:p text:style-name="P1"><text:span text:style-name="T2"><text:s text:c="8"/></text:span><text:span text:style-name="T8">try</text:span><text:span text:style-name="T2"> </text:span><text:span text:style-name="T7">{</text:span></text:p>
      <text:p text:style-name="P1"><text:soft-page-break/><text:span text:style-name="T2"><text:s text:c="12"/>connection</text:span><text:span text:style-name="T7">.</text:span><text:span text:style-name="T2">close</text:span><text:span text:style-name="T7">();</text:span></text:p>
      <text:p text:style-name="P1"><text:span text:style-name="T2"><text:s text:c="8"/></text:span><text:span text:style-name="T7">}</text:span><text:span text:style-name="T2"> </text:span><text:span text:style-name="T8">catch</text:span><text:span text:style-name="T2"> </text:span><text:span text:style-name="T7">(</text:span><text:span text:style-name="T2">SQLException ex</text:span><text:span text:style-name="T7">)</text:span><text:span text:style-name="T2"> </text:span><text:span text:style-name="T7">{</text:span></text:p>
      <text:p text:style-name="P1"><text:span text:style-name="T2"><text:s text:c="12"/>Logger</text:span><text:span text:style-name="T7">.</text:span><text:span text:style-name="T2">getLogger</text:span><text:span text:style-name="T7">(</text:span><text:span text:style-name="T2">BeanDBAccess</text:span><text:span text:style-name="T7">.</text:span><text:span text:style-name="T5">class</text:span><text:span text:style-name="T7">.</text:span><text:span text:style-name="T2">getName</text:span><text:span text:style-name="T7">()).</text:span><text:span text:style-name="T2">log</text:span><text:span text:style-name="T7">(</text:span></text:p>
      <text:p text:style-name="P1"><text:span text:style-name="T2"><text:s text:c="20"/>Level</text:span><text:span text:style-name="T7">.</text:span><text:span text:style-name="T2">SEVERE</text:span><text:span text:style-name="T7">,</text:span><text:span text:style-name="T2"> </text:span><text:span text:style-name="T8">null</text:span><text:span text:style-name="T7">,</text:span><text:span text:style-name="T2"> ex</text:span><text:span text:style-name="T7">);</text:span></text:p>
      <text:p text:style-name="P1"><text:span text:style-name="T2"><text:s text:c="8"/></text:span><text:span text:style-name="T7">}</text:span></text:p>
      <text:p text:style-name="P1"><text:span text:style-name="T2"><text:s text:c="4"/></text:span><text:span text:style-name="T7">}</text:span></text:p>
      <text:p text:style-name="P4"><text:s text:c="4"/></text:p>
      <text:p text:style-name="P1"><text:span text:style-name="T2"><text:s text:c="4"/></text:span><text:span text:style-name="T11">/**</text:span></text:p>
      <text:p text:style-name="P6"><text:s text:c="5"/>* Exécute la requête donnée</text:p>
      <text:p text:style-name="P6"><text:s text:c="5"/>* </text:p>
      <text:p text:style-name="P1"><text:span text:style-name="T11"><text:s text:c="5"/>* </text:span><text:span text:style-name="T12">@param</text:span><text:span text:style-name="T11"> query <text:s text:c="8"/>Requête que l'on souhaite exectuer</text:span></text:p>
      <text:p text:style-name="P6"><text:s text:c="5"/>* </text:p>
      <text:p text:style-name="P1"><text:span text:style-name="T11"><text:s text:c="5"/>* </text:span><text:span text:style-name="T12">@return</text:span><text:span text:style-name="T11"> <text:s text:c="13"/>Résultat de la requête</text:span></text:p>
      <text:p text:style-name="P6"><text:s text:c="5"/>*/</text:p>
      <text:p text:style-name="P1"><text:span text:style-name="T2"><text:s text:c="4"/></text:span><text:span text:style-name="T5">public</text:span><text:span text:style-name="T2"> ResultSet executeQuery</text:span><text:span text:style-name="T7">(</text:span><text:span text:style-name="T2">String query</text:span><text:span text:style-name="T7">)</text:span><text:span text:style-name="T2"> </text:span><text:span text:style-name="T7">{</text:span></text:p>
      <text:p text:style-name="P1"><text:span text:style-name="T2"><text:s text:c="8"/></text:span><text:span text:style-name="T8">try</text:span><text:span text:style-name="T2"> </text:span><text:span text:style-name="T7">{</text:span></text:p>
      <text:p text:style-name="P1"><text:span text:style-name="T2"><text:s text:c="12"/>Statement statement </text:span><text:span text:style-name="T7">=</text:span><text:span text:style-name="T2"> connection</text:span><text:span text:style-name="T7">.</text:span><text:span text:style-name="T2">createStatement</text:span><text:span text:style-name="T7">();</text:span></text:p>
      <text:p text:style-name="P1"><text:span text:style-name="T2"><text:s text:c="12"/></text:span><text:span text:style-name="T8">return</text:span><text:span text:style-name="T2"> statement</text:span><text:span text:style-name="T7">.</text:span><text:span text:style-name="T2">executeQuery</text:span><text:span text:style-name="T7">(</text:span><text:span text:style-name="T2">query</text:span><text:span text:style-name="T7">);</text:span></text:p>
      <text:p text:style-name="P1"><text:span text:style-name="T2"><text:s text:c="8"/></text:span><text:span text:style-name="T7">}</text:span><text:span text:style-name="T2"> </text:span><text:span text:style-name="T8">catch</text:span><text:span text:style-name="T2"> </text:span><text:span text:style-name="T7">(</text:span><text:span text:style-name="T2">SQLException ex</text:span><text:span text:style-name="T7">)</text:span><text:span text:style-name="T2"> </text:span><text:span text:style-name="T7">{</text:span></text:p>
      <text:p text:style-name="P1"><text:span text:style-name="T2"><text:s text:c="12"/>Logger</text:span><text:span text:style-name="T7">.</text:span><text:span text:style-name="T2">getLogger</text:span><text:span text:style-name="T7">(</text:span><text:span text:style-name="T2">BeanDBAccess</text:span><text:span text:style-name="T7">.</text:span><text:span text:style-name="T5">class</text:span><text:span text:style-name="T7">.</text:span><text:span text:style-name="T2">getName</text:span><text:span text:style-name="T7">()).</text:span><text:span text:style-name="T2">log</text:span><text:span text:style-name="T7">(</text:span></text:p>
      <text:p text:style-name="P1"><text:span text:style-name="T2"><text:s text:c="20"/>Level</text:span><text:span text:style-name="T7">.</text:span><text:span text:style-name="T2">SEVERE</text:span><text:span text:style-name="T7">,</text:span><text:span text:style-name="T2"> </text:span><text:span text:style-name="T8">null</text:span><text:span text:style-name="T7">,</text:span><text:span text:style-name="T2"> ex</text:span><text:span text:style-name="T7">);</text:span></text:p>
      <text:p text:style-name="P1"><text:span text:style-name="T2"><text:s text:c="12"/></text:span><text:span text:style-name="T8">return</text:span><text:span text:style-name="T2"> </text:span><text:span text:style-name="T8">null</text:span><text:span text:style-name="T7">;</text:span></text:p>
      <text:p text:style-name="P1"><text:span text:style-name="T2"><text:s text:c="8"/></text:span><text:span text:style-name="T7">}</text:span></text:p>
      <text:p text:style-name="P1"><text:span text:style-name="T2"><text:s text:c="4"/></text:span><text:span text:style-name="T7">}</text:span></text:p>
      <text:p text:style-name="P4"><text:s text:c="4"/></text:p>
      <text:p text:style-name="P1"><text:span text:style-name="T2"><text:s text:c="4"/></text:span><text:span text:style-name="T11">/**</text:span></text:p>
      <text:p text:style-name="P6"><text:s text:c="5"/>* Exécute la requête donnée (INSERT, UPDATE)</text:p>
      <text:p text:style-name="P6"><text:s text:c="5"/>* </text:p>
      <text:p text:style-name="P1"><text:span text:style-name="T11"><text:s text:c="5"/>* </text:span><text:span text:style-name="T12">@param</text:span><text:span text:style-name="T11"> query <text:s text:c="8"/>Requête que l'on souhaite exectuer</text:span></text:p>
      <text:p text:style-name="P6"><text:s text:c="5"/>* </text:p>
      <text:p text:style-name="P1"><text:span text:style-name="T11"><text:s text:c="5"/>* </text:span><text:span text:style-name="T12">@return</text:span><text:span text:style-name="T11"> <text:s text:c="13"/>true si requête ok, false sinon</text:span></text:p>
      <text:p text:style-name="P6"><text:s text:c="5"/>*/</text:p>
      <text:p text:style-name="P1"><text:span text:style-name="T2"><text:s text:c="4"/></text:span><text:span text:style-name="T5">public</text:span><text:span text:style-name="T2"> </text:span><text:span text:style-name="T5">boolean</text:span><text:span text:style-name="T2"> executeUpdate</text:span><text:span text:style-name="T7">(</text:span><text:span text:style-name="T2">String query</text:span><text:span text:style-name="T7">)</text:span><text:span text:style-name="T2"> </text:span><text:span text:style-name="T7">{</text:span></text:p>
      <text:p text:style-name="P1"><text:span text:style-name="T2"><text:s text:c="8"/></text:span><text:span text:style-name="T8">try</text:span><text:span text:style-name="T2"> </text:span><text:span text:style-name="T7">{</text:span></text:p>
      <text:p text:style-name="P1"><text:span text:style-name="T2"><text:s text:c="12"/>Statement statement </text:span><text:span text:style-name="T7">=</text:span><text:span text:style-name="T2"> connection</text:span><text:span text:style-name="T7">.</text:span><text:span text:style-name="T2">createStatement</text:span><text:span text:style-name="T7">();</text:span></text:p>
      <text:p text:style-name="P1"><text:span text:style-name="T2"><text:s text:c="12"/>statement</text:span><text:span text:style-name="T7">.</text:span><text:span text:style-name="T2">executeUpdate</text:span><text:span text:style-name="T7">(</text:span><text:span text:style-name="T2">query</text:span><text:span text:style-name="T7">);</text:span></text:p>
      <text:p text:style-name="P4"><text:s text:c="12"/></text:p>
      <text:p text:style-name="P1"><text:span text:style-name="T2"><text:s text:c="12"/></text:span><text:span text:style-name="T8">return</text:span><text:span text:style-name="T2"> </text:span><text:span text:style-name="T8">true</text:span><text:span text:style-name="T7">;</text:span></text:p>
      <text:p text:style-name="P1"><text:span text:style-name="T2"><text:s text:c="8"/></text:span><text:span text:style-name="T7">}</text:span><text:span text:style-name="T2"> </text:span><text:span text:style-name="T8">catch</text:span><text:span text:style-name="T2"> </text:span><text:span text:style-name="T7">(</text:span><text:span text:style-name="T2">SQLException ex</text:span><text:span text:style-name="T7">)</text:span><text:span text:style-name="T2"> </text:span><text:span text:style-name="T7">{</text:span></text:p>
      <text:p text:style-name="P1"><text:span text:style-name="T2"><text:s text:c="12"/>Logger</text:span><text:span text:style-name="T7">.</text:span><text:span text:style-name="T2">getLogger</text:span><text:span text:style-name="T7">(</text:span><text:span text:style-name="T2">BeanDBAccess</text:span><text:span text:style-name="T7">.</text:span><text:span text:style-name="T5">class</text:span><text:span text:style-name="T7">.</text:span><text:span text:style-name="T2">getName</text:span><text:span text:style-name="T7">()).</text:span><text:span text:style-name="T2">log</text:span><text:span text:style-name="T7">(</text:span></text:p>
      <text:p text:style-name="P1"><text:span text:style-name="T2"><text:s text:c="20"/>Level</text:span><text:span text:style-name="T7">.</text:span><text:span text:style-name="T2">SEVERE</text:span><text:span text:style-name="T7">,</text:span><text:span text:style-name="T2"> </text:span><text:span text:style-name="T8">null</text:span><text:span text:style-name="T7">,</text:span><text:span text:style-name="T2"> ex</text:span><text:span text:style-name="T7">);</text:span></text:p>
      <text:p text:style-name="P1"><text:span text:style-name="T2"><text:s text:c="12"/></text:span><text:span text:style-name="T8">return</text:span><text:span text:style-name="T2"> </text:span><text:span text:style-name="T8">false</text:span><text:span text:style-name="T7">;</text:span></text:p>
      <text:p text:style-name="P1"><text:span text:style-name="T2"><text:s text:c="8"/></text:span><text:span text:style-name="T7">}</text:span></text:p>
      <text:p text:style-name="P1"><text:span text:style-name="T2"><text:s text:c="4"/></text:span><text:span text:style-name="T7">}</text:span></text:p>
      <text:p text:style-name="P4"><text:s text:c="4"/></text:p>
      <text:p text:style-name="P1"><text:span text:style-name="T2"><text:s text:c="4"/></text:span><text:span text:style-name="T11">/**</text:span></text:p>
      <text:p text:style-name="P6"><text:s text:c="5"/>* Donne le nombre d'enregistrements dans la table donnée</text:p>
      <text:p text:style-name="P6"><text:s text:c="5"/>* </text:p>
      <text:p text:style-name="P1"><text:span text:style-name="T11"><text:s text:c="5"/>* </text:span><text:span text:style-name="T12">@param</text:span><text:span text:style-name="T11"> table <text:s text:c="4"/>Table dont on souhaite connaître</text:span></text:p>
      <text:p text:style-name="P6"><text:s text:c="5"/>* <text:s text:c="17"/>le nombre d'enregistrements</text:p>
      <text:p text:style-name="P1"><text:span text:style-name="T11"><text:s text:c="5"/>* </text:span><text:span text:style-name="T12">@param</text:span><text:span text:style-name="T11"> condition <text:s text:c="4"/>Contenu de la clause WHERE</text:span></text:p>
      <text:p text:style-name="P6"><text:s text:c="5"/>* </text:p>
      <text:p text:style-name="P1"><text:span text:style-name="T11"><text:s text:c="5"/>* </text:span><text:span text:style-name="T12">@return</text:span><text:span text:style-name="T11"> <text:s text:c="9"/>Nombre d'enregistrements, -1 si erreur</text:span></text:p>
      <text:p text:style-name="P6"><text:s text:c="5"/>*/</text:p>
      <text:p text:style-name="P1"><text:span text:style-name="T2"><text:s text:c="4"/></text:span><text:span text:style-name="T5">public</text:span><text:span text:style-name="T2"> </text:span><text:span text:style-name="T5">int</text:span><text:span text:style-name="T2"> count</text:span><text:span text:style-name="T7">(</text:span><text:span text:style-name="T2">String table</text:span><text:span text:style-name="T7">,</text:span><text:span text:style-name="T2"> String condition</text:span><text:span text:style-name="T7">)</text:span><text:span text:style-name="T2"> </text:span><text:span text:style-name="T7">{</text:span></text:p>
      <text:p text:style-name="P1"><text:span text:style-name="T2"><text:s text:c="8"/></text:span><text:span text:style-name="T8">try</text:span><text:span text:style-name="T2"> </text:span><text:span text:style-name="T7">{</text:span></text:p>
      <text:p text:style-name="P1"><text:span text:style-name="T2"><text:s text:c="12"/>String query </text:span><text:span text:style-name="T7">=</text:span><text:span text:style-name="T2"> </text:span><text:span text:style-name="T13">"SELECT COUNT(*) AS countEntry FROM "</text:span><text:span text:style-name="T2"> </text:span><text:span text:style-name="T7">+</text:span><text:span text:style-name="T2"> table</text:span><text:span text:style-name="T7">;</text:span></text:p>
      <text:p text:style-name="P1"><text:span text:style-name="T2"><text:s text:c="12"/></text:span><text:span text:style-name="T8">if</text:span><text:span text:style-name="T7">(!</text:span><text:span text:style-name="T2">condition</text:span><text:span text:style-name="T7">.</text:span><text:span text:style-name="T2">equals</text:span><text:span text:style-name="T7">(</text:span><text:span text:style-name="T13">""</text:span><text:span text:style-name="T7">))</text:span></text:p>
      <text:p text:style-name="P1"><text:span text:style-name="T2"><text:s text:c="12"/></text:span><text:span text:style-name="T7">{</text:span></text:p>
      <text:p text:style-name="P1"><text:span text:style-name="T2"><text:s text:c="16"/>query </text:span><text:span text:style-name="T7">+=</text:span><text:span text:style-name="T2"> </text:span><text:span text:style-name="T13">" WHERE "</text:span><text:span text:style-name="T2"> </text:span><text:span text:style-name="T7">+</text:span><text:span text:style-name="T2"> condition</text:span><text:span text:style-name="T7">;</text:span></text:p>
      <text:p text:style-name="P1"><text:soft-page-break/><text:span text:style-name="T2"><text:s text:c="12"/></text:span><text:span text:style-name="T7">}</text:span></text:p>
      <text:p text:style-name="P4"><text:s text:c="12"/></text:p>
      <text:p text:style-name="P1"><text:span text:style-name="T2"><text:s text:c="12"/>ResultSet resultSet </text:span><text:span text:style-name="T7">=</text:span><text:span text:style-name="T2"> executeQuery</text:span><text:span text:style-name="T7">(</text:span><text:span text:style-name="T2">query</text:span><text:span text:style-name="T7">);</text:span></text:p>
      <text:p text:style-name="P1"><text:span text:style-name="T2"><text:s text:c="12"/></text:span><text:span text:style-name="T8">if</text:span><text:span text:style-name="T7">(</text:span><text:span text:style-name="T2">resultSet </text:span><text:span text:style-name="T7">!=</text:span><text:span text:style-name="T2"> </text:span><text:span text:style-name="T8">null</text:span><text:span text:style-name="T7">)</text:span><text:span text:style-name="T2"> </text:span><text:span text:style-name="T7">{</text:span></text:p>
      <text:p text:style-name="P1"><text:span text:style-name="T2"><text:s text:c="16"/>resultSet</text:span><text:span text:style-name="T7">.</text:span><text:span text:style-name="T2">next</text:span><text:span text:style-name="T7">();</text:span></text:p>
      <text:p text:style-name="P1"><text:span text:style-name="T2"><text:s text:c="16"/></text:span><text:span text:style-name="T8">return</text:span><text:span text:style-name="T2"> resultSet</text:span><text:span text:style-name="T7">.</text:span><text:span text:style-name="T2">getInt</text:span><text:span text:style-name="T7">(</text:span><text:span text:style-name="T13">"countEntry"</text:span><text:span text:style-name="T7">);</text:span></text:p>
      <text:p text:style-name="P1"><text:span text:style-name="T2"><text:s text:c="12"/></text:span><text:span text:style-name="T7">}</text:span></text:p>
      <text:p text:style-name="P1"><text:span text:style-name="T2"><text:s text:c="8"/></text:span><text:span text:style-name="T7">}</text:span><text:span text:style-name="T2"> </text:span><text:span text:style-name="T8">catch</text:span><text:span text:style-name="T2"> </text:span><text:span text:style-name="T7">(</text:span><text:span text:style-name="T2">SQLException ex</text:span><text:span text:style-name="T7">)</text:span><text:span text:style-name="T2"> </text:span><text:span text:style-name="T7">{</text:span></text:p>
      <text:p text:style-name="P1"><text:span text:style-name="T2"><text:s text:c="12"/>Logger</text:span><text:span text:style-name="T7">.</text:span><text:span text:style-name="T2">getLogger</text:span><text:span text:style-name="T7">(</text:span><text:span text:style-name="T2">BeanDBAccess</text:span><text:span text:style-name="T7">.</text:span><text:span text:style-name="T5">class</text:span><text:span text:style-name="T7">.</text:span><text:span text:style-name="T2">getName</text:span><text:span text:style-name="T7">()).</text:span><text:span text:style-name="T2">log</text:span><text:span text:style-name="T7">(</text:span></text:p>
      <text:p text:style-name="P1"><text:span text:style-name="T2"><text:s text:c="20"/>Level</text:span><text:span text:style-name="T7">.</text:span><text:span text:style-name="T2">SEVERE</text:span><text:span text:style-name="T7">,</text:span><text:span text:style-name="T2"> </text:span><text:span text:style-name="T8">null</text:span><text:span text:style-name="T7">,</text:span><text:span text:style-name="T2"> ex</text:span><text:span text:style-name="T7">);</text:span></text:p>
      <text:p text:style-name="P1"><text:span text:style-name="T2"><text:s text:c="8"/></text:span><text:span text:style-name="T7">}</text:span></text:p>
      <text:p text:style-name="P4"><text:s text:c="8"/></text:p>
      <text:p text:style-name="P1"><text:span text:style-name="T2"><text:s text:c="8"/></text:span><text:span text:style-name="T8">return</text:span><text:span text:style-name="T2"> </text:span><text:span text:style-name="T7">-</text:span><text:span text:style-name="T14">1</text:span><text:span text:style-name="T7">;</text:span></text:p>
      <text:p text:style-name="P1"><text:span text:style-name="T2"><text:s text:c="4"/></text:span><text:span text:style-name="T7">}</text:span></text:p>
      <text:p text:style-name="P4"><text:s text:c="4"/></text:p>
      <text:p text:style-name="P1"><text:span text:style-name="T2"><text:s text:c="4"/></text:span><text:span text:style-name="T5">public</text:span><text:span text:style-name="T2"> </text:span><text:span text:style-name="T5">int</text:span><text:span text:style-name="T2"> count</text:span><text:span text:style-name="T7">(</text:span><text:span text:style-name="T2">String table</text:span><text:span text:style-name="T7">)</text:span><text:span text:style-name="T2"> </text:span><text:span text:style-name="T7">{</text:span></text:p>
      <text:p text:style-name="P1"><text:span text:style-name="T2"><text:s text:c="8"/></text:span><text:span text:style-name="T8">return</text:span><text:span text:style-name="T2"> count</text:span><text:span text:style-name="T7">(</text:span><text:span text:style-name="T2">table</text:span><text:span text:style-name="T7">,</text:span><text:span text:style-name="T2"> </text:span><text:span text:style-name="T13">""</text:span><text:span text:style-name="T7">);</text:span></text:p>
      <text:p text:style-name="P1"><text:span text:style-name="T2"><text:s text:c="4"/></text:span><text:span text:style-name="T7">}</text:span></text:p>
      <text:p text:style-name="P4"><text:s text:c="4"/></text:p>
      <text:p text:style-name="P1"><text:span text:style-name="T2"><text:s text:c="4"/></text:span><text:span text:style-name="T11">/**</text:span></text:p>
      <text:p text:style-name="P6"><text:s text:c="5"/>* Donne les enregistrements de la table donnée</text:p>
      <text:p text:style-name="P6"><text:s text:c="5"/>* </text:p>
      <text:p text:style-name="P1"><text:span text:style-name="T11"><text:s text:c="5"/>* </text:span><text:span text:style-name="T12">@param</text:span><text:span text:style-name="T11"> table <text:s text:c="8"/>Table dont on souhaite récuperer les enregistrements</text:span></text:p>
      <text:p text:style-name="P1"><text:span text:style-name="T11"><text:s text:c="5"/>* </text:span><text:span text:style-name="T12">@param</text:span><text:span text:style-name="T11"> condition <text:s text:c="4"/>Contenu de la clause WHERE</text:span></text:p>
      <text:p text:style-name="P6"><text:s text:c="5"/>* </text:p>
      <text:p text:style-name="P1"><text:span text:style-name="T11"><text:s text:c="5"/>* </text:span><text:span text:style-name="T12">@return</text:span><text:span text:style-name="T11"> <text:s text:c="13"/>ResultSet contenant les enregistrements</text:span></text:p>
      <text:p text:style-name="P6"><text:s text:c="5"/>*/</text:p>
      <text:p text:style-name="P1"><text:span text:style-name="T2"><text:s text:c="4"/></text:span><text:span text:style-name="T5">public</text:span><text:span text:style-name="T2"> ResultSet selectAll</text:span><text:span text:style-name="T7">(</text:span><text:span text:style-name="T2">String table</text:span><text:span text:style-name="T7">,</text:span><text:span text:style-name="T2"> String condition</text:span><text:span text:style-name="T7">)</text:span><text:span text:style-name="T2"> </text:span><text:span text:style-name="T7">{</text:span></text:p>
      <text:p text:style-name="P1"><text:span text:style-name="T2"><text:s text:c="8"/>String query </text:span><text:span text:style-name="T7">=</text:span><text:span text:style-name="T2"> </text:span><text:span text:style-name="T13">"SELECT * FROM "</text:span><text:span text:style-name="T2"> </text:span><text:span text:style-name="T7">+</text:span><text:span text:style-name="T2"> table</text:span><text:span text:style-name="T7">;</text:span></text:p>
      <text:p text:style-name="P1"><text:span text:style-name="T2"><text:s text:c="8"/></text:span><text:span text:style-name="T8">if</text:span><text:span text:style-name="T7">(!</text:span><text:span text:style-name="T2">condition</text:span><text:span text:style-name="T7">.</text:span><text:span text:style-name="T2">equals</text:span><text:span text:style-name="T7">(</text:span><text:span text:style-name="T13">""</text:span><text:span text:style-name="T7">))</text:span></text:p>
      <text:p text:style-name="P1"><text:span text:style-name="T2"><text:s text:c="8"/></text:span><text:span text:style-name="T7">{</text:span></text:p>
      <text:p text:style-name="P1"><text:span text:style-name="T2"><text:s text:c="12"/>query </text:span><text:span text:style-name="T7">+=</text:span><text:span text:style-name="T2"> </text:span><text:span text:style-name="T13">" WHERE "</text:span><text:span text:style-name="T2"> </text:span><text:span text:style-name="T7">+</text:span><text:span text:style-name="T2"> condition</text:span><text:span text:style-name="T7">;</text:span></text:p>
      <text:p text:style-name="P1"><text:span text:style-name="T2"><text:s text:c="8"/></text:span><text:span text:style-name="T7">}</text:span></text:p>
      <text:p text:style-name="P4"><text:s text:c="8"/></text:p>
      <text:p text:style-name="P1"><text:span text:style-name="T2"><text:s text:c="8"/></text:span><text:span text:style-name="T8">return</text:span><text:span text:style-name="T2"> executeQuery</text:span><text:span text:style-name="T7">(</text:span><text:span text:style-name="T2">query</text:span><text:span text:style-name="T7">);</text:span></text:p>
      <text:p text:style-name="P1"><text:span text:style-name="T2"><text:s text:c="4"/></text:span><text:span text:style-name="T7">}</text:span></text:p>
      <text:p text:style-name="P4"><text:s text:c="4"/></text:p>
      <text:p text:style-name="P1"><text:span text:style-name="T2"><text:s text:c="4"/></text:span><text:span text:style-name="T5">public</text:span><text:span text:style-name="T2"> ResultSet selectAll</text:span><text:span text:style-name="T7">(</text:span><text:span text:style-name="T2">String table</text:span><text:span text:style-name="T7">)</text:span><text:span text:style-name="T2"> </text:span><text:span text:style-name="T7">{</text:span></text:p>
      <text:p text:style-name="P1"><text:span text:style-name="T2"><text:s text:c="8"/></text:span><text:span text:style-name="T8">return</text:span><text:span text:style-name="T2"> selectAll</text:span><text:span text:style-name="T7">(</text:span><text:span text:style-name="T2">table</text:span><text:span text:style-name="T7">,</text:span><text:span text:style-name="T2"> </text:span><text:span text:style-name="T13">""</text:span><text:span text:style-name="T7">);</text:span></text:p>
      <text:p text:style-name="P1"><text:span text:style-name="T2"><text:s text:c="4"/></text:span><text:span text:style-name="T7">}</text:span></text:p>
      <text:p text:style-name="P7">}</text:p>
      <text:p text:style-name="Text_20_body"/>
      <text:h text:style-name="P14" text:outline-level="3">BeanDBAccessCSV.java</text:h>
      <text:p text:style-name="Text_20_body"/>
      <text:p text:style-name="P2">/*</text:p>
      <text:p text:style-name="P3"><text:s/>* To change this template, choose Tools | Templates</text:p>
      <text:p text:style-name="P3"><text:s/>* and open the template in the editor.</text:p>
      <text:p text:style-name="P3"><text:s/>*/</text:p>
      <text:p text:style-name="P1"><text:span text:style-name="T4">package</text:span><text:span text:style-name="T1"> Bean</text:span><text:span text:style-name="T7">;</text:span></text:p>
      <text:p text:style-name="P4"/>
      <text:p text:style-name="P1"><text:span text:style-name="T8">import</text:span><text:span text:style-name="T2"> java</text:span><text:span text:style-name="T7">.</text:span><text:span text:style-name="T2">io</text:span><text:span text:style-name="T7">.</text:span><text:span text:style-name="T2">File</text:span><text:span text:style-name="T7">;</text:span></text:p>
      <text:p text:style-name="P1"><text:span text:style-name="T8">import</text:span><text:span text:style-name="T2"> java</text:span><text:span text:style-name="T7">.</text:span><text:span text:style-name="T2">sql</text:span><text:span text:style-name="T7">.*;</text:span></text:p>
      <text:p text:style-name="P1"><text:span text:style-name="T8">import</text:span><text:span text:style-name="T2"> java</text:span><text:span text:style-name="T7">.</text:span><text:span text:style-name="T2">util</text:span><text:span text:style-name="T7">.</text:span><text:span text:style-name="T2">Properties</text:span><text:span text:style-name="T7">;</text:span></text:p>
      <text:p text:style-name="P1"><text:span text:style-name="T8">import</text:span><text:span text:style-name="T2"> java</text:span><text:span text:style-name="T7">.</text:span><text:span text:style-name="T2">util</text:span><text:span text:style-name="T7">.</text:span><text:span text:style-name="T2">logging</text:span><text:span text:style-name="T7">.</text:span><text:span text:style-name="T2">Level</text:span><text:span text:style-name="T7">;</text:span></text:p>
      <text:p text:style-name="P1"><text:span text:style-name="T8">import</text:span><text:span text:style-name="T2"> java</text:span><text:span text:style-name="T7">.</text:span><text:span text:style-name="T2">util</text:span><text:span text:style-name="T7">.</text:span><text:span text:style-name="T2">logging</text:span><text:span text:style-name="T7">.</text:span><text:span text:style-name="T2">Logger</text:span><text:span text:style-name="T7">;</text:span></text:p>
      <text:p text:style-name="P4"/>
      <text:p text:style-name="P6">/**</text:p>
      <text:p text:style-name="P6"><text:s/>*</text:p>
      <text:p text:style-name="P1"><text:span text:style-name="T11"><text:s/>* </text:span><text:span text:style-name="T12">@author</text:span><text:span text:style-name="T11"> T4g1</text:span></text:p>
      <text:p text:style-name="P6"><text:s/>*/</text:p>
      <text:p text:style-name="P1"><text:span text:style-name="T5">public</text:span><text:span text:style-name="T2"> </text:span><text:span text:style-name="T5">class</text:span><text:span text:style-name="T2"> BeanDBAccessCSV </text:span><text:span text:style-name="T8">extends</text:span><text:span text:style-name="T2"> BeanDBAccess </text:span><text:span text:style-name="T7">{</text:span></text:p>
      <text:p text:style-name="P1"><text:span text:style-name="T2"><text:s text:c="4"/></text:span><text:span text:style-name="T5">private</text:span><text:span text:style-name="T2"> </text:span><text:span text:style-name="T5">final</text:span><text:span text:style-name="T2"> String DRIVER </text:span><text:span text:style-name="T7">=</text:span><text:span text:style-name="T2"> </text:span><text:span text:style-name="T13">"org.relique.jdbc.csv.CsvDriver"</text:span><text:span text:style-name="T7">;</text:span></text:p>
      <text:p text:style-name="P1"><text:span text:style-name="T2"><text:s text:c="4"/></text:span><text:span text:style-name="T5">private</text:span><text:span text:style-name="T2"> String url</text:span><text:span text:style-name="T7">;</text:span></text:p>
      <text:p text:style-name="P4"><text:s text:c="4"/></text:p>
      <text:p text:style-name="P1"><text:span text:style-name="T2"><text:s text:c="4"/></text:span><text:span text:style-name="T11">/**</text:span></text:p>
      <text:p text:style-name="P6"><text:s text:c="5"/>* Constructeur par défaut</text:p>
      <text:p text:style-name="P6"><text:s text:c="5"/>*/</text:p>
      <text:p text:style-name="P1"><text:span text:style-name="T2"><text:s text:c="4"/></text:span><text:span text:style-name="T5">public</text:span><text:span text:style-name="T2"> BeanDBAccessCSV</text:span><text:span text:style-name="T7">()</text:span><text:span text:style-name="T2"> </text:span><text:span text:style-name="T7">{</text:span></text:p>
      <text:p text:style-name="P1"><text:span text:style-name="T2"><text:s text:c="4"/></text:span><text:span text:style-name="T7">}</text:span></text:p>
      <text:p text:style-name="P4"><text:s text:c="4"/></text:p>
      <text:p text:style-name="P1"><text:span text:style-name="T2"><text:s text:c="4"/></text:span><text:span text:style-name="T11">/**</text:span></text:p>
      <text:p text:style-name="P6"><text:s text:c="5"/>* Initialise la connection MySQL</text:p>
      <text:p text:style-name="P6"><text:s text:c="5"/>*/</text:p>
      <text:p text:style-name="P1"><text:span text:style-name="T2"><text:s text:c="4"/>@Override</text:span></text:p>
      <text:p text:style-name="P1"><text:span text:style-name="T2"><text:s text:c="4"/></text:span><text:span text:style-name="T5">public</text:span><text:span text:style-name="T2"> </text:span><text:span text:style-name="T5">boolean</text:span><text:span text:style-name="T2"> init</text:span><text:span text:style-name="T7">()</text:span><text:span text:style-name="T2"> </text:span><text:span text:style-name="T7">{</text:span></text:p>
      <text:p text:style-name="P1"><text:span text:style-name="T2"><text:s text:c="8"/></text:span><text:span text:style-name="T15">// Création de l'URL</text:span></text:p>
      <text:p text:style-name="P1"><text:span text:style-name="T2"><text:s text:c="8"/>String sep </text:span><text:span text:style-name="T7">=</text:span><text:span text:style-name="T2"> System</text:span><text:span text:style-name="T7">.</text:span><text:span text:style-name="T2">getProperty</text:span><text:span text:style-name="T7">(</text:span><text:span text:style-name="T13">"file.separator"</text:span><text:span text:style-name="T7">);</text:span></text:p>
      <text:p text:style-name="P4"><text:s text:c="8"/></text:p>
      <text:p text:style-name="P1"><text:span text:style-name="T2"><text:s text:c="8"/>url </text:span><text:span text:style-name="T7">=</text:span><text:span text:style-name="T2"> </text:span><text:span text:style-name="T13">"jdbc:relique:csv:"</text:span><text:span text:style-name="T7">;</text:span></text:p>
      <text:p text:style-name="P1"><text:span text:style-name="T2"><text:s text:c="8"/>url </text:span><text:span text:style-name="T7">+=</text:span><text:span text:style-name="T2"> </text:span><text:span text:style-name="T8">new</text:span><text:span text:style-name="T2"> File</text:span><text:span text:style-name="T7">(</text:span><text:span text:style-name="T2">System</text:span><text:span text:style-name="T7">.</text:span><text:span text:style-name="T2">getProperty</text:span><text:span text:style-name="T7">(</text:span><text:span text:style-name="T13">"user.dir"</text:span><text:span text:style-name="T7">)).</text:span><text:span text:style-name="T2">getParent</text:span><text:span text:style-name="T7">();</text:span></text:p>
      <text:p text:style-name="P1"><text:span text:style-name="T2"><text:s text:c="8"/>url </text:span><text:span text:style-name="T7">+=</text:span><text:span text:style-name="T2"> sep </text:span><text:span text:style-name="T7">+</text:span><text:span text:style-name="T2"> </text:span><text:span text:style-name="T13">"webapps"</text:span><text:span text:style-name="T2"> </text:span><text:span text:style-name="T7">+</text:span><text:span text:style-name="T2"> sep </text:span><text:span text:style-name="T7">+</text:span><text:span text:style-name="T2"> </text:span><text:span text:style-name="T13">"BDD"</text:span><text:span text:style-name="T7">;</text:span></text:p>
      <text:p text:style-name="P4"><text:s text:c="8"/></text:p>
      <text:p text:style-name="P1"><text:span text:style-name="T2"><text:s text:c="8"/></text:span><text:span text:style-name="T15">// Initialise le driver</text:span></text:p>
      <text:p text:style-name="P1"><text:span text:style-name="T2"><text:s text:c="8"/></text:span><text:span text:style-name="T8">if</text:span><text:span text:style-name="T7">(!</text:span><text:span text:style-name="T2">initDriver</text:span><text:span text:style-name="T7">(</text:span><text:span text:style-name="T2">DRIVER</text:span><text:span text:style-name="T7">))</text:span><text:span text:style-name="T2"> </text:span><text:span text:style-name="T7">{</text:span></text:p>
      <text:p text:style-name="P1"><text:span text:style-name="T2"><text:s text:c="12"/></text:span><text:span text:style-name="T8">return</text:span><text:span text:style-name="T2"> </text:span><text:span text:style-name="T8">false</text:span><text:span text:style-name="T7">;</text:span></text:p>
      <text:p text:style-name="P1"><text:span text:style-name="T2"><text:s text:c="8"/></text:span><text:span text:style-name="T7">}</text:span></text:p>
      <text:p text:style-name="P1"><text:span text:style-name="T2"><text:s text:c="8"/></text:span><text:span text:style-name="T15">// Connection a la BDD</text:span></text:p>
      <text:p text:style-name="P1"><text:span text:style-name="T2"><text:s text:c="8"/></text:span><text:span text:style-name="T8">if</text:span><text:span text:style-name="T7">(!</text:span><text:span text:style-name="T2">connect</text:span><text:span text:style-name="T7">(</text:span><text:span text:style-name="T2">url</text:span><text:span text:style-name="T7">))</text:span><text:span text:style-name="T2"> </text:span><text:span text:style-name="T7">{</text:span></text:p>
      <text:p text:style-name="P1"><text:span text:style-name="T2"><text:s text:c="12"/></text:span><text:span text:style-name="T8">return</text:span><text:span text:style-name="T2"> </text:span><text:span text:style-name="T8">false</text:span><text:span text:style-name="T7">;</text:span></text:p>
      <text:p text:style-name="P1"><text:span text:style-name="T2"><text:s text:c="8"/></text:span><text:span text:style-name="T7">}</text:span></text:p>
      <text:p text:style-name="P4"><text:s text:c="8"/></text:p>
      <text:p text:style-name="P1"><text:span text:style-name="T2"><text:s text:c="8"/></text:span><text:span text:style-name="T8">return</text:span><text:span text:style-name="T2"> </text:span><text:span text:style-name="T8">true</text:span><text:span text:style-name="T7">;</text:span></text:p>
      <text:p text:style-name="P1"><text:span text:style-name="T2"><text:s text:c="4"/></text:span><text:span text:style-name="T7">}</text:span></text:p>
      <text:p text:style-name="P4"/>
      <text:p text:style-name="P1"><text:span text:style-name="T2"><text:s text:c="4"/></text:span><text:span text:style-name="T11">/**</text:span></text:p>
      <text:p text:style-name="P6"><text:s text:c="5"/>* Donne la connection a la BDD</text:p>
      <text:p text:style-name="P6"><text:s text:c="5"/>* </text:p>
      <text:p text:style-name="P1"><text:span text:style-name="T11"><text:s text:c="5"/>* </text:span><text:span text:style-name="T12">@param</text:span><text:span text:style-name="T11"> url <text:s text:c="10"/>URL de la BDD</text:span></text:p>
      <text:p text:style-name="P6"><text:s text:c="5"/>* </text:p>
      <text:p text:style-name="P1"><text:soft-page-break/><text:span text:style-name="T11"><text:s text:c="5"/>* </text:span><text:span text:style-name="T12">@return</text:span><text:span text:style-name="T11"> <text:s text:c="13"/>Connection a la BDD</text:span></text:p>
      <text:p text:style-name="P6"><text:s text:c="5"/>*/</text:p>
      <text:p text:style-name="P1"><text:span text:style-name="T2"><text:s text:c="4"/></text:span><text:span text:style-name="T5">public</text:span><text:span text:style-name="T2"> </text:span><text:span text:style-name="T5">boolean</text:span><text:span text:style-name="T2"> connect</text:span><text:span text:style-name="T7">(</text:span><text:span text:style-name="T2">String url</text:span><text:span text:style-name="T7">)</text:span><text:span text:style-name="T2"> </text:span><text:span text:style-name="T7">{</text:span></text:p>
      <text:p text:style-name="P1"><text:span text:style-name="T2"><text:s text:c="8"/></text:span><text:span text:style-name="T8">try</text:span><text:span text:style-name="T2"> </text:span><text:span text:style-name="T7">{</text:span></text:p>
      <text:p text:style-name="P1"><text:span text:style-name="T2"><text:s text:c="12"/>Properties properties </text:span><text:span text:style-name="T7">=</text:span><text:span text:style-name="T2"> </text:span><text:span text:style-name="T8">new</text:span><text:span text:style-name="T2"> Properties</text:span><text:span text:style-name="T7">();</text:span></text:p>
      <text:p text:style-name="P1"><text:span text:style-name="T2"><text:s text:c="12"/>properties</text:span><text:span text:style-name="T7">.</text:span><text:span text:style-name="T2">put</text:span><text:span text:style-name="T7">(</text:span><text:span text:style-name="T13">"separator"</text:span><text:span text:style-name="T7">,</text:span><text:span text:style-name="T2"> </text:span><text:span text:style-name="T13">";"</text:span><text:span text:style-name="T7">);</text:span></text:p>
      <text:p text:style-name="P1"><text:span text:style-name="T2"><text:s text:c="12"/>properties</text:span><text:span text:style-name="T7">.</text:span><text:span text:style-name="T2">put</text:span><text:span text:style-name="T7">(</text:span><text:span text:style-name="T13">"supressHeader"</text:span><text:span text:style-name="T7">,</text:span><text:span text:style-name="T2"> </text:span><text:span text:style-name="T13">"false"</text:span><text:span text:style-name="T7">);</text:span></text:p>
      <text:p text:style-name="P1"><text:span text:style-name="T2"><text:s text:c="12"/>properties</text:span><text:span text:style-name="T7">.</text:span><text:span text:style-name="T2">put</text:span><text:span text:style-name="T7">(</text:span><text:span text:style-name="T13">"fileExtension"</text:span><text:span text:style-name="T7">,</text:span><text:span text:style-name="T2"> </text:span><text:span text:style-name="T13">".csv"</text:span><text:span text:style-name="T7">);</text:span></text:p>
      <text:p text:style-name="P4"><text:s text:c="12"/></text:p>
      <text:p text:style-name="P1"><text:span text:style-name="T2"><text:s text:c="12"/>connection </text:span><text:span text:style-name="T7">=</text:span><text:span text:style-name="T2"> DriverManager</text:span><text:span text:style-name="T7">.</text:span><text:span text:style-name="T2">getConnection</text:span><text:span text:style-name="T7">(</text:span><text:span text:style-name="T2">url</text:span><text:span text:style-name="T7">,</text:span><text:span text:style-name="T2"> properties</text:span><text:span text:style-name="T7">);</text:span></text:p>
      <text:p text:style-name="P1"><text:span text:style-name="T2"><text:s text:c="8"/></text:span><text:span text:style-name="T7">}</text:span><text:span text:style-name="T2"> </text:span><text:span text:style-name="T8">catch</text:span><text:span text:style-name="T2"> </text:span><text:span text:style-name="T7">(</text:span><text:span text:style-name="T2">SQLException ex</text:span><text:span text:style-name="T7">)</text:span><text:span text:style-name="T2"> </text:span><text:span text:style-name="T7">{</text:span></text:p>
      <text:p text:style-name="P1"><text:span text:style-name="T2"><text:s text:c="12"/>Logger</text:span><text:span text:style-name="T7">.</text:span><text:span text:style-name="T2">getLogger</text:span><text:span text:style-name="T7">(</text:span><text:span text:style-name="T2">BeanDBAccessCSV</text:span><text:span text:style-name="T7">.</text:span><text:span text:style-name="T5">class</text:span><text:span text:style-name="T7">.</text:span><text:span text:style-name="T2">getName</text:span><text:span text:style-name="T7">()).</text:span><text:span text:style-name="T2">log</text:span><text:span text:style-name="T7">(</text:span></text:p>
      <text:p text:style-name="P1"><text:span text:style-name="T2"><text:s text:c="20"/>Level</text:span><text:span text:style-name="T7">.</text:span><text:span text:style-name="T2">SEVERE</text:span><text:span text:style-name="T7">,</text:span><text:span text:style-name="T2"> </text:span><text:span text:style-name="T8">null</text:span><text:span text:style-name="T7">,</text:span><text:span text:style-name="T2"> ex</text:span><text:span text:style-name="T7">);</text:span></text:p>
      <text:p text:style-name="P1"><text:span text:style-name="T2"><text:s text:c="12"/></text:span><text:span text:style-name="T8">return</text:span><text:span text:style-name="T2"> </text:span><text:span text:style-name="T8">false</text:span><text:span text:style-name="T7">;</text:span></text:p>
      <text:p text:style-name="P1"><text:span text:style-name="T2"><text:s text:c="8"/></text:span><text:span text:style-name="T7">}</text:span></text:p>
      <text:p text:style-name="P4"><text:s text:c="8"/></text:p>
      <text:p text:style-name="P1"><text:span text:style-name="T2"><text:s text:c="8"/></text:span><text:span text:style-name="T8">return</text:span><text:span text:style-name="T2"> </text:span><text:span text:style-name="T8">true</text:span><text:span text:style-name="T7">;</text:span></text:p>
      <text:p text:style-name="P1"><text:span text:style-name="T2"><text:s text:c="4"/></text:span><text:span text:style-name="T7">}</text:span></text:p>
      <text:p text:style-name="P4"/>
      <text:p text:style-name="P1"><text:span text:style-name="T2"><text:s text:c="4"/></text:span><text:span text:style-name="T11">/**</text:span></text:p>
      <text:p text:style-name="P1"><text:span text:style-name="T11"><text:s text:c="5"/>* </text:span><text:span text:style-name="T12">@return</text:span><text:span text:style-name="T11"> the url</text:span></text:p>
      <text:p text:style-name="P6"><text:s text:c="5"/>*/</text:p>
      <text:p text:style-name="P1"><text:span text:style-name="T2"><text:s text:c="4"/></text:span><text:span text:style-name="T5">public</text:span><text:span text:style-name="T2"> String getUrl</text:span><text:span text:style-name="T7">()</text:span><text:span text:style-name="T2"> </text:span><text:span text:style-name="T7">{</text:span></text:p>
      <text:p text:style-name="P1"><text:span text:style-name="T2"><text:s text:c="8"/></text:span><text:span text:style-name="T8">return</text:span><text:span text:style-name="T2"> url</text:span><text:span text:style-name="T7">;</text:span></text:p>
      <text:p text:style-name="P1"><text:span text:style-name="T2"><text:s text:c="4"/></text:span><text:span text:style-name="T7">}</text:span></text:p>
      <text:p text:style-name="P4"/>
      <text:p text:style-name="P1"><text:span text:style-name="T2"><text:s text:c="4"/></text:span><text:span text:style-name="T11">/**</text:span></text:p>
      <text:p text:style-name="P1"><text:span text:style-name="T11"><text:s text:c="5"/>* </text:span><text:span text:style-name="T12">@param</text:span><text:span text:style-name="T11"> url the url to set</text:span></text:p>
      <text:p text:style-name="P6"><text:s text:c="5"/>*/</text:p>
      <text:p text:style-name="P1"><text:span text:style-name="T2"><text:s text:c="4"/></text:span><text:span text:style-name="T5">public</text:span><text:span text:style-name="T2"> </text:span><text:span text:style-name="T5">void</text:span><text:span text:style-name="T2"> setUrl</text:span><text:span text:style-name="T7">(</text:span><text:span text:style-name="T2">String url</text:span><text:span text:style-name="T7">)</text:span><text:span text:style-name="T2"> </text:span><text:span text:style-name="T7">{</text:span></text:p>
      <text:p text:style-name="P1"><text:span text:style-name="T2"><text:s text:c="8"/></text:span><text:span text:style-name="T8">this</text:span><text:span text:style-name="T7">.</text:span><text:span text:style-name="T2">url </text:span><text:span text:style-name="T7">=</text:span><text:span text:style-name="T2"> url</text:span><text:span text:style-name="T7">;</text:span></text:p>
      <text:p text:style-name="P1"><text:span text:style-name="T2"><text:s text:c="4"/></text:span><text:span text:style-name="T7">}</text:span></text:p>
      <text:p text:style-name="P7">}</text:p>
      <text:p text:style-name="Text_20_body"/>
      <text:h text:style-name="P14" text:outline-level="3">BeanDBAccessMySQL.java</text:h>
      <text:p text:style-name="Text_20_body"/>
      <text:p text:style-name="P2">/*</text:p>
      <text:p text:style-name="P3"><text:s/>* To change this template, choose Tools | Templates</text:p>
      <text:p text:style-name="P3"><text:s/>* and open the template in the editor.</text:p>
      <text:p text:style-name="P3"><text:s/>*/</text:p>
      <text:p text:style-name="P1"><text:span text:style-name="T4">package</text:span><text:span text:style-name="T1"> Bean</text:span><text:span text:style-name="T7">;</text:span></text:p>
      <text:p text:style-name="P4"/>
      <text:p text:style-name="P1"><text:span text:style-name="T8">import</text:span><text:span text:style-name="T2"> java</text:span><text:span text:style-name="T7">.</text:span><text:span text:style-name="T2">sql</text:span><text:span text:style-name="T7">.*;</text:span></text:p>
      <text:p text:style-name="P1"><text:span text:style-name="T8">import</text:span><text:span text:style-name="T2"> java</text:span><text:span text:style-name="T7">.</text:span><text:span text:style-name="T2">util</text:span><text:span text:style-name="T7">.</text:span><text:span text:style-name="T2">ArrayList</text:span><text:span text:style-name="T7">;</text:span></text:p>
      <text:p text:style-name="P1"><text:span text:style-name="T8">import</text:span><text:span text:style-name="T2"> java</text:span><text:span text:style-name="T7">.</text:span><text:span text:style-name="T2">util</text:span><text:span text:style-name="T7">.</text:span><text:span text:style-name="T2">logging</text:span><text:span text:style-name="T7">.</text:span><text:span text:style-name="T2">Level</text:span><text:span text:style-name="T7">;</text:span></text:p>
      <text:p text:style-name="P1"><text:span text:style-name="T8">import</text:span><text:span text:style-name="T2"> java</text:span><text:span text:style-name="T7">.</text:span><text:span text:style-name="T2">util</text:span><text:span text:style-name="T7">.</text:span><text:span text:style-name="T2">logging</text:span><text:span text:style-name="T7">.</text:span><text:span text:style-name="T2">Logger</text:span><text:span text:style-name="T7">;</text:span></text:p>
      <text:p text:style-name="P4"/>
      <text:p text:style-name="P6">/**</text:p>
      <text:p text:style-name="P6"><text:s/>* Gére les connexions a une base de données MySQL</text:p>
      <text:p text:style-name="P6"><text:s/>* </text:p>
      <text:p text:style-name="P1"><text:span text:style-name="T11"><text:s/>* </text:span><text:span text:style-name="T12">@author</text:span><text:span text:style-name="T11"> T4g1</text:span></text:p>
      <text:p text:style-name="P6"><text:s/>*/</text:p>
      <text:p text:style-name="P1"><text:span text:style-name="T5">public</text:span><text:span text:style-name="T2"> </text:span><text:span text:style-name="T5">class</text:span><text:span text:style-name="T2"> BeanDBAccessMySQL </text:span><text:span text:style-name="T8">extends</text:span><text:span text:style-name="T2"> BeanDBAccess </text:span><text:span text:style-name="T7">{</text:span></text:p>
      <text:p text:style-name="P1"><text:span text:style-name="T2"><text:s text:c="4"/></text:span><text:span text:style-name="T5">private</text:span><text:span text:style-name="T2"> </text:span><text:span text:style-name="T5">final</text:span><text:span text:style-name="T2"> String DRIVER </text:span><text:span text:style-name="T7">=</text:span><text:span text:style-name="T2"> </text:span><text:span text:style-name="T13">"com.mysql.jdbc.Driver"</text:span><text:span text:style-name="T7">;</text:span></text:p>
      <text:p text:style-name="P1"><text:span text:style-name="T2"><text:s text:c="4"/></text:span><text:span text:style-name="T5">private</text:span><text:span text:style-name="T2"> </text:span><text:span text:style-name="T5">final</text:span><text:span text:style-name="T2"> String USERNAME </text:span><text:span text:style-name="T7">=</text:span><text:span text:style-name="T2"> </text:span><text:span text:style-name="T13">"root"</text:span><text:span text:style-name="T7">;</text:span></text:p>
      <text:p text:style-name="P1"><text:span text:style-name="T2"><text:s text:c="4"/></text:span><text:span text:style-name="T5">private</text:span><text:span text:style-name="T2"> </text:span><text:span text:style-name="T5">final</text:span><text:span text:style-name="T2"> String PASSWORD </text:span><text:span text:style-name="T7">=</text:span><text:span text:style-name="T2"> </text:span><text:span text:style-name="T13">""</text:span><text:span text:style-name="T7">;</text:span></text:p>
      <text:p text:style-name="P1"><text:span text:style-name="T2"><text:s text:c="4"/></text:span><text:span text:style-name="T5">private</text:span><text:span text:style-name="T2"> </text:span><text:span text:style-name="T5">final</text:span><text:span text:style-name="T2"> String HOST </text:span><text:span text:style-name="T7">=</text:span><text:span text:style-name="T2"> </text:span><text:span text:style-name="T13">"127.0.0.1"</text:span><text:span text:style-name="T7">;</text:span></text:p>
      <text:p text:style-name="P1"><text:span text:style-name="T2"><text:s text:c="4"/></text:span><text:span text:style-name="T5">private</text:span><text:span text:style-name="T2"> </text:span><text:span text:style-name="T5">final</text:span><text:span text:style-name="T2"> String PORT </text:span><text:span text:style-name="T7">=</text:span><text:span text:style-name="T2"> </text:span><text:span text:style-name="T13">"3306"</text:span><text:span text:style-name="T7">;</text:span></text:p>
      <text:p text:style-name="P1"><text:span text:style-name="T2"><text:s text:c="4"/></text:span><text:span text:style-name="T5">private</text:span><text:span text:style-name="T2"> </text:span><text:span text:style-name="T5">final</text:span><text:span text:style-name="T2"> String DBNAME </text:span><text:span text:style-name="T7">=</text:span><text:span text:style-name="T2"> </text:span><text:span text:style-name="T13">"bd_hotels"</text:span><text:span text:style-name="T7">;</text:span></text:p>
      <text:p text:style-name="P4"><text:s text:c="4"/></text:p>
      <text:p text:style-name="P1"><text:span text:style-name="T2"><text:s text:c="4"/></text:span><text:span text:style-name="T11">/**</text:span></text:p>
      <text:p text:style-name="P6"><text:s text:c="5"/>* Constructeur par défaut</text:p>
      <text:p text:style-name="P6"><text:s text:c="5"/>*/</text:p>
      <text:p text:style-name="P1"><text:span text:style-name="T2"><text:s text:c="4"/></text:span><text:span text:style-name="T5">public</text:span><text:span text:style-name="T2"> BeanDBAccessMySQL</text:span><text:span text:style-name="T7">()</text:span><text:span text:style-name="T2"> </text:span><text:span text:style-name="T7">{</text:span></text:p>
      <text:p text:style-name="P1"><text:span text:style-name="T2"><text:s text:c="4"/></text:span><text:span text:style-name="T7">}</text:span></text:p>
      <text:p text:style-name="P4"><text:s text:c="4"/></text:p>
      <text:p text:style-name="P1"><text:span text:style-name="T2"><text:s text:c="4"/></text:span><text:span text:style-name="T11">/**</text:span></text:p>
      <text:p text:style-name="P6"><text:s text:c="5"/>* Initialise la connection MySQL</text:p>
      <text:p text:style-name="P6"><text:s text:c="5"/>*/</text:p>
      <text:p text:style-name="P1"><text:span text:style-name="T2"><text:s text:c="4"/>@Override</text:span></text:p>
      <text:p text:style-name="P1"><text:span text:style-name="T2"><text:s text:c="4"/></text:span><text:span text:style-name="T5">public</text:span><text:span text:style-name="T2"> </text:span><text:span text:style-name="T5">boolean</text:span><text:span text:style-name="T2"> init</text:span><text:span text:style-name="T7">()</text:span><text:span text:style-name="T2"> </text:span><text:span text:style-name="T7">{</text:span></text:p>
      <text:p text:style-name="P1"><text:span text:style-name="T2"><text:s text:c="8"/>String url </text:span><text:span text:style-name="T7">=</text:span><text:span text:style-name="T2"> </text:span><text:span text:style-name="T13">"jdbc:mysql://"</text:span><text:span text:style-name="T2"> </text:span><text:span text:style-name="T7">+</text:span><text:span text:style-name="T2"> HOST </text:span><text:span text:style-name="T7">+</text:span><text:span text:style-name="T2"> </text:span><text:span text:style-name="T13">":"</text:span><text:span text:style-name="T2"> </text:span><text:span text:style-name="T7">+</text:span><text:span text:style-name="T2"> PORT </text:span><text:span text:style-name="T7">+</text:span><text:span text:style-name="T2"> </text:span><text:span text:style-name="T13">"/"</text:span><text:span text:style-name="T2"> </text:span><text:span text:style-name="T7">+</text:span><text:span text:style-name="T2"> DBNAME</text:span><text:span text:style-name="T7">;</text:span></text:p>
      <text:p text:style-name="P4"><text:s text:c="8"/></text:p>
      <text:p text:style-name="P1"><text:span text:style-name="T2"><text:s text:c="8"/></text:span><text:span text:style-name="T15">// Initialise le driver</text:span></text:p>
      <text:p text:style-name="P1"><text:span text:style-name="T2"><text:s text:c="8"/></text:span><text:span text:style-name="T8">if</text:span><text:span text:style-name="T7">(!</text:span><text:span text:style-name="T2">initDriver</text:span><text:span text:style-name="T7">(</text:span><text:span text:style-name="T2">DRIVER</text:span><text:span text:style-name="T7">))</text:span><text:span text:style-name="T2"> </text:span><text:span text:style-name="T7">{</text:span></text:p>
      <text:p text:style-name="P1"><text:span text:style-name="T2"><text:s text:c="12"/></text:span><text:span text:style-name="T8">return</text:span><text:span text:style-name="T2"> </text:span><text:span text:style-name="T8">false</text:span><text:span text:style-name="T7">;</text:span></text:p>
      <text:p text:style-name="P1"><text:span text:style-name="T2"><text:s text:c="8"/></text:span><text:span text:style-name="T7">}</text:span></text:p>
      <text:p text:style-name="P4"><text:s text:c="8"/></text:p>
      <text:p text:style-name="P1"><text:span text:style-name="T2"><text:s text:c="8"/></text:span><text:span text:style-name="T15">// Connection a la BDD</text:span></text:p>
      <text:p text:style-name="P1"><text:span text:style-name="T2"><text:s text:c="8"/></text:span><text:span text:style-name="T8">if</text:span><text:span text:style-name="T7">(!</text:span><text:span text:style-name="T2">connect</text:span><text:span text:style-name="T7">(</text:span><text:span text:style-name="T2">url</text:span><text:span text:style-name="T7">,</text:span><text:span text:style-name="T2"> USERNAME</text:span><text:span text:style-name="T7">,</text:span><text:span text:style-name="T2"> PASSWORD</text:span><text:span text:style-name="T7">))</text:span><text:span text:style-name="T2"> </text:span><text:span text:style-name="T7">{</text:span></text:p>
      <text:p text:style-name="P1"><text:span text:style-name="T2"><text:s text:c="12"/></text:span><text:span text:style-name="T8">return</text:span><text:span text:style-name="T2"> </text:span><text:span text:style-name="T8">false</text:span><text:span text:style-name="T7">;</text:span></text:p>
      <text:p text:style-name="P1"><text:span text:style-name="T2"><text:s text:c="8"/></text:span><text:span text:style-name="T7">}</text:span></text:p>
      <text:p text:style-name="P4"><text:s text:c="8"/></text:p>
      <text:p text:style-name="P1"><text:span text:style-name="T2"><text:s text:c="8"/></text:span><text:span text:style-name="T8">return</text:span><text:span text:style-name="T2"> </text:span><text:span text:style-name="T8">true</text:span><text:span text:style-name="T7">;</text:span></text:p>
      <text:p text:style-name="P1"><text:span text:style-name="T2"><text:s text:c="4"/></text:span><text:span text:style-name="T7">}</text:span></text:p>
      <text:p text:style-name="P4"/>
      <text:p text:style-name="P1"><text:span text:style-name="T2"><text:s text:c="4"/></text:span><text:span text:style-name="T11">/**</text:span></text:p>
      <text:p text:style-name="P6"><text:s text:c="5"/>* Donne la connection a la BDD</text:p>
      <text:p text:style-name="P6"><text:s text:c="5"/>* </text:p>
      <text:p text:style-name="P1"><text:span text:style-name="T11"><text:s text:c="5"/>* </text:span><text:span text:style-name="T12">@param</text:span><text:span text:style-name="T11"> url <text:s text:c="10"/>URL de la BDD</text:span></text:p>
      <text:p text:style-name="P1"><text:span text:style-name="T11"><text:s text:c="5"/>* </text:span><text:span text:style-name="T12">@param</text:span><text:span text:style-name="T11"> username <text:s text:c="5"/>Nom d'utilisateur</text:span></text:p>
      <text:p text:style-name="P1"><text:soft-page-break/><text:span text:style-name="T11"><text:s text:c="5"/>* </text:span><text:span text:style-name="T12">@param</text:span><text:span text:style-name="T11"> password <text:s text:c="5"/>Mot de passe</text:span></text:p>
      <text:p text:style-name="P6"><text:s text:c="5"/>* </text:p>
      <text:p text:style-name="P1"><text:span text:style-name="T11"><text:s text:c="5"/>* </text:span><text:span text:style-name="T12">@return</text:span><text:span text:style-name="T11"> <text:s text:c="13"/>Connection a la BDD</text:span></text:p>
      <text:p text:style-name="P6"><text:s text:c="5"/>*/</text:p>
      <text:p text:style-name="P1"><text:span text:style-name="T2"><text:s text:c="4"/></text:span><text:span text:style-name="T5">public</text:span><text:span text:style-name="T2"> </text:span><text:span text:style-name="T5">boolean</text:span><text:span text:style-name="T2"> connect</text:span><text:span text:style-name="T7">(</text:span></text:p>
      <text:p text:style-name="P1"><text:span text:style-name="T2"><text:s text:c="12"/>String url</text:span><text:span text:style-name="T7">,</text:span><text:span text:style-name="T2"> String username</text:span><text:span text:style-name="T7">,</text:span><text:span text:style-name="T2"> String password</text:span><text:span text:style-name="T7">)</text:span><text:span text:style-name="T2"> </text:span><text:span text:style-name="T7">{</text:span></text:p>
      <text:p text:style-name="P1"><text:span text:style-name="T2"><text:s text:c="8"/></text:span><text:span text:style-name="T8">try</text:span><text:span text:style-name="T2"> </text:span><text:span text:style-name="T7">{</text:span></text:p>
      <text:p text:style-name="P1"><text:span text:style-name="T2"><text:s text:c="12"/>connection </text:span><text:span text:style-name="T7">=</text:span><text:span text:style-name="T2"> DriverManager</text:span><text:span text:style-name="T7">.</text:span><text:span text:style-name="T2">getConnection</text:span><text:span text:style-name="T7">(</text:span><text:span text:style-name="T2">url</text:span><text:span text:style-name="T7">,</text:span><text:span text:style-name="T2"> username</text:span><text:span text:style-name="T7">,</text:span><text:span text:style-name="T2"> password</text:span><text:span text:style-name="T7">);</text:span></text:p>
      <text:p text:style-name="P1"><text:span text:style-name="T2"><text:s text:c="12"/></text:span><text:span text:style-name="T8">return</text:span><text:span text:style-name="T2"> </text:span><text:span text:style-name="T8">true</text:span><text:span text:style-name="T7">;</text:span></text:p>
      <text:p text:style-name="P1"><text:span text:style-name="T2"><text:s text:c="8"/></text:span><text:span text:style-name="T7">}</text:span><text:span text:style-name="T2"> </text:span><text:span text:style-name="T8">catch</text:span><text:span text:style-name="T2"> </text:span><text:span text:style-name="T7">(</text:span><text:span text:style-name="T2">SQLException ex</text:span><text:span text:style-name="T7">)</text:span><text:span text:style-name="T2"> </text:span><text:span text:style-name="T7">{</text:span></text:p>
      <text:p text:style-name="P1"><text:span text:style-name="T2"><text:s text:c="12"/>Logger</text:span><text:span text:style-name="T7">.</text:span><text:span text:style-name="T2">getLogger</text:span><text:span text:style-name="T7">(</text:span><text:span text:style-name="T2">BeanDBAccess</text:span><text:span text:style-name="T7">.</text:span><text:span text:style-name="T5">class</text:span><text:span text:style-name="T7">.</text:span><text:span text:style-name="T2">getName</text:span><text:span text:style-name="T7">()).</text:span><text:span text:style-name="T2">log</text:span><text:span text:style-name="T7">(</text:span></text:p>
      <text:p text:style-name="P1"><text:span text:style-name="T2"><text:s text:c="20"/>Level</text:span><text:span text:style-name="T7">.</text:span><text:span text:style-name="T2">SEVERE</text:span><text:span text:style-name="T7">,</text:span><text:span text:style-name="T2"> </text:span><text:span text:style-name="T8">null</text:span><text:span text:style-name="T7">,</text:span><text:span text:style-name="T2"> ex</text:span><text:span text:style-name="T7">);</text:span></text:p>
      <text:p text:style-name="P1"><text:span text:style-name="T2"><text:s text:c="12"/></text:span><text:span text:style-name="T8">return</text:span><text:span text:style-name="T2"> </text:span><text:span text:style-name="T8">false</text:span><text:span text:style-name="T7">;</text:span></text:p>
      <text:p text:style-name="P1"><text:span text:style-name="T2"><text:s text:c="8"/></text:span><text:span text:style-name="T7">}</text:span></text:p>
      <text:p text:style-name="P1"><text:span text:style-name="T2"><text:s text:c="4"/></text:span><text:span text:style-name="T7">}</text:span></text:p>
      <text:p text:style-name="P4"><text:s text:c="4"/></text:p>
      <text:p text:style-name="P1"><text:span text:style-name="T2"><text:s text:c="4"/></text:span><text:span text:style-name="T11">/**</text:span></text:p>
      <text:p text:style-name="P6"><text:s text:c="5"/>* Exécute la requête donnée</text:p>
      <text:p text:style-name="P6"><text:s text:c="5"/>* </text:p>
      <text:p text:style-name="P1"><text:span text:style-name="T11"><text:s text:c="5"/>* </text:span><text:span text:style-name="T12">@param</text:span><text:span text:style-name="T11"> query <text:s text:c="8"/>Requête que l'on souhaite exectuer</text:span></text:p>
      <text:p text:style-name="P1"><text:span text:style-name="T11"><text:s text:c="5"/>* </text:span><text:span text:style-name="T12">@param</text:span><text:span text:style-name="T11"> args <text:s text:c="9"/>Arguments de la requête</text:span></text:p>
      <text:p text:style-name="P6"><text:s text:c="5"/>* </text:p>
      <text:p text:style-name="P1"><text:span text:style-name="T11"><text:s text:c="5"/>* </text:span><text:span text:style-name="T12">@return</text:span><text:span text:style-name="T11"> <text:s text:c="13"/>Résultat de la requête</text:span></text:p>
      <text:p text:style-name="P6"><text:s text:c="5"/>*/</text:p>
      <text:p text:style-name="P1"><text:span text:style-name="T2"><text:s text:c="4"/></text:span><text:span text:style-name="T5">public</text:span><text:span text:style-name="T2"> ResultSet executeQuery</text:span><text:span text:style-name="T7">(</text:span><text:span text:style-name="T2">String query</text:span><text:span text:style-name="T7">,</text:span><text:span text:style-name="T2"> ArrayList args</text:span><text:span text:style-name="T7">)</text:span><text:span text:style-name="T2"> </text:span><text:span text:style-name="T7">{</text:span></text:p>
      <text:p text:style-name="P1"><text:span text:style-name="T2"><text:s text:c="8"/></text:span><text:span text:style-name="T8">try</text:span><text:span text:style-name="T2"> </text:span><text:span text:style-name="T7">{</text:span></text:p>
      <text:p text:style-name="P1"><text:span text:style-name="T2"><text:s text:c="12"/>PreparedStatement statement </text:span><text:span text:style-name="T7">=</text:span><text:span text:style-name="T2"> connection</text:span><text:span text:style-name="T7">.</text:span><text:span text:style-name="T2">prepareStatement</text:span><text:span text:style-name="T7">(</text:span><text:span text:style-name="T2">query</text:span><text:span text:style-name="T7">);</text:span></text:p>
      <text:p text:style-name="P4"><text:s text:c="12"/></text:p>
      <text:p text:style-name="P1"><text:span text:style-name="T2"><text:s text:c="12"/></text:span><text:span text:style-name="T15">// Applique les arguments à la query</text:span></text:p>
      <text:p text:style-name="P1"><text:span text:style-name="T2"><text:s text:c="12"/></text:span><text:span text:style-name="T8">for</text:span><text:span text:style-name="T7">(</text:span><text:span text:style-name="T5">int</text:span><text:span text:style-name="T2"> i</text:span><text:span text:style-name="T7">=</text:span><text:span text:style-name="T14">0</text:span><text:span text:style-name="T7">;</text:span><text:span text:style-name="T2"> i</text:span><text:span text:style-name="T7">&lt;</text:span><text:span text:style-name="T2">args</text:span><text:span text:style-name="T7">.</text:span><text:span text:style-name="T2">size</text:span><text:span text:style-name="T7">();</text:span><text:span text:style-name="T2"> i</text:span><text:span text:style-name="T7">++)</text:span><text:span text:style-name="T2"> </text:span><text:span text:style-name="T7">{</text:span></text:p>
      <text:p text:style-name="P1"><text:span text:style-name="T2"><text:s text:c="16"/>String arg </text:span><text:span text:style-name="T7">=</text:span><text:span text:style-name="T2"> </text:span><text:span text:style-name="T7">(</text:span><text:span text:style-name="T2">String</text:span><text:span text:style-name="T7">)</text:span><text:span text:style-name="T2">args</text:span><text:span text:style-name="T7">.</text:span><text:span text:style-name="T2">get</text:span><text:span text:style-name="T7">(</text:span><text:span text:style-name="T2">i</text:span><text:span text:style-name="T7">);</text:span></text:p>
      <text:p text:style-name="P1"><text:span text:style-name="T2"><text:s text:c="16"/>statement</text:span><text:span text:style-name="T7">.</text:span><text:span text:style-name="T2">setString</text:span><text:span text:style-name="T7">(</text:span><text:span text:style-name="T2">i</text:span><text:span text:style-name="T7">+</text:span><text:span text:style-name="T14">1</text:span><text:span text:style-name="T7">,</text:span><text:span text:style-name="T2"> arg</text:span><text:span text:style-name="T7">);</text:span></text:p>
      <text:p text:style-name="P1"><text:span text:style-name="T2"><text:s text:c="12"/></text:span><text:span text:style-name="T7">}</text:span></text:p>
      <text:p text:style-name="P4"><text:s text:c="12"/></text:p>
      <text:p text:style-name="P1"><text:span text:style-name="T2"><text:s text:c="12"/></text:span><text:span text:style-name="T8">return</text:span><text:span text:style-name="T2"> statement</text:span><text:span text:style-name="T7">.</text:span><text:span text:style-name="T2">executeQuery</text:span><text:span text:style-name="T7">();</text:span></text:p>
      <text:p text:style-name="P1"><text:span text:style-name="T2"><text:s text:c="8"/></text:span><text:span text:style-name="T7">}</text:span><text:span text:style-name="T2"> </text:span><text:span text:style-name="T8">catch</text:span><text:span text:style-name="T2"> </text:span><text:span text:style-name="T7">(</text:span><text:span text:style-name="T2">SQLException ex</text:span><text:span text:style-name="T7">)</text:span><text:span text:style-name="T2"> </text:span><text:span text:style-name="T7">{</text:span></text:p>
      <text:p text:style-name="P1"><text:span text:style-name="T2"><text:s text:c="12"/>Logger</text:span><text:span text:style-name="T7">.</text:span><text:span text:style-name="T2">getLogger</text:span><text:span text:style-name="T7">(</text:span><text:span text:style-name="T2">BeanDBAccess</text:span><text:span text:style-name="T7">.</text:span><text:span text:style-name="T5">class</text:span><text:span text:style-name="T7">.</text:span><text:span text:style-name="T2">getName</text:span><text:span text:style-name="T7">()).</text:span><text:span text:style-name="T2">log</text:span><text:span text:style-name="T7">(</text:span></text:p>
      <text:p text:style-name="P1"><text:span text:style-name="T2"><text:s text:c="20"/>Level</text:span><text:span text:style-name="T7">.</text:span><text:span text:style-name="T2">SEVERE</text:span><text:span text:style-name="T7">,</text:span><text:span text:style-name="T2"> </text:span><text:span text:style-name="T8">null</text:span><text:span text:style-name="T7">,</text:span><text:span text:style-name="T2"> ex</text:span><text:span text:style-name="T7">);</text:span></text:p>
      <text:p text:style-name="P1"><text:span text:style-name="T2"><text:s text:c="12"/></text:span><text:span text:style-name="T8">return</text:span><text:span text:style-name="T2"> </text:span><text:span text:style-name="T8">null</text:span><text:span text:style-name="T7">;</text:span></text:p>
      <text:p text:style-name="P1"><text:span text:style-name="T2"><text:s text:c="8"/></text:span><text:span text:style-name="T7">}</text:span></text:p>
      <text:p text:style-name="P1"><text:span text:style-name="T2"><text:s text:c="4"/></text:span><text:span text:style-name="T7">}</text:span></text:p>
      <text:p text:style-name="P4"><text:s text:c="4"/></text:p>
      <text:p text:style-name="P1"><text:span text:style-name="T2"><text:s text:c="4"/>@Override</text:span></text:p>
      <text:p text:style-name="P1"><text:span text:style-name="T2"><text:s text:c="4"/></text:span><text:span text:style-name="T5">public</text:span><text:span text:style-name="T2"> ResultSet executeQuery</text:span><text:span text:style-name="T7">(</text:span><text:span text:style-name="T2">String query</text:span><text:span text:style-name="T7">)</text:span><text:span text:style-name="T2"> </text:span><text:span text:style-name="T7">{</text:span></text:p>
      <text:p text:style-name="P1"><text:span text:style-name="T2"><text:s text:c="8"/>ArrayList args </text:span><text:span text:style-name="T7">=</text:span><text:span text:style-name="T2"> </text:span><text:span text:style-name="T8">new</text:span><text:span text:style-name="T2"> ArrayList</text:span><text:span text:style-name="T7">();</text:span></text:p>
      <text:p text:style-name="P4"><text:s text:c="8"/></text:p>
      <text:p text:style-name="P1"><text:span text:style-name="T2"><text:s text:c="8"/></text:span><text:span text:style-name="T8">return</text:span><text:span text:style-name="T2"> executeQuery</text:span><text:span text:style-name="T7">(</text:span><text:span text:style-name="T2">query</text:span><text:span text:style-name="T7">,</text:span><text:span text:style-name="T2"> args</text:span><text:span text:style-name="T7">);</text:span></text:p>
      <text:p text:style-name="P1"><text:span text:style-name="T2"><text:s text:c="4"/></text:span><text:span text:style-name="T7">}</text:span></text:p>
      <text:p text:style-name="P7">}</text:p>
      <text:p text:style-name="Text_20_body"/>
      <text:h text:style-name="P14" text:outline-level="3">loginServler.java</text:h>
      <text:p text:style-name="Text_20_body"/>
      <text:p text:style-name="Standard"><text:span text:style-name="T4">package</text:span><text:span text:style-name="T1"> Servlet</text:span><text:span text:style-name="T7">;</text:span></text:p>
      <text:p text:style-name="P4"/>
      <text:p text:style-name="P1"><text:span text:style-name="T8">import</text:span><text:span text:style-name="T2"> Bean</text:span><text:span text:style-name="T7">.</text:span><text:span text:style-name="T2">BeanDBAccessMySQL</text:span><text:span text:style-name="T7">;</text:span></text:p>
      <text:p text:style-name="P1"><text:span text:style-name="T8">import</text:span><text:span text:style-name="T2"> Session</text:span><text:span text:style-name="T7">.</text:span><text:span text:style-name="T2">UserInfo</text:span><text:span text:style-name="T7">;</text:span></text:p>
      <text:p text:style-name="P1"><text:span text:style-name="T8">import</text:span><text:span text:style-name="T2"> Vues</text:span><text:span text:style-name="T7">.</text:span><text:span text:style-name="T2">Vues</text:span><text:span text:style-name="T7">;</text:span></text:p>
      <text:p text:style-name="P1"><text:span text:style-name="T8">import</text:span><text:span text:style-name="T2"> java</text:span><text:span text:style-name="T7">.</text:span><text:span text:style-name="T2">beans</text:span><text:span text:style-name="T7">.</text:span><text:span text:style-name="T2">Beans</text:span><text:span text:style-name="T7">;</text:span></text:p>
      <text:p text:style-name="P1"><text:span text:style-name="T8">import</text:span><text:span text:style-name="T2"> java</text:span><text:span text:style-name="T7">.</text:span><text:span text:style-name="T2">io</text:span><text:span text:style-name="T7">.</text:span><text:span text:style-name="T2">IOException</text:span><text:span text:style-name="T7">;</text:span></text:p>
      <text:p text:style-name="P1"><text:span text:style-name="T8">import</text:span><text:span text:style-name="T2"> java</text:span><text:span text:style-name="T7">.</text:span><text:span text:style-name="T2">io</text:span><text:span text:style-name="T7">.</text:span><text:span text:style-name="T2">PrintWriter</text:span><text:span text:style-name="T7">;</text:span></text:p>
      <text:p text:style-name="P1"><text:span text:style-name="T8">import</text:span><text:span text:style-name="T2"> java</text:span><text:span text:style-name="T7">.</text:span><text:span text:style-name="T2">sql</text:span><text:span text:style-name="T7">.</text:span><text:span text:style-name="T2">ResultSet</text:span><text:span text:style-name="T7">;</text:span></text:p>
      <text:p text:style-name="P1"><text:span text:style-name="T8">import</text:span><text:span text:style-name="T2"> java</text:span><text:span text:style-name="T7">.</text:span><text:span text:style-name="T2">sql</text:span><text:span text:style-name="T7">.</text:span><text:span text:style-name="T2">SQLException</text:span><text:span text:style-name="T7">;</text:span></text:p>
      <text:p text:style-name="P1"><text:span text:style-name="T8">import</text:span><text:span text:style-name="T2"> javax</text:span><text:span text:style-name="T7">.</text:span><text:span text:style-name="T2">servlet</text:span><text:span text:style-name="T7">.</text:span><text:span text:style-name="T2">ServletException</text:span><text:span text:style-name="T7">;</text:span></text:p>
      <text:p text:style-name="P1"><text:span text:style-name="T8">import</text:span><text:span text:style-name="T2"> javax</text:span><text:span text:style-name="T7">.</text:span><text:span text:style-name="T2">servlet</text:span><text:span text:style-name="T7">.</text:span><text:span text:style-name="T2">http</text:span><text:span text:style-name="T7">.</text:span><text:span text:style-name="T2">HttpServlet</text:span><text:span text:style-name="T7">;</text:span></text:p>
      <text:p text:style-name="P1"><text:span text:style-name="T8">import</text:span><text:span text:style-name="T2"> javax</text:span><text:span text:style-name="T7">.</text:span><text:span text:style-name="T2">servlet</text:span><text:span text:style-name="T7">.</text:span><text:span text:style-name="T2">http</text:span><text:span text:style-name="T7">.</text:span><text:span text:style-name="T2">HttpServletRequest</text:span><text:span text:style-name="T7">;</text:span></text:p>
      <text:p text:style-name="P1"><text:span text:style-name="T8">import</text:span><text:span text:style-name="T2"> javax</text:span><text:span text:style-name="T7">.</text:span><text:span text:style-name="T2">servlet</text:span><text:span text:style-name="T7">.</text:span><text:span text:style-name="T2">http</text:span><text:span text:style-name="T7">.</text:span><text:span text:style-name="T2">HttpServletResponse</text:span><text:span text:style-name="T7">;</text:span></text:p>
      <text:p text:style-name="P4"/>
      <text:p text:style-name="P6">/**</text:p>
      <text:p text:style-name="P6"><text:s/>* Servlet gérant le login du client</text:p>
      <text:p text:style-name="P6"><text:s/>* </text:p>
      <text:p text:style-name="P1"><text:span text:style-name="T11"><text:s/>* </text:span><text:span text:style-name="T12">@author</text:span><text:span text:style-name="T11"> T4g1</text:span></text:p>
      <text:p text:style-name="P6"><text:s/>*/</text:p>
      <text:p text:style-name="P1"><text:span text:style-name="T5">public</text:span><text:span text:style-name="T2"> </text:span><text:span text:style-name="T5">class</text:span><text:span text:style-name="T2"> loginServlet </text:span><text:span text:style-name="T8">extends</text:span><text:span text:style-name="T2"> HttpServlet </text:span><text:span text:style-name="T7">{</text:span></text:p>
      <text:p text:style-name="P1"><text:span text:style-name="T2"><text:s text:c="4"/></text:span><text:span text:style-name="T5">private</text:span><text:span text:style-name="T2"> UserInfo userinfo</text:span><text:span text:style-name="T7">;</text:span></text:p>
      <text:p text:style-name="P1"><text:span text:style-name="T2"><text:s text:c="4"/></text:span><text:span text:style-name="T5">private</text:span><text:span text:style-name="T2"> PrintWriter out</text:span><text:span text:style-name="T7">;</text:span></text:p>
      <text:p text:style-name="P1"><text:span text:style-name="T2"><text:s text:c="4"/></text:span><text:span text:style-name="T5">private</text:span><text:span text:style-name="T2"> String message</text:span><text:span text:style-name="T7">;</text:span></text:p>
      <text:p text:style-name="P4"><text:s text:c="4"/></text:p>
      <text:p text:style-name="P1"><text:span text:style-name="T2"><text:s text:c="4"/></text:span><text:span text:style-name="T11">/**</text:span></text:p>
      <text:p text:style-name="P6"><text:s text:c="5"/>* Processes requests for both HTTP</text:p>
      <text:p text:style-name="P6"><text:s text:c="5"/>* &lt;code&gt;GET&lt;/code&gt; and</text:p>
      <text:p text:style-name="P6"><text:s text:c="5"/>* &lt;code&gt;POST&lt;/code&gt; methods.</text:p>
      <text:p text:style-name="P6"><text:s text:c="5"/>*</text:p>
      <text:p text:style-name="P1"><text:span text:style-name="T11"><text:s text:c="5"/>* </text:span><text:span text:style-name="T12">@param</text:span><text:span text:style-name="T11"> request servlet request</text:span></text:p>
      <text:p text:style-name="P1"><text:span text:style-name="T11"><text:s text:c="5"/>* </text:span><text:span text:style-name="T12">@param</text:span><text:span text:style-name="T11"> response servlet response</text:span></text:p>
      <text:p text:style-name="P1"><text:span text:style-name="T11"><text:s text:c="5"/>* </text:span><text:span text:style-name="T12">@throws</text:span><text:span text:style-name="T11"> ServletException if a servlet-specific error occurs</text:span></text:p>
      <text:p text:style-name="P1"><text:span text:style-name="T11"><text:s text:c="5"/>* </text:span><text:span text:style-name="T12">@throws</text:span><text:span text:style-name="T11"> IOException if an I/O error occurs</text:span></text:p>
      <text:p text:style-name="P6"><text:s text:c="5"/>*/</text:p>
      <text:p text:style-name="P1"><text:span text:style-name="T2"><text:s text:c="4"/></text:span><text:span text:style-name="T5">protected</text:span><text:span text:style-name="T2"> </text:span><text:span text:style-name="T5">void</text:span><text:span text:style-name="T2"> processRequest</text:span><text:span text:style-name="T7">(</text:span></text:p>
      <text:p text:style-name="P1"><text:span text:style-name="T2"><text:s text:c="12"/>HttpServletRequest request</text:span><text:span text:style-name="T7">,</text:span><text:span text:style-name="T2"> HttpServletResponse response</text:span><text:span text:style-name="T7">)</text:span></text:p>
      <text:p text:style-name="P1"><text:span text:style-name="T2"><text:s text:c="12"/></text:span><text:span text:style-name="T8">throws</text:span><text:span text:style-name="T2"> ServletException</text:span><text:span text:style-name="T7">,</text:span><text:span text:style-name="T2"> IOException </text:span><text:span text:style-name="T7">{</text:span></text:p>
      <text:p text:style-name="P1"><text:span text:style-name="T2"><text:s text:c="8"/></text:span><text:span text:style-name="T15">//préparation du header pour la réponse</text:span></text:p>
      <text:p text:style-name="P1"><text:span text:style-name="T2"><text:s text:c="8"/>response</text:span><text:span text:style-name="T7">.</text:span><text:span text:style-name="T2">setContentType</text:span><text:span text:style-name="T7">(</text:span><text:span text:style-name="T13">"text/html;charset=UTF-8"</text:span><text:span text:style-name="T7">);</text:span></text:p>
      <text:p text:style-name="P4"><text:s text:c="8"/></text:p>
      <text:p text:style-name="P1"><text:span text:style-name="T2"><text:s text:c="8"/></text:span><text:span text:style-name="T15">// Récupére les informations utilisateur</text:span></text:p>
      <text:p text:style-name="P1"><text:span text:style-name="T2"><text:s text:c="8"/>userinfo </text:span><text:span text:style-name="T7">=</text:span><text:span text:style-name="T2"> UserInfo</text:span><text:span text:style-name="T7">.</text:span><text:span text:style-name="T2">getUserInfo</text:span><text:span text:style-name="T7">(</text:span><text:span text:style-name="T2">request</text:span><text:span text:style-name="T7">);</text:span></text:p>
      <text:p text:style-name="P4"><text:s text:c="8"/></text:p>
      <text:p text:style-name="P1"><text:span text:style-name="T2"><text:s text:c="8"/></text:span><text:span text:style-name="T15">// Vérifie l'action</text:span></text:p>
      <text:p text:style-name="P1"><text:span text:style-name="T2"><text:s text:c="8"/>String action </text:span><text:span text:style-name="T7">=</text:span><text:span text:style-name="T2"> request</text:span><text:span text:style-name="T7">.</text:span><text:span text:style-name="T2">getParameter</text:span><text:span text:style-name="T7">(</text:span><text:span text:style-name="T13">"action"</text:span><text:span text:style-name="T7">);</text:span></text:p>
      <text:p text:style-name="P1"><text:span text:style-name="T2"><text:s text:c="8"/></text:span><text:span text:style-name="T8">if</text:span><text:span text:style-name="T7">(</text:span><text:span text:style-name="T2"> </text:span><text:span text:style-name="T7">(</text:span><text:span text:style-name="T2">action</text:span><text:span text:style-name="T7">.</text:span><text:span text:style-name="T2">equals</text:span><text:span text:style-name="T7">(</text:span><text:span text:style-name="T13">"login"</text:span><text:span text:style-name="T7">)</text:span><text:span text:style-name="T2"> </text:span><text:span text:style-name="T7">&amp;&amp;</text:span><text:span text:style-name="T2"> onLogin</text:span><text:span text:style-name="T7">(</text:span><text:span text:style-name="T2">request</text:span><text:span text:style-name="T7">))</text:span><text:span text:style-name="T2"> </text:span><text:span text:style-name="T7">||</text:span></text:p>
      <text:p text:style-name="P1"><text:span text:style-name="T2"><text:s text:c="12"/></text:span><text:span text:style-name="T7">(</text:span><text:span text:style-name="T2">action</text:span><text:span text:style-name="T7">.</text:span><text:span text:style-name="T2">equals</text:span><text:span text:style-name="T7">(</text:span><text:span text:style-name="T13">"adduser"</text:span><text:span text:style-name="T7">)</text:span><text:span text:style-name="T2"> </text:span><text:span text:style-name="T7">&amp;&amp;</text:span><text:span text:style-name="T2"> onAdduser</text:span><text:span text:style-name="T7">(</text:span><text:span text:style-name="T2">request</text:span><text:span text:style-name="T7">)))</text:span></text:p>
      <text:p text:style-name="P1"><text:span text:style-name="T2"><text:s text:c="8"/></text:span><text:span text:style-name="T7">{</text:span></text:p>
      <text:p text:style-name="P1"><text:span text:style-name="T2"><text:s text:c="12"/>userinfo</text:span><text:span text:style-name="T7">.</text:span><text:span text:style-name="T2">setPage</text:span><text:span text:style-name="T7">(</text:span><text:span text:style-name="T13">"userpanel"</text:span><text:span text:style-name="T7">);</text:span></text:p>
      <text:p text:style-name="P1"><text:span text:style-name="T2"><text:s text:c="8"/></text:span><text:span text:style-name="T7">}</text:span></text:p>
      <text:p text:style-name="P1"><text:span text:style-name="T2"><text:s text:c="8"/></text:span><text:span text:style-name="T8">else</text:span></text:p>
      <text:p text:style-name="P1"><text:span text:style-name="T2"><text:s text:c="8"/></text:span><text:span text:style-name="T7">{</text:span></text:p>
      <text:p text:style-name="P1"><text:span text:style-name="T2"><text:s text:c="12"/>request</text:span><text:span text:style-name="T7">.</text:span><text:span text:style-name="T2">setAttribute</text:span><text:span text:style-name="T7">(</text:span><text:span text:style-name="T13">"message"</text:span><text:span text:style-name="T7">,</text:span><text:span text:style-name="T2"> </text:span><text:span text:style-name="T13">"Erreur: "</text:span><text:span text:style-name="T2"> </text:span><text:span text:style-name="T7">+</text:span><text:span text:style-name="T2"> message</text:span><text:span text:style-name="T7">);</text:span></text:p>
      <text:p text:style-name="P1"><text:span text:style-name="T2"><text:s text:c="8"/></text:span><text:span text:style-name="T7">}</text:span></text:p>
      <text:p text:style-name="P4"><text:soft-page-break/><text:s text:c="8"/></text:p>
      <text:p text:style-name="P1"><text:span text:style-name="T2"><text:s text:c="8"/>Vues</text:span><text:span text:style-name="T7">.</text:span><text:span text:style-name="T2">redirect</text:span><text:span text:style-name="T7">(</text:span><text:span text:style-name="T2">request</text:span><text:span text:style-name="T7">,</text:span><text:span text:style-name="T2"> response</text:span><text:span text:style-name="T7">,</text:span><text:span text:style-name="T2"> </text:span><text:span text:style-name="T13">"index"</text:span><text:span text:style-name="T7">);</text:span></text:p>
      <text:p text:style-name="P1"><text:span text:style-name="T2"><text:s text:c="4"/></text:span><text:span text:style-name="T7">}</text:span></text:p>
      <text:p text:style-name="P4"><text:s text:c="4"/></text:p>
      <text:p text:style-name="P1"><text:span text:style-name="T2"><text:s text:c="4"/></text:span><text:span text:style-name="T11">/**</text:span></text:p>
      <text:p text:style-name="P6"><text:s text:c="5"/>* Appellée lorsque l'on veut ajouter un utilisateur (action adduser</text:p>
      <text:p text:style-name="P6"><text:s text:c="5"/>* </text:p>
      <text:p text:style-name="P1"><text:span text:style-name="T11"><text:s text:c="5"/>* </text:span><text:span text:style-name="T12">@param</text:span><text:span text:style-name="T11"> request <text:s text:c="6"/>Requête recue</text:span></text:p>
      <text:p text:style-name="P6"><text:s text:c="5"/>* </text:p>
      <text:p text:style-name="P1"><text:span text:style-name="T11"><text:s text:c="5"/>* </text:span><text:span text:style-name="T12">@return</text:span><text:span text:style-name="T11"> <text:s text:c="5"/>true si l'ajout s'est fait, false sinon</text:span></text:p>
      <text:p text:style-name="P6"><text:s text:c="5"/>*/</text:p>
      <text:p text:style-name="P1"><text:span text:style-name="T2"><text:s text:c="4"/></text:span><text:span text:style-name="T5">private</text:span><text:span text:style-name="T2"> </text:span><text:span text:style-name="T5">boolean</text:span><text:span text:style-name="T2"> onAdduser</text:span><text:span text:style-name="T7">(</text:span><text:span text:style-name="T2">HttpServletRequest request</text:span><text:span text:style-name="T7">)</text:span><text:span text:style-name="T2"> </text:span><text:span text:style-name="T7">{</text:span></text:p>
      <text:p text:style-name="P1"><text:span text:style-name="T2"><text:s text:c="8"/></text:span><text:span text:style-name="T15">// Récupére les informations de connexion</text:span></text:p>
      <text:p text:style-name="P1"><text:span text:style-name="T2"><text:s text:c="8"/>String username </text:span><text:span text:style-name="T7">=</text:span><text:span text:style-name="T2"> request</text:span><text:span text:style-name="T7">.</text:span><text:span text:style-name="T2">getParameter</text:span><text:span text:style-name="T7">(</text:span><text:span text:style-name="T13">"username"</text:span><text:span text:style-name="T7">);</text:span></text:p>
      <text:p text:style-name="P1"><text:span text:style-name="T2"><text:s text:c="8"/>String password </text:span><text:span text:style-name="T7">=</text:span><text:span text:style-name="T2"> request</text:span><text:span text:style-name="T7">.</text:span><text:span text:style-name="T2">getParameter</text:span><text:span text:style-name="T7">(</text:span><text:span text:style-name="T13">"password"</text:span><text:span text:style-name="T7">);</text:span></text:p>
      <text:p text:style-name="P4"><text:s text:c="8"/></text:p>
      <text:p text:style-name="P1"><text:span text:style-name="T2"><text:s text:c="8"/></text:span><text:span text:style-name="T8">try</text:span><text:span text:style-name="T2"> </text:span><text:span text:style-name="T7">{</text:span></text:p>
      <text:p text:style-name="P1"><text:span text:style-name="T2"><text:s text:c="12"/>BeanDBAccessMySQL dba </text:span><text:span text:style-name="T7">=</text:span><text:span text:style-name="T2"> </text:span><text:span text:style-name="T7">(</text:span><text:span text:style-name="T2">BeanDBAccessMySQL</text:span><text:span text:style-name="T7">)</text:span><text:span text:style-name="T2">Beans</text:span><text:span text:style-name="T7">.</text:span><text:span text:style-name="T2">instantiate</text:span><text:span text:style-name="T7">(</text:span></text:p>
      <text:p text:style-name="P1"><text:span text:style-name="T2"><text:s text:c="20"/></text:span><text:span text:style-name="T8">null</text:span><text:span text:style-name="T7">,</text:span><text:span text:style-name="T2"> </text:span><text:span text:style-name="T13">"Bean.BeanDBAccessMySQL"</text:span><text:span text:style-name="T7">);</text:span></text:p>
      <text:p text:style-name="P4"><text:s text:c="12"/></text:p>
      <text:p text:style-name="P1"><text:span text:style-name="T2"><text:s text:c="12"/></text:span><text:span text:style-name="T8">if</text:span><text:span text:style-name="T7">(</text:span><text:span text:style-name="T2">dba</text:span><text:span text:style-name="T7">.</text:span><text:span text:style-name="T2">init</text:span><text:span text:style-name="T7">())</text:span><text:span text:style-name="T2"> </text:span><text:span text:style-name="T7">{</text:span></text:p>
      <text:p text:style-name="P1"><text:span text:style-name="T2"><text:s text:c="16"/></text:span><text:span text:style-name="T15">// Verifie si l'user existe deja</text:span></text:p>
      <text:p text:style-name="P1"><text:span text:style-name="T2"><text:s text:c="16"/></text:span><text:span text:style-name="T8">if</text:span><text:span text:style-name="T7">(</text:span><text:span text:style-name="T2">dba</text:span><text:span text:style-name="T7">.</text:span><text:span text:style-name="T2">count</text:span><text:span text:style-name="T7">(</text:span><text:span text:style-name="T13">"voyageurs"</text:span><text:span text:style-name="T7">,</text:span><text:span text:style-name="T2"> </text:span><text:span text:style-name="T13">"username='"</text:span><text:span text:style-name="T2"> </text:span><text:span text:style-name="T7">+</text:span><text:span text:style-name="T2"> username </text:span><text:span text:style-name="T7">+</text:span><text:span text:style-name="T2"> </text:span><text:span text:style-name="T13">"'"</text:span><text:span text:style-name="T7">)</text:span><text:span text:style-name="T2"> </text:span><text:span text:style-name="T7">!=</text:span><text:span text:style-name="T2"> </text:span><text:span text:style-name="T14">0</text:span><text:span text:style-name="T7">)</text:span></text:p>
      <text:p text:style-name="P1"><text:span text:style-name="T2"><text:s text:c="16"/></text:span><text:span text:style-name="T7">{</text:span></text:p>
      <text:p text:style-name="P1"><text:span text:style-name="T2"><text:s text:c="20"/>message </text:span><text:span text:style-name="T7">=</text:span><text:span text:style-name="T2"> </text:span><text:span text:style-name="T13">"Utilisateur déjà présent dans la BDD"</text:span><text:span text:style-name="T7">;</text:span></text:p>
      <text:p text:style-name="P1"><text:span text:style-name="T2"><text:s text:c="16"/></text:span><text:span text:style-name="T7">}</text:span></text:p>
      <text:p text:style-name="P4"><text:s text:c="16"/></text:p>
      <text:p text:style-name="P1"><text:span text:style-name="T2"><text:s text:c="16"/></text:span><text:span text:style-name="T15">// Ajout dans la base de données</text:span></text:p>
      <text:p text:style-name="P1"><text:span text:style-name="T2"><text:s text:c="16"/></text:span><text:span text:style-name="T8">else</text:span><text:span text:style-name="T2"> </text:span><text:span text:style-name="T7">{</text:span></text:p>
      <text:p text:style-name="P1"><text:span text:style-name="T2"><text:s text:c="20"/>String query </text:span><text:span text:style-name="T7">=</text:span><text:span text:style-name="T2"> </text:span><text:span text:style-name="T13">"INSERT INTO voyageurs"</text:span><text:span text:style-name="T7">;</text:span></text:p>
      <text:p text:style-name="P1"><text:span text:style-name="T2"><text:s text:c="20"/>query </text:span><text:span text:style-name="T7">+=</text:span><text:span text:style-name="T2"> </text:span><text:span text:style-name="T13">" (id, username, password)"</text:span><text:span text:style-name="T7">;</text:span></text:p>
      <text:p text:style-name="P1"><text:span text:style-name="T2"><text:s text:c="20"/>query </text:span><text:span text:style-name="T7">+=</text:span><text:span text:style-name="T2"> </text:span><text:span text:style-name="T13">" VALUES "</text:span><text:span text:style-name="T7">;</text:span></text:p>
      <text:p text:style-name="P1"><text:span text:style-name="T2"><text:s text:c="20"/>query </text:span><text:span text:style-name="T7">+=</text:span><text:span text:style-name="T2"> </text:span><text:span text:style-name="T13">"(NULL, '"</text:span><text:span text:style-name="T2"> </text:span><text:span text:style-name="T7">+</text:span><text:span text:style-name="T2"> username </text:span><text:span text:style-name="T7">+</text:span><text:span text:style-name="T2"> </text:span><text:span text:style-name="T13">"', '"</text:span><text:span text:style-name="T2"> </text:span><text:span text:style-name="T7">+</text:span><text:span text:style-name="T2"> password </text:span><text:span text:style-name="T7">+</text:span><text:span text:style-name="T2"> </text:span><text:span text:style-name="T13">"');"</text:span><text:span text:style-name="T7">;</text:span></text:p>
      <text:p text:style-name="P4"><text:s text:c="20"/></text:p>
      <text:p text:style-name="P1"><text:span text:style-name="T2"><text:s text:c="20"/></text:span><text:span text:style-name="T8">if</text:span><text:span text:style-name="T7">(!</text:span><text:span text:style-name="T2">dba</text:span><text:span text:style-name="T7">.</text:span><text:span text:style-name="T2">executeUpdate</text:span><text:span text:style-name="T7">(</text:span><text:span text:style-name="T2">query</text:span><text:span text:style-name="T7">))</text:span></text:p>
      <text:p text:style-name="P1"><text:span text:style-name="T2"><text:s text:c="20"/></text:span><text:span text:style-name="T7">{</text:span></text:p>
      <text:p text:style-name="P1"><text:span text:style-name="T2"><text:s text:c="24"/>message </text:span><text:span text:style-name="T7">=</text:span><text:span text:style-name="T2"> </text:span><text:span text:style-name="T13">"AddUser: Execution de la requete SQL échoué"</text:span><text:span text:style-name="T7">;</text:span></text:p>
      <text:p text:style-name="P1"><text:span text:style-name="T2"><text:s text:c="24"/></text:span><text:span text:style-name="T8">return</text:span><text:span text:style-name="T2"> </text:span><text:span text:style-name="T8">false</text:span><text:span text:style-name="T7">;</text:span></text:p>
      <text:p text:style-name="P1"><text:span text:style-name="T2"><text:s text:c="20"/></text:span><text:span text:style-name="T7">}</text:span></text:p>
      <text:p text:style-name="P4"><text:s text:c="20"/></text:p>
      <text:p text:style-name="P1"><text:span text:style-name="T2"><text:s text:c="20"/></text:span><text:span text:style-name="T15">// Récupére l'Id du voyageur</text:span></text:p>
      <text:p text:style-name="P1"><text:span text:style-name="T2"><text:s text:c="20"/>ResultSet result </text:span><text:span text:style-name="T7">=</text:span><text:span text:style-name="T2"> dba</text:span><text:span text:style-name="T7">.</text:span><text:span text:style-name="T2">selectAll</text:span><text:span text:style-name="T7">(</text:span><text:span text:style-name="T13">"voyageurs"</text:span><text:span text:style-name="T7">,</text:span><text:span text:style-name="T2"> </text:span></text:p>
      <text:p text:style-name="P1"><text:span text:style-name="T2"><text:s text:c="28"/></text:span><text:span text:style-name="T13">"username='"</text:span><text:span text:style-name="T2"> </text:span><text:span text:style-name="T7">+</text:span><text:span text:style-name="T2"> username </text:span><text:span text:style-name="T7">+</text:span><text:span text:style-name="T2"> </text:span><text:span text:style-name="T13">"'"</text:span><text:span text:style-name="T7">);</text:span></text:p>
      <text:p text:style-name="P4"><text:s text:c="20"/></text:p>
      <text:p text:style-name="P1"><text:span text:style-name="T2"><text:s text:c="20"/></text:span><text:span text:style-name="T8">if</text:span><text:span text:style-name="T7">(!</text:span><text:span text:style-name="T2">result</text:span><text:span text:style-name="T7">.</text:span><text:span text:style-name="T2">next</text:span><text:span text:style-name="T7">())</text:span></text:p>
      <text:p text:style-name="P1"><text:span text:style-name="T2"><text:s text:c="20"/></text:span><text:span text:style-name="T7">{</text:span></text:p>
      <text:p text:style-name="P1"><text:span text:style-name="T2"><text:s text:c="24"/>message </text:span><text:span text:style-name="T7">=</text:span><text:span text:style-name="T2"> </text:span><text:span text:style-name="T13">"Impossible de récuperer l'id du voyageur"</text:span><text:span text:style-name="T7">;</text:span></text:p>
      <text:p text:style-name="P1"><text:span text:style-name="T2"><text:s text:c="24"/></text:span><text:span text:style-name="T8">return</text:span><text:span text:style-name="T2"> </text:span><text:span text:style-name="T8">false</text:span><text:span text:style-name="T7">;</text:span></text:p>
      <text:p text:style-name="P1"><text:span text:style-name="T2"><text:s text:c="20"/></text:span><text:span text:style-name="T7">}</text:span></text:p>
      <text:p text:style-name="P4"><text:s text:c="20"/></text:p>
      <text:p text:style-name="P1"><text:span text:style-name="T2"><text:s text:c="20"/></text:span><text:span text:style-name="T5">int</text:span><text:span text:style-name="T2"> id </text:span><text:span text:style-name="T7">=</text:span><text:span text:style-name="T2"> result</text:span><text:span text:style-name="T7">.</text:span><text:span text:style-name="T2">getInt</text:span><text:span text:style-name="T7">(</text:span><text:span text:style-name="T13">"id"</text:span><text:span text:style-name="T7">);</text:span></text:p>
      <text:p text:style-name="P4"><text:s text:c="20"/></text:p>
      <text:p text:style-name="P1"><text:span text:style-name="T2"><text:s text:c="20"/></text:span><text:span text:style-name="T15">// Log l'utilisateur</text:span></text:p>
      <text:p text:style-name="P1"><text:span text:style-name="T2"><text:s text:c="20"/>userinfo</text:span><text:span text:style-name="T7">.</text:span><text:span text:style-name="T2">setId</text:span><text:span text:style-name="T7">(</text:span><text:span text:style-name="T2">id</text:span><text:span text:style-name="T7">);</text:span></text:p>
      <text:p text:style-name="P1"><text:span text:style-name="T2"><text:s text:c="20"/>userinfo</text:span><text:span text:style-name="T7">.</text:span><text:span text:style-name="T2">setLogged</text:span><text:span text:style-name="T7">(</text:span><text:span text:style-name="T8">true</text:span><text:span text:style-name="T7">);</text:span></text:p>
      <text:p text:style-name="P4"/>
      <text:p text:style-name="P1"><text:span text:style-name="T2"><text:s text:c="20"/></text:span><text:span text:style-name="T8">return</text:span><text:span text:style-name="T2"> </text:span><text:span text:style-name="T8">true</text:span><text:span text:style-name="T7">;</text:span></text:p>
      <text:p text:style-name="P1"><text:span text:style-name="T2"><text:s text:c="16"/></text:span><text:span text:style-name="T7">}</text:span></text:p>
      <text:p text:style-name="P1"><text:span text:style-name="T2"><text:s text:c="12"/></text:span><text:span text:style-name="T7">}</text:span></text:p>
      <text:p text:style-name="P1"><text:span text:style-name="T2"><text:s text:c="12"/></text:span><text:span text:style-name="T8">else</text:span></text:p>
      <text:p text:style-name="P1"><text:soft-page-break/><text:span text:style-name="T2"><text:s text:c="12"/></text:span><text:span text:style-name="T7">{</text:span></text:p>
      <text:p text:style-name="P1"><text:span text:style-name="T2"><text:s text:c="16"/>message </text:span><text:span text:style-name="T7">=</text:span><text:span text:style-name="T2"> </text:span><text:span text:style-name="T13">"BDD impossible à initialiser"</text:span><text:span text:style-name="T7">;</text:span></text:p>
      <text:p text:style-name="P1"><text:span text:style-name="T2"><text:s text:c="12"/></text:span><text:span text:style-name="T7">}</text:span></text:p>
      <text:p text:style-name="P1"><text:span text:style-name="T2"><text:s text:c="8"/></text:span><text:span text:style-name="T7">}</text:span><text:span text:style-name="T2"> </text:span><text:span text:style-name="T8">catch</text:span><text:span text:style-name="T2"> </text:span><text:span text:style-name="T7">(</text:span><text:span text:style-name="T2">SQLException ex</text:span><text:span text:style-name="T7">)</text:span><text:span text:style-name="T2"> </text:span><text:span text:style-name="T7">{</text:span></text:p>
      <text:p text:style-name="P1"><text:span text:style-name="T2"><text:s text:c="12"/>message </text:span><text:span text:style-name="T7">=</text:span><text:span text:style-name="T2"> </text:span><text:span text:style-name="T13">"AddUser: SQLException"</text:span><text:span text:style-name="T7">;</text:span></text:p>
      <text:p text:style-name="P1"><text:span text:style-name="T2"><text:s text:c="8"/></text:span><text:span text:style-name="T7">}</text:span><text:span text:style-name="T2"> </text:span><text:span text:style-name="T8">catch</text:span><text:span text:style-name="T2"> </text:span><text:span text:style-name="T7">(</text:span><text:span text:style-name="T2">IOException ex</text:span><text:span text:style-name="T7">)</text:span><text:span text:style-name="T2"> </text:span><text:span text:style-name="T7">{</text:span></text:p>
      <text:p text:style-name="P1"><text:span text:style-name="T2"><text:s text:c="12"/>message </text:span><text:span text:style-name="T7">=</text:span><text:span text:style-name="T2"> </text:span><text:span text:style-name="T13">"AddUser: IOException"</text:span><text:span text:style-name="T7">;</text:span></text:p>
      <text:p text:style-name="P1"><text:span text:style-name="T2"><text:s text:c="8"/></text:span><text:span text:style-name="T7">}</text:span><text:span text:style-name="T2"> </text:span><text:span text:style-name="T8">catch</text:span><text:span text:style-name="T2"> </text:span><text:span text:style-name="T7">(</text:span><text:span text:style-name="T2">ClassNotFoundException ex</text:span><text:span text:style-name="T7">)</text:span><text:span text:style-name="T2"> </text:span><text:span text:style-name="T7">{</text:span></text:p>
      <text:p text:style-name="P1"><text:span text:style-name="T2"><text:s text:c="12"/>message </text:span><text:span text:style-name="T7">=</text:span><text:span text:style-name="T2"> </text:span><text:span text:style-name="T13">"AddUser: ClassNotFoundException"</text:span><text:span text:style-name="T7">;</text:span></text:p>
      <text:p text:style-name="P1"><text:span text:style-name="T2"><text:s text:c="8"/></text:span><text:span text:style-name="T7">}</text:span></text:p>
      <text:p text:style-name="P4"><text:s text:c="8"/></text:p>
      <text:p text:style-name="P1"><text:span text:style-name="T2"><text:s text:c="8"/></text:span><text:span text:style-name="T8">return</text:span><text:span text:style-name="T2"> </text:span><text:span text:style-name="T8">false</text:span><text:span text:style-name="T7">;</text:span></text:p>
      <text:p text:style-name="P1"><text:span text:style-name="T2"><text:s text:c="4"/></text:span><text:span text:style-name="T7">}</text:span></text:p>
      <text:p text:style-name="P4"><text:s text:c="4"/></text:p>
      <text:p text:style-name="P1"><text:span text:style-name="T2"><text:s text:c="4"/></text:span><text:span text:style-name="T11">/**</text:span></text:p>
      <text:p text:style-name="P6"><text:s text:c="5"/>* Appellée lorsque l'on veut se logger (action login)</text:p>
      <text:p text:style-name="P6"><text:s text:c="5"/>* </text:p>
      <text:p text:style-name="P1"><text:span text:style-name="T11"><text:s text:c="5"/>* </text:span><text:span text:style-name="T12">@param</text:span><text:span text:style-name="T11"> request <text:s text:c="6"/>Requête recue</text:span></text:p>
      <text:p text:style-name="P6"><text:s text:c="5"/>* </text:p>
      <text:p text:style-name="P1"><text:span text:style-name="T11"><text:s text:c="5"/>* </text:span><text:span text:style-name="T12">@return</text:span><text:span text:style-name="T11"> <text:s text:c="5"/>true si le login s'est fait, false sinon</text:span></text:p>
      <text:p text:style-name="P6"><text:s text:c="5"/>*/</text:p>
      <text:p text:style-name="P1"><text:span text:style-name="T2"><text:s text:c="4"/></text:span><text:span text:style-name="T5">private</text:span><text:span text:style-name="T2"> </text:span><text:span text:style-name="T5">boolean</text:span><text:span text:style-name="T2"> onLogin</text:span><text:span text:style-name="T7">(</text:span><text:span text:style-name="T2">HttpServletRequest request</text:span><text:span text:style-name="T7">)</text:span><text:span text:style-name="T2"> </text:span><text:span text:style-name="T7">{</text:span></text:p>
      <text:p text:style-name="P1"><text:span text:style-name="T2"><text:s text:c="8"/></text:span><text:span text:style-name="T15">// Récupére les informations de connexion</text:span></text:p>
      <text:p text:style-name="P1"><text:span text:style-name="T2"><text:s text:c="8"/>String username </text:span><text:span text:style-name="T7">=</text:span><text:span text:style-name="T2"> request</text:span><text:span text:style-name="T7">.</text:span><text:span text:style-name="T2">getParameter</text:span><text:span text:style-name="T7">(</text:span><text:span text:style-name="T13">"username"</text:span><text:span text:style-name="T7">);</text:span></text:p>
      <text:p text:style-name="P1"><text:span text:style-name="T2"><text:s text:c="8"/>String password </text:span><text:span text:style-name="T7">=</text:span><text:span text:style-name="T2"> request</text:span><text:span text:style-name="T7">.</text:span><text:span text:style-name="T2">getParameter</text:span><text:span text:style-name="T7">(</text:span><text:span text:style-name="T13">"password"</text:span><text:span text:style-name="T7">);</text:span></text:p>
      <text:p text:style-name="P4"><text:s text:c="8"/></text:p>
      <text:p text:style-name="P1"><text:span text:style-name="T2"><text:s text:c="8"/></text:span><text:span text:style-name="T8">return</text:span><text:span text:style-name="T2"> verifyLogin</text:span><text:span text:style-name="T7">(</text:span><text:span text:style-name="T2">username</text:span><text:span text:style-name="T7">,</text:span><text:span text:style-name="T2"> password</text:span><text:span text:style-name="T7">);</text:span></text:p>
      <text:p text:style-name="P1"><text:span text:style-name="T2"><text:s text:c="4"/></text:span><text:span text:style-name="T7">}</text:span></text:p>
      <text:p text:style-name="P4"><text:s text:c="4"/></text:p>
      <text:p text:style-name="P1"><text:span text:style-name="T2"><text:s text:c="4"/></text:span><text:span text:style-name="T11">/**</text:span></text:p>
      <text:p text:style-name="P6"><text:s text:c="5"/>* Vérifie le couple user/pass</text:p>
      <text:p text:style-name="P6"><text:s text:c="5"/>* </text:p>
      <text:p text:style-name="P1"><text:span text:style-name="T11"><text:s text:c="5"/>* </text:span><text:span text:style-name="T12">@param</text:span><text:span text:style-name="T11"> username <text:s text:c="5"/>Nom d'utilisateur</text:span></text:p>
      <text:p text:style-name="P1"><text:span text:style-name="T11"><text:s text:c="5"/>* </text:span><text:span text:style-name="T12">@param</text:span><text:span text:style-name="T11"> password <text:s text:c="5"/>Mot de passe</text:span></text:p>
      <text:p text:style-name="P6"><text:s text:c="5"/>* </text:p>
      <text:p text:style-name="P1"><text:span text:style-name="T11"><text:s text:c="5"/>* </text:span><text:span text:style-name="T12">@return</text:span><text:span text:style-name="T11"> <text:s text:c="13"/>true si l'utilisateur a donné les bonnes</text:span></text:p>
      <text:p text:style-name="P6"><text:s text:c="5"/>* <text:s text:c="21"/>informations, false sinon</text:p>
      <text:p text:style-name="P6"><text:s text:c="5"/>*/</text:p>
      <text:p text:style-name="P1"><text:span text:style-name="T2"><text:s text:c="4"/></text:span><text:span text:style-name="T5">private</text:span><text:span text:style-name="T2"> </text:span><text:span text:style-name="T5">boolean</text:span><text:span text:style-name="T2"> verifyLogin</text:span><text:span text:style-name="T7">(</text:span><text:span text:style-name="T2">String username</text:span><text:span text:style-name="T7">,</text:span><text:span text:style-name="T2"> String password</text:span><text:span text:style-name="T7">)</text:span><text:span text:style-name="T2"> </text:span><text:span text:style-name="T7">{</text:span></text:p>
      <text:p text:style-name="P1"><text:span text:style-name="T2"><text:s text:c="7"/></text:span><text:span text:style-name="T8">try</text:span><text:span text:style-name="T2"> </text:span><text:span text:style-name="T7">{</text:span></text:p>
      <text:p text:style-name="P1"><text:span text:style-name="T2"><text:s text:c="12"/>BeanDBAccessMySQL dba </text:span><text:span text:style-name="T7">=</text:span><text:span text:style-name="T2"> </text:span><text:span text:style-name="T7">(</text:span><text:span text:style-name="T2">BeanDBAccessMySQL</text:span><text:span text:style-name="T7">)</text:span><text:span text:style-name="T2">Beans</text:span><text:span text:style-name="T7">.</text:span><text:span text:style-name="T2">instantiate</text:span><text:span text:style-name="T7">(</text:span></text:p>
      <text:p text:style-name="P1"><text:span text:style-name="T2"><text:s text:c="20"/></text:span><text:span text:style-name="T8">null</text:span><text:span text:style-name="T7">,</text:span><text:span text:style-name="T2"> </text:span><text:span text:style-name="T13">"Bean.BeanDBAccessMySQL"</text:span><text:span text:style-name="T7">);</text:span></text:p>
      <text:p text:style-name="P4"><text:s text:c="12"/></text:p>
      <text:p text:style-name="P1"><text:span text:style-name="T2"><text:s text:c="12"/></text:span><text:span text:style-name="T8">if</text:span><text:span text:style-name="T7">(</text:span><text:span text:style-name="T2">dba</text:span><text:span text:style-name="T7">.</text:span><text:span text:style-name="T2">init</text:span><text:span text:style-name="T7">())</text:span><text:span text:style-name="T2"> </text:span><text:span text:style-name="T7">{</text:span></text:p>
      <text:p text:style-name="P1"><text:span text:style-name="T2"><text:s text:c="16"/></text:span><text:span text:style-name="T15">// Sélectionne les informations de l'utilisateur</text:span></text:p>
      <text:p text:style-name="P1"><text:span text:style-name="T2"><text:s text:c="16"/>ResultSet result </text:span><text:span text:style-name="T7">=</text:span><text:span text:style-name="T2"> dba</text:span><text:span text:style-name="T7">.</text:span><text:span text:style-name="T2">selectAll</text:span><text:span text:style-name="T7">(</text:span><text:span text:style-name="T13">"voyageurs"</text:span><text:span text:style-name="T7">,</text:span><text:span text:style-name="T2"> </text:span><text:span text:style-name="T13">"username='"</text:span><text:span text:style-name="T2"> </text:span><text:span text:style-name="T7">+</text:span><text:span text:style-name="T2"> username</text:span><text:span text:style-name="T7">+</text:span><text:span text:style-name="T13">"'"</text:span><text:span text:style-name="T7">);</text:span></text:p>
      <text:p text:style-name="P1"><text:span text:style-name="T2"><text:s text:c="16"/></text:span><text:span text:style-name="T8">if</text:span><text:span text:style-name="T7">(</text:span><text:span text:style-name="T2">result</text:span><text:span text:style-name="T7">.</text:span><text:span text:style-name="T2">next</text:span><text:span text:style-name="T7">())</text:span></text:p>
      <text:p text:style-name="P1"><text:span text:style-name="T2"><text:s text:c="16"/></text:span><text:span text:style-name="T7">{</text:span></text:p>
      <text:p text:style-name="P1"><text:span text:style-name="T2"><text:s text:c="20"/></text:span><text:span text:style-name="T8">if</text:span><text:span text:style-name="T7">(</text:span><text:span text:style-name="T2">password</text:span><text:span text:style-name="T7">.</text:span><text:span text:style-name="T2">equals</text:span><text:span text:style-name="T7">(</text:span><text:span text:style-name="T2">result</text:span><text:span text:style-name="T7">.</text:span><text:span text:style-name="T2">getString</text:span><text:span text:style-name="T7">(</text:span><text:span text:style-name="T13">"password"</text:span><text:span text:style-name="T7">)))</text:span></text:p>
      <text:p text:style-name="P1"><text:span text:style-name="T2"><text:s text:c="20"/></text:span><text:span text:style-name="T7">{</text:span></text:p>
      <text:p text:style-name="P1"><text:span text:style-name="T2"><text:s text:c="24"/>userinfo</text:span><text:span text:style-name="T7">.</text:span><text:span text:style-name="T2">setId</text:span><text:span text:style-name="T7">(</text:span><text:span text:style-name="T2">result</text:span><text:span text:style-name="T7">.</text:span><text:span text:style-name="T2">getInt</text:span><text:span text:style-name="T7">(</text:span><text:span text:style-name="T13">"id"</text:span><text:span text:style-name="T7">));</text:span></text:p>
      <text:p text:style-name="P1"><text:span text:style-name="T2"><text:s text:c="24"/>userinfo</text:span><text:span text:style-name="T7">.</text:span><text:span text:style-name="T2">setLogged</text:span><text:span text:style-name="T7">(</text:span><text:span text:style-name="T8">true</text:span><text:span text:style-name="T7">);</text:span></text:p>
      <text:p text:style-name="P4"><text:s text:c="24"/></text:p>
      <text:p text:style-name="P1"><text:span text:style-name="T2"><text:s text:c="24"/></text:span><text:span text:style-name="T8">return</text:span><text:span text:style-name="T2"> </text:span><text:span text:style-name="T8">true</text:span><text:span text:style-name="T7">;</text:span></text:p>
      <text:p text:style-name="P1"><text:span text:style-name="T2"><text:s text:c="20"/></text:span><text:span text:style-name="T7">}</text:span></text:p>
      <text:p text:style-name="P1"><text:span text:style-name="T2"><text:s text:c="16"/></text:span><text:span text:style-name="T7">}</text:span></text:p>
      <text:p text:style-name="P1"><text:span text:style-name="T2"><text:s text:c="16"/></text:span><text:span text:style-name="T8">else</text:span></text:p>
      <text:p text:style-name="P1"><text:span text:style-name="T2"><text:s text:c="16"/></text:span><text:span text:style-name="T7">{</text:span></text:p>
      <text:p text:style-name="P1"><text:span text:style-name="T2"><text:s text:c="20"/>message </text:span><text:span text:style-name="T7">=</text:span><text:span text:style-name="T2"> </text:span><text:span text:style-name="T13">"Utilisateur inexistant"</text:span><text:span text:style-name="T7">;</text:span></text:p>
      <text:p text:style-name="P1"><text:span text:style-name="T2"><text:s text:c="16"/></text:span><text:span text:style-name="T7">}</text:span></text:p>
      <text:p text:style-name="P1"><text:soft-page-break/><text:span text:style-name="T2"><text:s text:c="12"/></text:span><text:span text:style-name="T7">}</text:span></text:p>
      <text:p text:style-name="P1"><text:span text:style-name="T2"><text:s text:c="12"/></text:span><text:span text:style-name="T8">else</text:span></text:p>
      <text:p text:style-name="P1"><text:span text:style-name="T2"><text:s text:c="12"/></text:span><text:span text:style-name="T7">{</text:span></text:p>
      <text:p text:style-name="P1"><text:span text:style-name="T2"><text:s text:c="16"/>message </text:span><text:span text:style-name="T7">=</text:span><text:span text:style-name="T2"> </text:span><text:span text:style-name="T13">"BDD impossible à initialiser"</text:span><text:span text:style-name="T7">;</text:span></text:p>
      <text:p text:style-name="P1"><text:span text:style-name="T2"><text:s text:c="12"/></text:span><text:span text:style-name="T7">}</text:span></text:p>
      <text:p text:style-name="P1"><text:span text:style-name="T2"><text:s text:c="8"/></text:span><text:span text:style-name="T7">}</text:span></text:p>
      <text:p text:style-name="P1"><text:span text:style-name="T2"><text:s text:c="8"/></text:span><text:span text:style-name="T8">catch</text:span><text:span text:style-name="T2"> </text:span><text:span text:style-name="T7">(</text:span><text:span text:style-name="T2">SQLException ex</text:span><text:span text:style-name="T7">)</text:span><text:span text:style-name="T2"> </text:span><text:span text:style-name="T7">{</text:span></text:p>
      <text:p text:style-name="P1"><text:span text:style-name="T2"><text:s text:c="12"/>message </text:span><text:span text:style-name="T7">=</text:span><text:span text:style-name="T2"> </text:span><text:span text:style-name="T13">"verifyLogin: SQLException"</text:span><text:span text:style-name="T7">;</text:span></text:p>
      <text:p text:style-name="P1"><text:span text:style-name="T2"><text:s text:c="8"/></text:span><text:span text:style-name="T7">}</text:span><text:span text:style-name="T2"> </text:span></text:p>
      <text:p text:style-name="P1"><text:span text:style-name="T2"><text:s text:c="8"/></text:span><text:span text:style-name="T8">catch</text:span><text:span text:style-name="T2"> </text:span><text:span text:style-name="T7">(</text:span><text:span text:style-name="T2">IOException ex</text:span><text:span text:style-name="T7">)</text:span><text:span text:style-name="T2"> </text:span><text:span text:style-name="T7">{</text:span></text:p>
      <text:p text:style-name="P1"><text:span text:style-name="T2"><text:s text:c="12"/>message </text:span><text:span text:style-name="T7">=</text:span><text:span text:style-name="T2"> </text:span><text:span text:style-name="T13">"verifyLogin: IOException"</text:span><text:span text:style-name="T7">;</text:span></text:p>
      <text:p text:style-name="P1"><text:span text:style-name="T2"><text:s text:c="8"/></text:span><text:span text:style-name="T7">}</text:span><text:span text:style-name="T2"> </text:span><text:span text:style-name="T8">catch</text:span><text:span text:style-name="T2"> </text:span><text:span text:style-name="T7">(</text:span><text:span text:style-name="T2">ClassNotFoundException ex</text:span><text:span text:style-name="T7">)</text:span><text:span text:style-name="T2"> </text:span><text:span text:style-name="T7">{</text:span></text:p>
      <text:p text:style-name="P1"><text:span text:style-name="T2"><text:s text:c="12"/>message </text:span><text:span text:style-name="T7">=</text:span><text:span text:style-name="T2"> </text:span><text:span text:style-name="T13">"verifyLogin: ClassNotFoundException"</text:span><text:span text:style-name="T7">;</text:span></text:p>
      <text:p text:style-name="P1"><text:span text:style-name="T2"><text:s text:c="8"/></text:span><text:span text:style-name="T7">}</text:span></text:p>
      <text:p text:style-name="P4"><text:s text:c="7"/></text:p>
      <text:p text:style-name="P1"><text:span text:style-name="T2"><text:s text:c="8"/></text:span><text:span text:style-name="T8">return</text:span><text:span text:style-name="T2"> </text:span><text:span text:style-name="T8">false</text:span><text:span text:style-name="T7">;</text:span></text:p>
      <text:p text:style-name="P1"><text:span text:style-name="T2"><text:s text:c="4"/></text:span><text:span text:style-name="T7">}</text:span></text:p>
      <text:p text:style-name="P4"/>
      <text:p text:style-name="P1"><text:span text:style-name="T2"><text:s text:c="4"/></text:span><text:span text:style-name="T15">// &lt;editor-fold defaultstate="collapsed" desc="HttpServlet methods. Click on the + sign on the left to edit the code."&gt;</text:span></text:p>
      <text:p text:style-name="P1"><text:span text:style-name="T2"><text:s text:c="4"/></text:span><text:span text:style-name="T11">/**</text:span></text:p>
      <text:p text:style-name="P6"><text:s text:c="5"/>* Handles the HTTP</text:p>
      <text:p text:style-name="P6"><text:s text:c="5"/>* &lt;code&gt;GET&lt;/code&gt; method.</text:p>
      <text:p text:style-name="P6"><text:s text:c="5"/>*</text:p>
      <text:p text:style-name="P1"><text:span text:style-name="T11"><text:s text:c="5"/>* </text:span><text:span text:style-name="T12">@param</text:span><text:span text:style-name="T11"> request servlet request</text:span></text:p>
      <text:p text:style-name="P1"><text:span text:style-name="T11"><text:s text:c="5"/>* </text:span><text:span text:style-name="T12">@param</text:span><text:span text:style-name="T11"> response servlet response</text:span></text:p>
      <text:p text:style-name="P1"><text:span text:style-name="T11"><text:s text:c="5"/>* </text:span><text:span text:style-name="T12">@throws</text:span><text:span text:style-name="T11"> ServletException if a servlet-specific error occurs</text:span></text:p>
      <text:p text:style-name="P1"><text:span text:style-name="T11"><text:s text:c="5"/>* </text:span><text:span text:style-name="T12">@throws</text:span><text:span text:style-name="T11"> IOException if an I/O error occurs</text:span></text:p>
      <text:p text:style-name="P6"><text:s text:c="5"/>*/</text:p>
      <text:p text:style-name="P1"><text:span text:style-name="T2"><text:s text:c="4"/>@Override</text:span></text:p>
      <text:p text:style-name="P1"><text:span text:style-name="T2"><text:s text:c="4"/></text:span><text:span text:style-name="T5">protected</text:span><text:span text:style-name="T2"> </text:span><text:span text:style-name="T5">void</text:span><text:span text:style-name="T2"> doGet</text:span><text:span text:style-name="T7">(</text:span><text:span text:style-name="T2">HttpServletRequest request</text:span><text:span text:style-name="T7">,</text:span><text:span text:style-name="T2"> HttpServletResponse response</text:span><text:span text:style-name="T7">)</text:span></text:p>
      <text:p text:style-name="P1"><text:span text:style-name="T2"><text:s text:c="12"/></text:span><text:span text:style-name="T8">throws</text:span><text:span text:style-name="T2"> ServletException</text:span><text:span text:style-name="T7">,</text:span><text:span text:style-name="T2"> IOException </text:span><text:span text:style-name="T7">{</text:span></text:p>
      <text:p text:style-name="P1"><text:span text:style-name="T2"><text:s text:c="8"/>processRequest</text:span><text:span text:style-name="T7">(</text:span><text:span text:style-name="T2">request</text:span><text:span text:style-name="T7">,</text:span><text:span text:style-name="T2"> response</text:span><text:span text:style-name="T7">);</text:span></text:p>
      <text:p text:style-name="P1"><text:span text:style-name="T2"><text:s text:c="4"/></text:span><text:span text:style-name="T7">}</text:span></text:p>
      <text:p text:style-name="P4"/>
      <text:p text:style-name="P1"><text:span text:style-name="T2"><text:s text:c="4"/></text:span><text:span text:style-name="T11">/**</text:span></text:p>
      <text:p text:style-name="P6"><text:s text:c="5"/>* Handles the HTTP</text:p>
      <text:p text:style-name="P6"><text:s text:c="5"/>* &lt;code&gt;POST&lt;/code&gt; method.</text:p>
      <text:p text:style-name="P6"><text:s text:c="5"/>*</text:p>
      <text:p text:style-name="P1"><text:span text:style-name="T11"><text:s text:c="5"/>* </text:span><text:span text:style-name="T12">@param</text:span><text:span text:style-name="T11"> request servlet request</text:span></text:p>
      <text:p text:style-name="P1"><text:span text:style-name="T11"><text:s text:c="5"/>* </text:span><text:span text:style-name="T12">@param</text:span><text:span text:style-name="T11"> response servlet response</text:span></text:p>
      <text:p text:style-name="P1"><text:span text:style-name="T11"><text:s text:c="5"/>* </text:span><text:span text:style-name="T12">@throws</text:span><text:span text:style-name="T11"> ServletException if a servlet-specific error occurs</text:span></text:p>
      <text:p text:style-name="P1"><text:span text:style-name="T11"><text:s text:c="5"/>* </text:span><text:span text:style-name="T12">@throws</text:span><text:span text:style-name="T11"> IOException if an I/O error occurs</text:span></text:p>
      <text:p text:style-name="P6"><text:s text:c="5"/>*/</text:p>
      <text:p text:style-name="P1"><text:span text:style-name="T2"><text:s text:c="4"/>@Override</text:span></text:p>
      <text:p text:style-name="P1"><text:span text:style-name="T2"><text:s text:c="4"/></text:span><text:span text:style-name="T5">protected</text:span><text:span text:style-name="T2"> </text:span><text:span text:style-name="T5">void</text:span><text:span text:style-name="T2"> doPost</text:span><text:span text:style-name="T7">(</text:span><text:span text:style-name="T2">HttpServletRequest request</text:span><text:span text:style-name="T7">,</text:span><text:span text:style-name="T2"> HttpServletResponse response</text:span><text:span text:style-name="T7">)</text:span></text:p>
      <text:p text:style-name="P1"><text:span text:style-name="T2"><text:s text:c="12"/></text:span><text:span text:style-name="T8">throws</text:span><text:span text:style-name="T2"> ServletException</text:span><text:span text:style-name="T7">,</text:span><text:span text:style-name="T2"> IOException </text:span><text:span text:style-name="T7">{</text:span></text:p>
      <text:p text:style-name="P1"><text:span text:style-name="T2"><text:s text:c="8"/>processRequest</text:span><text:span text:style-name="T7">(</text:span><text:span text:style-name="T2">request</text:span><text:span text:style-name="T7">,</text:span><text:span text:style-name="T2"> response</text:span><text:span text:style-name="T7">);</text:span></text:p>
      <text:p text:style-name="P1"><text:span text:style-name="T2"><text:s text:c="4"/></text:span><text:span text:style-name="T7">}</text:span></text:p>
      <text:p text:style-name="P4"/>
      <text:p text:style-name="P1"><text:span text:style-name="T2"><text:s text:c="4"/></text:span><text:span text:style-name="T11">/**</text:span></text:p>
      <text:p text:style-name="P6"><text:s text:c="5"/>* Returns a short description of the servlet.</text:p>
      <text:p text:style-name="P6"><text:s text:c="5"/>*</text:p>
      <text:p text:style-name="P1"><text:span text:style-name="T11"><text:s text:c="5"/>* </text:span><text:span text:style-name="T12">@return</text:span><text:span text:style-name="T11"> a String containing servlet description</text:span></text:p>
      <text:p text:style-name="P6"><text:s text:c="5"/>*/</text:p>
      <text:p text:style-name="P1"><text:span text:style-name="T2"><text:s text:c="4"/>@Override</text:span></text:p>
      <text:p text:style-name="P1"><text:span text:style-name="T2"><text:s text:c="4"/></text:span><text:span text:style-name="T5">public</text:span><text:span text:style-name="T2"> String getServletInfo</text:span><text:span text:style-name="T7">()</text:span><text:span text:style-name="T2"> </text:span><text:span text:style-name="T7">{</text:span></text:p>
      <text:p text:style-name="P1"><text:span text:style-name="T2"><text:s text:c="8"/></text:span><text:span text:style-name="T8">return</text:span><text:span text:style-name="T2"> </text:span><text:span text:style-name="T13">"Short description"</text:span><text:span text:style-name="T7">;</text:span></text:p>
      <text:p text:style-name="P1"><text:span text:style-name="T2"><text:s text:c="4"/></text:span><text:span text:style-name="T7">}</text:span><text:span text:style-name="T15">// &lt;/editor-fold&gt;</text:span></text:p>
      <text:p text:style-name="P7">}</text:p>
      <text:p text:style-name="Text_20_body"/>
      <text:h text:style-name="P14" text:outline-level="3">MagicNumberServlet.java</text:h>
      <text:p text:style-name="Text_20_body"/>
      <text:p text:style-name="P2">/*</text:p>
      <text:p text:style-name="P3"><text:s/>* To change this template, choose Tools | Templates</text:p>
      <text:p text:style-name="P3"><text:s/>* and open the template in the editor.</text:p>
      <text:p text:style-name="P3"><text:s/>*/</text:p>
      <text:p text:style-name="P1"><text:span text:style-name="T4">package</text:span><text:span text:style-name="T1"> Servlet</text:span><text:span text:style-name="T7">;</text:span></text:p>
      <text:p text:style-name="P4"/>
      <text:p text:style-name="P1"><text:span text:style-name="T8">import</text:span><text:span text:style-name="T2"> java</text:span><text:span text:style-name="T7">.</text:span><text:span text:style-name="T2">io</text:span><text:span text:style-name="T7">.</text:span><text:span text:style-name="T2">IOException</text:span><text:span text:style-name="T7">;</text:span></text:p>
      <text:p text:style-name="P1"><text:span text:style-name="T8">import</text:span><text:span text:style-name="T2"> java</text:span><text:span text:style-name="T7">.</text:span><text:span text:style-name="T2">io</text:span><text:span text:style-name="T7">.</text:span><text:span text:style-name="T2">PrintWriter</text:span><text:span text:style-name="T7">;</text:span></text:p>
      <text:p text:style-name="P1"><text:span text:style-name="T8">import</text:span><text:span text:style-name="T2"> javax</text:span><text:span text:style-name="T7">.</text:span><text:span text:style-name="T2">servlet</text:span><text:span text:style-name="T7">.</text:span><text:span text:style-name="T2">ServletException</text:span><text:span text:style-name="T7">;</text:span></text:p>
      <text:p text:style-name="P1"><text:span text:style-name="T8">import</text:span><text:span text:style-name="T2"> javax</text:span><text:span text:style-name="T7">.</text:span><text:span text:style-name="T2">servlet</text:span><text:span text:style-name="T7">.</text:span><text:span text:style-name="T2">http</text:span><text:span text:style-name="T7">.</text:span><text:span text:style-name="T2">HttpServlet</text:span><text:span text:style-name="T7">;</text:span></text:p>
      <text:p text:style-name="P1"><text:span text:style-name="T8">import</text:span><text:span text:style-name="T2"> javax</text:span><text:span text:style-name="T7">.</text:span><text:span text:style-name="T2">servlet</text:span><text:span text:style-name="T7">.</text:span><text:span text:style-name="T2">http</text:span><text:span text:style-name="T7">.</text:span><text:span text:style-name="T2">HttpServletRequest</text:span><text:span text:style-name="T7">;</text:span></text:p>
      <text:p text:style-name="P1"><text:span text:style-name="T8">import</text:span><text:span text:style-name="T2"> javax</text:span><text:span text:style-name="T7">.</text:span><text:span text:style-name="T2">servlet</text:span><text:span text:style-name="T7">.</text:span><text:span text:style-name="T2">http</text:span><text:span text:style-name="T7">.</text:span><text:span text:style-name="T2">HttpServletResponse</text:span><text:span text:style-name="T7">;</text:span></text:p>
      <text:p text:style-name="P4"/>
      <text:p text:style-name="P6">/**</text:p>
      <text:p text:style-name="P6"><text:s/>*</text:p>
      <text:p text:style-name="P1"><text:span text:style-name="T11"><text:s/>* </text:span><text:span text:style-name="T12">@author</text:span><text:span text:style-name="T11"> delskev</text:span></text:p>
      <text:p text:style-name="P6"><text:s/>*/</text:p>
      <text:p text:style-name="P1"><text:span text:style-name="T5">public</text:span><text:span text:style-name="T2"> </text:span><text:span text:style-name="T5">class</text:span><text:span text:style-name="T2"> MagicNumberServlet </text:span><text:span text:style-name="T8">extends</text:span><text:span text:style-name="T2"> HttpServlet </text:span><text:span text:style-name="T7">{</text:span></text:p>
      <text:p text:style-name="P4"/>
      <text:p text:style-name="P1"><text:span text:style-name="T2"><text:s text:c="4"/></text:span><text:span text:style-name="T11">/**</text:span></text:p>
      <text:p text:style-name="P6"><text:s text:c="5"/>* Processes requests for both HTTP</text:p>
      <text:p text:style-name="P6"><text:s text:c="5"/>* &lt;code&gt;GET&lt;/code&gt; and</text:p>
      <text:p text:style-name="P6"><text:s text:c="5"/>* &lt;code&gt;POST&lt;/code&gt; methods.</text:p>
      <text:p text:style-name="P6"><text:s text:c="5"/>*</text:p>
      <text:p text:style-name="P1"><text:span text:style-name="T11"><text:s text:c="5"/>* </text:span><text:span text:style-name="T12">@param</text:span><text:span text:style-name="T11"> request servlet request</text:span></text:p>
      <text:p text:style-name="P1"><text:span text:style-name="T11"><text:s text:c="5"/>* </text:span><text:span text:style-name="T12">@param</text:span><text:span text:style-name="T11"> response servlet response</text:span></text:p>
      <text:p text:style-name="P1"><text:span text:style-name="T11"><text:s text:c="5"/>* </text:span><text:span text:style-name="T12">@throws</text:span><text:span text:style-name="T11"> ServletException if a servlet-specific error occurs</text:span></text:p>
      <text:p text:style-name="P1"><text:span text:style-name="T11"><text:s text:c="5"/>* </text:span><text:span text:style-name="T12">@throws</text:span><text:span text:style-name="T11"> IOException if an I/O error occurs</text:span></text:p>
      <text:p text:style-name="P6"><text:s text:c="5"/>*/</text:p>
      <text:p text:style-name="P1"><text:span text:style-name="T2"><text:s text:c="4"/></text:span><text:span text:style-name="T5">protected</text:span><text:span text:style-name="T2"> </text:span><text:span text:style-name="T5">void</text:span><text:span text:style-name="T2"> processRequest</text:span><text:span text:style-name="T7">(</text:span><text:span text:style-name="T2">HttpServletRequest request</text:span><text:span text:style-name="T7">,</text:span><text:span text:style-name="T2"> HttpServletResponse response</text:span><text:span text:style-name="T7">)</text:span></text:p>
      <text:p text:style-name="P1"><text:span text:style-name="T2"><text:s text:c="12"/></text:span><text:span text:style-name="T8">throws</text:span><text:span text:style-name="T2"> ServletException</text:span><text:span text:style-name="T7">,</text:span><text:span text:style-name="T2"> IOException </text:span><text:span text:style-name="T7">{</text:span></text:p>
      <text:p text:style-name="P1"><text:span text:style-name="T2"><text:s text:c="8"/>response</text:span><text:span text:style-name="T7">.</text:span><text:span text:style-name="T2">setContentType</text:span><text:span text:style-name="T7">(</text:span><text:span text:style-name="T13">"text/text"</text:span><text:span text:style-name="T7">);</text:span></text:p>
      <text:p text:style-name="P1"><text:span text:style-name="T2"><text:s text:c="8"/>PrintWriter out </text:span><text:span text:style-name="T7">=</text:span><text:span text:style-name="T2"> response</text:span><text:span text:style-name="T7">.</text:span><text:span text:style-name="T2">getWriter</text:span><text:span text:style-name="T7">();</text:span></text:p>
      <text:p text:style-name="P4"><text:s text:c="8"/></text:p>
      <text:p text:style-name="P1"><text:span text:style-name="T2"><text:s text:c="8"/>String action </text:span><text:span text:style-name="T7">=</text:span><text:span text:style-name="T2"> request</text:span><text:span text:style-name="T7">.</text:span><text:span text:style-name="T2">getParameter</text:span><text:span text:style-name="T7">(</text:span><text:span text:style-name="T13">"action"</text:span><text:span text:style-name="T7">);</text:span></text:p>
      <text:p text:style-name="P1"><text:span text:style-name="T2"><text:s text:c="8"/></text:span><text:span text:style-name="T8">if</text:span><text:span text:style-name="T7">(</text:span><text:span text:style-name="T2"> action</text:span><text:span text:style-name="T7">.</text:span><text:span text:style-name="T2">equals</text:span><text:span text:style-name="T7">(</text:span><text:span text:style-name="T13">"GetNumber"</text:span><text:span text:style-name="T7">)){</text:span></text:p>
      <text:p text:style-name="P1"><text:span text:style-name="T2"><text:s text:c="12"/></text:span><text:span text:style-name="T5">int</text:span><text:span text:style-name="T2"> randomNumber </text:span><text:span text:style-name="T7">=</text:span><text:span text:style-name="T2"> </text:span><text:span text:style-name="T7">(</text:span><text:span text:style-name="T5">int</text:span><text:span text:style-name="T7">)</text:span><text:span text:style-name="T2"> </text:span><text:span text:style-name="T7">((</text:span><text:span text:style-name="T2">Math</text:span><text:span text:style-name="T7">.</text:span><text:span text:style-name="T2">random</text:span><text:span text:style-name="T7">()+</text:span><text:span text:style-name="T14">1.0</text:span><text:span text:style-name="T7">)</text:span><text:span text:style-name="T2"> </text:span><text:span text:style-name="T7">*</text:span><text:span text:style-name="T2"> </text:span><text:span text:style-name="T14">10</text:span><text:span text:style-name="T7">);</text:span></text:p>
      <text:p text:style-name="P1"><text:span text:style-name="T2"><text:s text:c="12"/>out</text:span><text:span text:style-name="T7">.</text:span><text:span text:style-name="T2">println</text:span><text:span text:style-name="T7">(</text:span><text:span text:style-name="T2">randomNumber</text:span><text:span text:style-name="T7">+</text:span><text:span text:style-name="T13">""</text:span><text:span text:style-name="T7">);</text:span></text:p>
      <text:p text:style-name="P1"><text:span text:style-name="T2"><text:s text:c="8"/></text:span><text:span text:style-name="T7">}</text:span></text:p>
      <text:p text:style-name="P1"><text:span text:style-name="T2"><text:s text:c="8"/>out</text:span><text:span text:style-name="T7">.</text:span><text:span text:style-name="T2">flush</text:span><text:span text:style-name="T7">();</text:span></text:p>
      <text:p text:style-name="P1"><text:span text:style-name="T2"><text:s text:c="8"/>out</text:span><text:span text:style-name="T7">.</text:span><text:span text:style-name="T2">close</text:span><text:span text:style-name="T7">();</text:span></text:p>
      <text:p text:style-name="P1"><text:span text:style-name="T2"><text:s text:c="4"/></text:span><text:span text:style-name="T7">}</text:span></text:p>
      <text:p text:style-name="P4"/>
      <text:p text:style-name="P1"><text:span text:style-name="T2"><text:s text:c="4"/></text:span><text:span text:style-name="T15">// &lt;editor-fold defaultstate="collapsed" desc="HttpServlet methods. Click on the + sign on the left to edit the code."&gt;</text:span></text:p>
      <text:p text:style-name="P1"><text:span text:style-name="T2"><text:s text:c="4"/></text:span><text:span text:style-name="T11">/**</text:span></text:p>
      <text:p text:style-name="P6"><text:s text:c="5"/>* Handles the HTTP</text:p>
      <text:p text:style-name="P6"><text:s text:c="5"/>* &lt;code&gt;GET&lt;/code&gt; method.</text:p>
      <text:p text:style-name="P6"><text:s text:c="5"/>*</text:p>
      <text:p text:style-name="P1"><text:span text:style-name="T11"><text:s text:c="5"/>* </text:span><text:span text:style-name="T12">@param</text:span><text:span text:style-name="T11"> request servlet request</text:span></text:p>
      <text:p text:style-name="P1"><text:span text:style-name="T11"><text:s text:c="5"/>* </text:span><text:span text:style-name="T12">@param</text:span><text:span text:style-name="T11"> response servlet response</text:span></text:p>
      <text:p text:style-name="P1"><text:span text:style-name="T11"><text:s text:c="5"/>* </text:span><text:span text:style-name="T12">@throws</text:span><text:span text:style-name="T11"> ServletException if a servlet-specific error occurs</text:span></text:p>
      <text:p text:style-name="P1"><text:span text:style-name="T11"><text:s text:c="5"/>* </text:span><text:span text:style-name="T12">@throws</text:span><text:span text:style-name="T11"> IOException if an I/O error occurs</text:span></text:p>
      <text:p text:style-name="P6"><text:s text:c="5"/>*/</text:p>
      <text:p text:style-name="P1"><text:span text:style-name="T2"><text:s text:c="4"/>@Override</text:span></text:p>
      <text:p text:style-name="P1"><text:span text:style-name="T2"><text:s text:c="4"/></text:span><text:span text:style-name="T5">protected</text:span><text:span text:style-name="T2"> </text:span><text:span text:style-name="T5">void</text:span><text:span text:style-name="T2"> doGet</text:span><text:span text:style-name="T7">(</text:span><text:span text:style-name="T2">HttpServletRequest request</text:span><text:span text:style-name="T7">,</text:span><text:span text:style-name="T2"> HttpServletResponse response</text:span><text:span text:style-name="T7">)</text:span></text:p>
      <text:p text:style-name="P1"><text:soft-page-break/><text:span text:style-name="T2"><text:s text:c="12"/></text:span><text:span text:style-name="T8">throws</text:span><text:span text:style-name="T2"> ServletException</text:span><text:span text:style-name="T7">,</text:span><text:span text:style-name="T2"> IOException </text:span><text:span text:style-name="T7">{</text:span></text:p>
      <text:p text:style-name="P1"><text:span text:style-name="T2"><text:s text:c="8"/>processRequest</text:span><text:span text:style-name="T7">(</text:span><text:span text:style-name="T2">request</text:span><text:span text:style-name="T7">,</text:span><text:span text:style-name="T2"> response</text:span><text:span text:style-name="T7">);</text:span></text:p>
      <text:p text:style-name="P1"><text:span text:style-name="T2"><text:s text:c="4"/></text:span><text:span text:style-name="T7">}</text:span></text:p>
      <text:p text:style-name="P4"/>
      <text:p text:style-name="P1"><text:span text:style-name="T2"><text:s text:c="4"/></text:span><text:span text:style-name="T11">/**</text:span></text:p>
      <text:p text:style-name="P6"><text:s text:c="5"/>* Handles the HTTP</text:p>
      <text:p text:style-name="P6"><text:s text:c="5"/>* &lt;code&gt;POST&lt;/code&gt; method.</text:p>
      <text:p text:style-name="P6"><text:s text:c="5"/>*</text:p>
      <text:p text:style-name="P1"><text:span text:style-name="T11"><text:s text:c="5"/>* </text:span><text:span text:style-name="T12">@param</text:span><text:span text:style-name="T11"> request servlet request</text:span></text:p>
      <text:p text:style-name="P1"><text:span text:style-name="T11"><text:s text:c="5"/>* </text:span><text:span text:style-name="T12">@param</text:span><text:span text:style-name="T11"> response servlet response</text:span></text:p>
      <text:p text:style-name="P1"><text:span text:style-name="T11"><text:s text:c="5"/>* </text:span><text:span text:style-name="T12">@throws</text:span><text:span text:style-name="T11"> ServletException if a servlet-specific error occurs</text:span></text:p>
      <text:p text:style-name="P1"><text:span text:style-name="T11"><text:s text:c="5"/>* </text:span><text:span text:style-name="T12">@throws</text:span><text:span text:style-name="T11"> IOException if an I/O error occurs</text:span></text:p>
      <text:p text:style-name="P6"><text:s text:c="5"/>*/</text:p>
      <text:p text:style-name="P1"><text:span text:style-name="T2"><text:s text:c="4"/>@Override</text:span></text:p>
      <text:p text:style-name="P1"><text:span text:style-name="T2"><text:s text:c="4"/></text:span><text:span text:style-name="T5">protected</text:span><text:span text:style-name="T2"> </text:span><text:span text:style-name="T5">void</text:span><text:span text:style-name="T2"> doPost</text:span><text:span text:style-name="T7">(</text:span><text:span text:style-name="T2">HttpServletRequest request</text:span><text:span text:style-name="T7">,</text:span><text:span text:style-name="T2"> HttpServletResponse response</text:span><text:span text:style-name="T7">)</text:span></text:p>
      <text:p text:style-name="P1"><text:span text:style-name="T2"><text:s text:c="12"/></text:span><text:span text:style-name="T8">throws</text:span><text:span text:style-name="T2"> ServletException</text:span><text:span text:style-name="T7">,</text:span><text:span text:style-name="T2"> IOException </text:span><text:span text:style-name="T7">{</text:span></text:p>
      <text:p text:style-name="P1"><text:span text:style-name="T2"><text:s text:c="8"/>processRequest</text:span><text:span text:style-name="T7">(</text:span><text:span text:style-name="T2">request</text:span><text:span text:style-name="T7">,</text:span><text:span text:style-name="T2"> response</text:span><text:span text:style-name="T7">);</text:span></text:p>
      <text:p text:style-name="P1"><text:span text:style-name="T2"><text:s text:c="4"/></text:span><text:span text:style-name="T7">}</text:span></text:p>
      <text:p text:style-name="P4"/>
      <text:p text:style-name="P1"><text:span text:style-name="T2"><text:s text:c="4"/></text:span><text:span text:style-name="T11">/**</text:span></text:p>
      <text:p text:style-name="P6"><text:s text:c="5"/>* Returns a short description of the servlet.</text:p>
      <text:p text:style-name="P6"><text:s text:c="5"/>*</text:p>
      <text:p text:style-name="P1"><text:span text:style-name="T11"><text:s text:c="5"/>* </text:span><text:span text:style-name="T12">@return</text:span><text:span text:style-name="T11"> a String containing servlet description</text:span></text:p>
      <text:p text:style-name="P6"><text:s text:c="5"/>*/</text:p>
      <text:p text:style-name="P1"><text:span text:style-name="T2"><text:s text:c="4"/>@Override</text:span></text:p>
      <text:p text:style-name="P1"><text:span text:style-name="T2"><text:s text:c="4"/></text:span><text:span text:style-name="T5">public</text:span><text:span text:style-name="T2"> String getServletInfo</text:span><text:span text:style-name="T7">()</text:span><text:span text:style-name="T2"> </text:span><text:span text:style-name="T7">{</text:span></text:p>
      <text:p text:style-name="P1"><text:span text:style-name="T2"><text:s text:c="8"/></text:span><text:span text:style-name="T8">return</text:span><text:span text:style-name="T2"> </text:span><text:span text:style-name="T13">"Short description"</text:span><text:span text:style-name="T7">;</text:span></text:p>
      <text:p text:style-name="P1"><text:span text:style-name="T2"><text:s text:c="4"/></text:span><text:span text:style-name="T7">}</text:span><text:span text:style-name="T15">// &lt;/editor-fold&gt;</text:span></text:p>
      <text:p text:style-name="P7">}</text:p>
      <text:p text:style-name="Text_20_body"/>
      <text:h text:style-name="P14" text:outline-level="3">controlServlet.java</text:h>
      <text:p text:style-name="Text_20_body"/>
      <text:p text:style-name="Standard"><text:span text:style-name="T4">package</text:span><text:span text:style-name="T1"> Servlet</text:span><text:span text:style-name="T7">;</text:span></text:p>
      <text:p text:style-name="P4"/>
      <text:p text:style-name="P1"><text:span text:style-name="T8">import</text:span><text:span text:style-name="T2"> Session</text:span><text:span text:style-name="T7">.</text:span><text:span text:style-name="T2">UserInfo</text:span><text:span text:style-name="T7">;</text:span></text:p>
      <text:p text:style-name="P1"><text:span text:style-name="T8">import</text:span><text:span text:style-name="T2"> Vues</text:span><text:span text:style-name="T7">.</text:span><text:span text:style-name="T2">Vues</text:span><text:span text:style-name="T7">;</text:span></text:p>
      <text:p text:style-name="P1"><text:span text:style-name="T8">import</text:span><text:span text:style-name="T2"> java</text:span><text:span text:style-name="T7">.</text:span><text:span text:style-name="T2">io</text:span><text:span text:style-name="T7">.</text:span><text:span text:style-name="T2">IOException</text:span><text:span text:style-name="T7">;</text:span></text:p>
      <text:p text:style-name="P1"><text:span text:style-name="T8">import</text:span><text:span text:style-name="T2"> javax</text:span><text:span text:style-name="T7">.</text:span><text:span text:style-name="T2">servlet</text:span><text:span text:style-name="T7">.</text:span><text:span text:style-name="T2">ServletException</text:span><text:span text:style-name="T7">;</text:span></text:p>
      <text:p text:style-name="P1"><text:span text:style-name="T8">import</text:span><text:span text:style-name="T2"> javax</text:span><text:span text:style-name="T7">.</text:span><text:span text:style-name="T2">servlet</text:span><text:span text:style-name="T7">.</text:span><text:span text:style-name="T2">http</text:span><text:span text:style-name="T7">.</text:span><text:span text:style-name="T2">HttpServlet</text:span><text:span text:style-name="T7">;</text:span></text:p>
      <text:p text:style-name="P1"><text:span text:style-name="T8">import</text:span><text:span text:style-name="T2"> javax</text:span><text:span text:style-name="T7">.</text:span><text:span text:style-name="T2">servlet</text:span><text:span text:style-name="T7">.</text:span><text:span text:style-name="T2">http</text:span><text:span text:style-name="T7">.</text:span><text:span text:style-name="T2">HttpServletRequest</text:span><text:span text:style-name="T7">;</text:span></text:p>
      <text:p text:style-name="P1"><text:span text:style-name="T8">import</text:span><text:span text:style-name="T2"> javax</text:span><text:span text:style-name="T7">.</text:span><text:span text:style-name="T2">servlet</text:span><text:span text:style-name="T7">.</text:span><text:span text:style-name="T2">http</text:span><text:span text:style-name="T7">.</text:span><text:span text:style-name="T2">HttpServletResponse</text:span><text:span text:style-name="T7">;</text:span></text:p>
      <text:p text:style-name="P4"/>
      <text:p text:style-name="P6">/**</text:p>
      <text:p text:style-name="P6"><text:s/>* Servlet gérant la navigation sur le site une fois loggé</text:p>
      <text:p text:style-name="P6"><text:s/>* </text:p>
      <text:p text:style-name="P1"><text:span text:style-name="T11"><text:s/>* </text:span><text:span text:style-name="T12">@author</text:span><text:span text:style-name="T11"> T4g1</text:span></text:p>
      <text:p text:style-name="P6"><text:s/>*/</text:p>
      <text:p text:style-name="P1"><text:span text:style-name="T5">public</text:span><text:span text:style-name="T2"> </text:span><text:span text:style-name="T5">class</text:span><text:span text:style-name="T2"> controlServlet </text:span><text:span text:style-name="T8">extends</text:span><text:span text:style-name="T2"> HttpServlet </text:span><text:span text:style-name="T7">{</text:span></text:p>
      <text:p text:style-name="P1"><text:span text:style-name="T2"><text:s text:c="4"/></text:span><text:span text:style-name="T5">private</text:span><text:span text:style-name="T2"> UserInfo userinfo</text:span><text:span text:style-name="T7">;</text:span></text:p>
      <text:p text:style-name="P4"/>
      <text:p text:style-name="P1"><text:span text:style-name="T2"><text:s text:c="4"/></text:span><text:span text:style-name="T11">/**</text:span></text:p>
      <text:p text:style-name="P6"><text:s text:c="5"/>* Processes requests for both HTTP</text:p>
      <text:p text:style-name="P6"><text:s text:c="5"/>* &lt;code&gt;GET&lt;/code&gt; and</text:p>
      <text:p text:style-name="P6"><text:s text:c="5"/>* &lt;code&gt;POST&lt;/code&gt; methods.</text:p>
      <text:p text:style-name="P6"><text:s text:c="5"/>*</text:p>
      <text:p text:style-name="P1"><text:span text:style-name="T11"><text:s text:c="5"/>* </text:span><text:span text:style-name="T12">@param</text:span><text:span text:style-name="T11"> request servlet request</text:span></text:p>
      <text:p text:style-name="P1"><text:span text:style-name="T11"><text:s text:c="5"/>* </text:span><text:span text:style-name="T12">@param</text:span><text:span text:style-name="T11"> response servlet response</text:span></text:p>
      <text:p text:style-name="P1"><text:span text:style-name="T11"><text:s text:c="5"/>* </text:span><text:span text:style-name="T12">@throws</text:span><text:span text:style-name="T11"> ServletException if a servlet-specific error occurs</text:span></text:p>
      <text:p text:style-name="P1"><text:span text:style-name="T11"><text:s text:c="5"/>* </text:span><text:span text:style-name="T12">@throws</text:span><text:span text:style-name="T11"> IOException if an I/O error occurs</text:span></text:p>
      <text:p text:style-name="P6"><text:s text:c="5"/>*/</text:p>
      <text:p text:style-name="P1"><text:span text:style-name="T2"><text:s text:c="4"/></text:span><text:span text:style-name="T5">protected</text:span><text:span text:style-name="T2"> </text:span><text:span text:style-name="T5">void</text:span><text:span text:style-name="T2"> processRequest</text:span><text:span text:style-name="T7">(</text:span></text:p>
      <text:p text:style-name="P1"><text:span text:style-name="T2"><text:s text:c="12"/>HttpServletRequest request</text:span><text:span text:style-name="T7">,</text:span><text:span text:style-name="T2"> HttpServletResponse response</text:span><text:span text:style-name="T7">)</text:span></text:p>
      <text:p text:style-name="P1"><text:span text:style-name="T2"><text:s text:c="12"/></text:span><text:span text:style-name="T8">throws</text:span><text:span text:style-name="T2"> ServletException</text:span><text:span text:style-name="T7">,</text:span><text:span text:style-name="T2"> IOException </text:span><text:span text:style-name="T7">{</text:span></text:p>
      <text:p text:style-name="P1"><text:span text:style-name="T2"><text:s text:c="8"/></text:span><text:span text:style-name="T15">//préparation du header pour la réponse</text:span></text:p>
      <text:p text:style-name="P1"><text:span text:style-name="T2"><text:s text:c="8"/>response</text:span><text:span text:style-name="T7">.</text:span><text:span text:style-name="T2">setContentType</text:span><text:span text:style-name="T7">(</text:span><text:span text:style-name="T13">"text/html;charset=UTF-8"</text:span><text:span text:style-name="T7">);</text:span></text:p>
      <text:p text:style-name="P4"><text:s text:c="8"/></text:p>
      <text:p text:style-name="P1"><text:span text:style-name="T2"><text:s text:c="8"/></text:span><text:span text:style-name="T15">// Récupére les informations utilisateur</text:span></text:p>
      <text:p text:style-name="P1"><text:span text:style-name="T2"><text:s text:c="8"/>userinfo </text:span><text:span text:style-name="T7">=</text:span><text:span text:style-name="T2"> UserInfo</text:span><text:span text:style-name="T7">.</text:span><text:span text:style-name="T2">getUserInfo</text:span><text:span text:style-name="T7">(</text:span><text:span text:style-name="T2">request</text:span><text:span text:style-name="T7">);</text:span></text:p>
      <text:p text:style-name="P4"><text:s text:c="8"/></text:p>
      <text:p text:style-name="P1"><text:span text:style-name="T2"><text:s text:c="8"/></text:span><text:span text:style-name="T15">// Vérifie l'action</text:span></text:p>
      <text:p text:style-name="P1"><text:span text:style-name="T2"><text:s text:c="8"/>String action </text:span><text:span text:style-name="T7">=</text:span><text:span text:style-name="T2"> request</text:span><text:span text:style-name="T7">.</text:span><text:span text:style-name="T2">getParameter</text:span><text:span text:style-name="T7">(</text:span><text:span text:style-name="T13">"action"</text:span><text:span text:style-name="T7">);</text:span></text:p>
      <text:p text:style-name="P1"><text:span text:style-name="T2"><text:s text:c="8"/></text:span><text:span text:style-name="T8">if</text:span><text:span text:style-name="T7">(</text:span><text:span text:style-name="T2">action </text:span><text:span text:style-name="T7">==</text:span><text:span text:style-name="T2"> </text:span><text:span text:style-name="T8">null</text:span><text:span text:style-name="T7">)</text:span><text:span text:style-name="T2"> action </text:span><text:span text:style-name="T7">=</text:span><text:span text:style-name="T2"> </text:span><text:span text:style-name="T13">"acceuil"</text:span><text:span text:style-name="T7">;</text:span></text:p>
      <text:p text:style-name="P4"><text:s text:c="8"/></text:p>
      <text:p text:style-name="P1"><text:span text:style-name="T2"><text:s text:c="8"/></text:span><text:span text:style-name="T8">if</text:span><text:span text:style-name="T7">(</text:span><text:span text:style-name="T2">action</text:span><text:span text:style-name="T7">.</text:span><text:span text:style-name="T2">equals</text:span><text:span text:style-name="T7">(</text:span><text:span text:style-name="T13">"listing"</text:span><text:span text:style-name="T7">))</text:span></text:p>
      <text:p text:style-name="P1"><text:span text:style-name="T2"><text:s text:c="8"/></text:span><text:span text:style-name="T7">{</text:span></text:p>
      <text:p text:style-name="P1"><text:span text:style-name="T2"><text:s text:c="12"/>userinfo</text:span><text:span text:style-name="T7">.</text:span><text:span text:style-name="T2">setPage</text:span><text:span text:style-name="T7">(</text:span><text:span text:style-name="T13">"listing"</text:span><text:span text:style-name="T7">);</text:span></text:p>
      <text:p text:style-name="P1"><text:span text:style-name="T2"><text:s text:c="8"/></text:span><text:span text:style-name="T7">}</text:span></text:p>
      <text:p text:style-name="P1"><text:span text:style-name="T2"><text:s text:c="8"/></text:span><text:span text:style-name="T8">else</text:span><text:span text:style-name="T2"> </text:span><text:span text:style-name="T8">if</text:span><text:span text:style-name="T7">(</text:span><text:span text:style-name="T2">action</text:span><text:span text:style-name="T7">.</text:span><text:span text:style-name="T2">equals</text:span><text:span text:style-name="T7">(</text:span><text:span text:style-name="T13">"logoff"</text:span><text:span text:style-name="T7">))</text:span></text:p>
      <text:p text:style-name="P1"><text:span text:style-name="T2"><text:s text:c="8"/></text:span><text:span text:style-name="T7">{</text:span></text:p>
      <text:p text:style-name="P1"><text:span text:style-name="T2"><text:s text:c="12"/>userinfo</text:span><text:span text:style-name="T7">.</text:span><text:span text:style-name="T2">cancelCaddie</text:span><text:span text:style-name="T7">();</text:span></text:p>
      <text:p text:style-name="P1"><text:span text:style-name="T2"><text:s text:c="12"/>userinfo</text:span><text:span text:style-name="T7">.</text:span><text:span text:style-name="T2">setLogged</text:span><text:span text:style-name="T7">(</text:span><text:span text:style-name="T8">false</text:span><text:span text:style-name="T7">);</text:span></text:p>
      <text:p text:style-name="P4"><text:s text:c="12"/></text:p>
      <text:p text:style-name="P1"><text:span text:style-name="T2"><text:s text:c="12"/>userinfo</text:span><text:span text:style-name="T7">.</text:span><text:span text:style-name="T2">setPage</text:span><text:span text:style-name="T7">(</text:span><text:span text:style-name="T13">"index"</text:span><text:span text:style-name="T7">);</text:span></text:p>
      <text:p text:style-name="P1"><text:span text:style-name="T2"><text:s text:c="8"/></text:span><text:span text:style-name="T7">}</text:span></text:p>
      <text:p text:style-name="P1"><text:span text:style-name="T2"><text:s text:c="8"/></text:span><text:span text:style-name="T8">else</text:span><text:span text:style-name="T2"> </text:span><text:span text:style-name="T8">if</text:span><text:span text:style-name="T7">(</text:span><text:span text:style-name="T2">action</text:span><text:span text:style-name="T7">.</text:span><text:span text:style-name="T2">equals</text:span><text:span text:style-name="T7">(</text:span><text:span text:style-name="T13">"commander"</text:span><text:span text:style-name="T7">))</text:span></text:p>
      <text:p text:style-name="P1"><text:span text:style-name="T2"><text:s text:c="8"/></text:span><text:span text:style-name="T7">{</text:span></text:p>
      <text:p text:style-name="P1"><text:span text:style-name="T2"><text:s text:c="12"/></text:span><text:span text:style-name="T8">try</text:span><text:span text:style-name="T2"> </text:span><text:span text:style-name="T7">{</text:span></text:p>
      <text:p text:style-name="P1"><text:soft-page-break/><text:span text:style-name="T2"><text:s text:c="16"/></text:span><text:span text:style-name="T5">int</text:span><text:span text:style-name="T2"> numero </text:span><text:span text:style-name="T7">=</text:span><text:span text:style-name="T2"> Integer</text:span><text:span text:style-name="T7">.</text:span><text:span text:style-name="T2">parseInt</text:span><text:span text:style-name="T7">(</text:span><text:span text:style-name="T2">request</text:span><text:span text:style-name="T7">.</text:span><text:span text:style-name="T2">getParameter</text:span><text:span text:style-name="T7">(</text:span><text:span text:style-name="T13">"numero"</text:span><text:span text:style-name="T7">));</text:span></text:p>
      <text:p text:style-name="P4"><text:s text:c="12"/></text:p>
      <text:p text:style-name="P1"><text:span text:style-name="T2"><text:s text:c="16"/></text:span><text:span text:style-name="T8">if</text:span><text:span text:style-name="T7">(</text:span><text:span text:style-name="T2">userinfo</text:span><text:span text:style-name="T7">.</text:span><text:span text:style-name="T2">commander</text:span><text:span text:style-name="T7">(</text:span><text:span text:style-name="T2">numero</text:span><text:span text:style-name="T7">))</text:span></text:p>
      <text:p text:style-name="P1"><text:span text:style-name="T2"><text:s text:c="16"/></text:span><text:span text:style-name="T7">{</text:span></text:p>
      <text:p text:style-name="P1"><text:span text:style-name="T2"><text:s text:c="20"/>request</text:span><text:span text:style-name="T7">.</text:span><text:span text:style-name="T2">setAttribute</text:span><text:span text:style-name="T7">(</text:span><text:span text:style-name="T13">"message"</text:span><text:span text:style-name="T7">,</text:span><text:span text:style-name="T2"> </text:span><text:span text:style-name="T13">"Ajout au caddie réussit"</text:span><text:span text:style-name="T7">);</text:span></text:p>
      <text:p text:style-name="P1"><text:span text:style-name="T2"><text:s text:c="16"/></text:span><text:span text:style-name="T7">}</text:span></text:p>
      <text:p text:style-name="P1"><text:span text:style-name="T2"><text:s text:c="16"/></text:span><text:span text:style-name="T8">else</text:span></text:p>
      <text:p text:style-name="P1"><text:span text:style-name="T2"><text:s text:c="16"/></text:span><text:span text:style-name="T7">{</text:span></text:p>
      <text:p text:style-name="P1"><text:span text:style-name="T2"><text:s text:c="20"/>request</text:span><text:span text:style-name="T7">.</text:span><text:span text:style-name="T2">setAttribute</text:span><text:span text:style-name="T7">(</text:span><text:span text:style-name="T13">"message"</text:span><text:span text:style-name="T7">,</text:span><text:span text:style-name="T2"> </text:span></text:p>
      <text:p text:style-name="P1"><text:span text:style-name="T2"><text:s text:c="28"/></text:span><text:span text:style-name="T13">"Erreur: Impossible d'ajouter cette chambre"</text:span><text:span text:style-name="T7">);</text:span></text:p>
      <text:p text:style-name="P1"><text:span text:style-name="T2"><text:s text:c="16"/></text:span><text:span text:style-name="T7">}</text:span></text:p>
      <text:p text:style-name="P1"><text:span text:style-name="T2"><text:s text:c="12"/></text:span><text:span text:style-name="T7">}</text:span><text:span text:style-name="T2"> </text:span><text:span text:style-name="T8">catch</text:span><text:span text:style-name="T7">(</text:span><text:span text:style-name="T2">NumberFormatException e</text:span><text:span text:style-name="T7">)</text:span><text:span text:style-name="T2"> </text:span><text:span text:style-name="T7">{</text:span></text:p>
      <text:p text:style-name="P1"><text:span text:style-name="T2"><text:s text:c="16"/>request</text:span><text:span text:style-name="T7">.</text:span><text:span text:style-name="T2">setAttribute</text:span><text:span text:style-name="T7">(</text:span><text:span text:style-name="T13">"message"</text:span><text:span text:style-name="T7">,</text:span></text:p>
      <text:p text:style-name="P1"><text:span text:style-name="T2"><text:s text:c="24"/></text:span><text:span text:style-name="T13">"Erreur: Numero de chambre invalide"</text:span><text:span text:style-name="T7">);</text:span></text:p>
      <text:p text:style-name="P1"><text:span text:style-name="T2"><text:s text:c="12"/></text:span><text:span text:style-name="T7">}</text:span></text:p>
      <text:p text:style-name="P1"><text:span text:style-name="T2"><text:s text:c="8"/></text:span><text:span text:style-name="T7">}</text:span></text:p>
      <text:p text:style-name="P1"><text:span text:style-name="T2"><text:s text:c="8"/></text:span><text:span text:style-name="T8">else</text:span><text:span text:style-name="T2"> </text:span><text:span text:style-name="T8">if</text:span><text:span text:style-name="T7">(</text:span><text:span text:style-name="T2">action</text:span><text:span text:style-name="T7">.</text:span><text:span text:style-name="T2">equals</text:span><text:span text:style-name="T7">(</text:span><text:span text:style-name="T13">"caddie"</text:span><text:span text:style-name="T7">))</text:span></text:p>
      <text:p text:style-name="P1"><text:span text:style-name="T2"><text:s text:c="8"/></text:span><text:span text:style-name="T7">{</text:span></text:p>
      <text:p text:style-name="P1"><text:span text:style-name="T2"><text:s text:c="12"/>userinfo</text:span><text:span text:style-name="T7">.</text:span><text:span text:style-name="T2">setPage</text:span><text:span text:style-name="T7">(</text:span><text:span text:style-name="T13">"caddie"</text:span><text:span text:style-name="T7">);</text:span></text:p>
      <text:p text:style-name="P1"><text:span text:style-name="T2"><text:s text:c="8"/></text:span><text:span text:style-name="T7">}</text:span></text:p>
      <text:p text:style-name="P1"><text:span text:style-name="T2"><text:s text:c="8"/></text:span><text:span text:style-name="T8">else</text:span><text:span text:style-name="T2"> </text:span><text:span text:style-name="T8">if</text:span><text:span text:style-name="T7">(</text:span><text:span text:style-name="T2">action</text:span><text:span text:style-name="T7">.</text:span><text:span text:style-name="T2">equals</text:span><text:span text:style-name="T7">(</text:span><text:span text:style-name="T13">"payer"</text:span><text:span text:style-name="T7">))</text:span></text:p>
      <text:p text:style-name="P1"><text:span text:style-name="T2"><text:s text:c="8"/></text:span><text:span text:style-name="T7">{</text:span></text:p>
      <text:p text:style-name="P1"><text:span text:style-name="T2"><text:s text:c="12"/></text:span><text:span text:style-name="T8">if</text:span><text:span text:style-name="T7">(</text:span><text:span text:style-name="T2">userinfo</text:span><text:span text:style-name="T7">.</text:span><text:span text:style-name="T2">payerCaddie</text:span><text:span text:style-name="T7">())</text:span></text:p>
      <text:p text:style-name="P1"><text:span text:style-name="T2"><text:s text:c="12"/></text:span><text:span text:style-name="T7">{</text:span></text:p>
      <text:p text:style-name="P1"><text:span text:style-name="T2"><text:s text:c="16"/>request</text:span><text:span text:style-name="T7">.</text:span><text:span text:style-name="T2">setAttribute</text:span><text:span text:style-name="T7">(</text:span><text:span text:style-name="T13">"message"</text:span><text:span text:style-name="T7">,</text:span><text:span text:style-name="T2"> </text:span></text:p>
      <text:p text:style-name="P1"><text:span text:style-name="T2"><text:s text:c="28"/></text:span><text:span text:style-name="T13">"Caddie payé"</text:span><text:span text:style-name="T7">);</text:span></text:p>
      <text:p text:style-name="P1"><text:span text:style-name="T2"><text:s text:c="12"/></text:span><text:span text:style-name="T7">}</text:span></text:p>
      <text:p text:style-name="P1"><text:span text:style-name="T2"><text:s text:c="12"/></text:span><text:span text:style-name="T8">else</text:span></text:p>
      <text:p text:style-name="P1"><text:span text:style-name="T2"><text:s text:c="12"/></text:span><text:span text:style-name="T7">{</text:span></text:p>
      <text:p text:style-name="P1"><text:span text:style-name="T2"><text:s text:c="16"/>request</text:span><text:span text:style-name="T7">.</text:span><text:span text:style-name="T2">setAttribute</text:span><text:span text:style-name="T7">(</text:span><text:span text:style-name="T13">"message"</text:span><text:span text:style-name="T7">,</text:span><text:span text:style-name="T2"> </text:span></text:p>
      <text:p text:style-name="P1"><text:span text:style-name="T2"><text:s text:c="28"/></text:span><text:span text:style-name="T13">"Erreur: Payement impossible"</text:span><text:span text:style-name="T7">);</text:span></text:p>
      <text:p text:style-name="P1"><text:span text:style-name="T2"><text:s text:c="12"/></text:span><text:span text:style-name="T7">}</text:span></text:p>
      <text:p text:style-name="P4"><text:s text:c="12"/></text:p>
      <text:p text:style-name="P1"><text:span text:style-name="T2"><text:s text:c="12"/>userinfo</text:span><text:span text:style-name="T7">.</text:span><text:span text:style-name="T2">setPage</text:span><text:span text:style-name="T7">(</text:span><text:span text:style-name="T13">"caddie"</text:span><text:span text:style-name="T7">);</text:span></text:p>
      <text:p text:style-name="P1"><text:span text:style-name="T2"><text:s text:c="8"/></text:span><text:span text:style-name="T7">}</text:span></text:p>
      <text:p text:style-name="P1"><text:span text:style-name="T2"><text:s text:c="8"/></text:span><text:span text:style-name="T15">// Annule les commandes en cours non payées</text:span></text:p>
      <text:p text:style-name="P1"><text:span text:style-name="T2"><text:s text:c="8"/></text:span><text:span text:style-name="T8">else</text:span><text:span text:style-name="T2"> </text:span><text:span text:style-name="T8">if</text:span><text:span text:style-name="T7">(</text:span><text:span text:style-name="T2">action</text:span><text:span text:style-name="T7">.</text:span><text:span text:style-name="T2">equals</text:span><text:span text:style-name="T7">(</text:span><text:span text:style-name="T13">"annuler"</text:span><text:span text:style-name="T7">))</text:span></text:p>
      <text:p text:style-name="P1"><text:span text:style-name="T2"><text:s text:c="8"/></text:span><text:span text:style-name="T7">{</text:span></text:p>
      <text:p text:style-name="P1"><text:span text:style-name="T2"><text:s text:c="12"/></text:span><text:span text:style-name="T8">if</text:span><text:span text:style-name="T7">(</text:span><text:span text:style-name="T2">userinfo</text:span><text:span text:style-name="T7">.</text:span><text:span text:style-name="T2">cancelCaddie</text:span><text:span text:style-name="T7">())</text:span></text:p>
      <text:p text:style-name="P1"><text:span text:style-name="T2"><text:s text:c="12"/></text:span><text:span text:style-name="T7">{</text:span></text:p>
      <text:p text:style-name="P1"><text:span text:style-name="T2"><text:s text:c="16"/>request</text:span><text:span text:style-name="T7">.</text:span><text:span text:style-name="T2">setAttribute</text:span><text:span text:style-name="T7">(</text:span><text:span text:style-name="T13">"message"</text:span><text:span text:style-name="T7">,</text:span><text:span text:style-name="T2"> </text:span></text:p>
      <text:p text:style-name="P1"><text:span text:style-name="T2"><text:s text:c="28"/></text:span><text:span text:style-name="T13">"Caddie annulé"</text:span><text:span text:style-name="T7">);</text:span></text:p>
      <text:p text:style-name="P1"><text:span text:style-name="T2"><text:s text:c="12"/></text:span><text:span text:style-name="T7">}</text:span></text:p>
      <text:p text:style-name="P1"><text:span text:style-name="T2"><text:s text:c="12"/></text:span><text:span text:style-name="T8">else</text:span></text:p>
      <text:p text:style-name="P1"><text:span text:style-name="T2"><text:s text:c="12"/></text:span><text:span text:style-name="T7">{</text:span></text:p>
      <text:p text:style-name="P1"><text:span text:style-name="T2"><text:s text:c="16"/>request</text:span><text:span text:style-name="T7">.</text:span><text:span text:style-name="T2">setAttribute</text:span><text:span text:style-name="T7">(</text:span><text:span text:style-name="T13">"message"</text:span><text:span text:style-name="T7">,</text:span><text:span text:style-name="T2"> </text:span></text:p>
      <text:p text:style-name="P1"><text:span text:style-name="T2"><text:s text:c="28"/></text:span><text:span text:style-name="T13">"Erreur: Annulation impossible"</text:span><text:span text:style-name="T7">);</text:span></text:p>
      <text:p text:style-name="P1"><text:span text:style-name="T2"><text:s text:c="12"/></text:span><text:span text:style-name="T7">}</text:span></text:p>
      <text:p text:style-name="P4"><text:s text:c="12"/></text:p>
      <text:p text:style-name="P1"><text:span text:style-name="T2"><text:s text:c="12"/>userinfo</text:span><text:span text:style-name="T7">.</text:span><text:span text:style-name="T2">setPage</text:span><text:span text:style-name="T7">(</text:span><text:span text:style-name="T13">"caddie"</text:span><text:span text:style-name="T7">);</text:span></text:p>
      <text:p text:style-name="P1"><text:span text:style-name="T2"><text:s text:c="8"/></text:span><text:span text:style-name="T7">}</text:span></text:p>
      <text:p text:style-name="P1"><text:span text:style-name="T2"><text:s text:c="8"/></text:span><text:span text:style-name="T8">else</text:span></text:p>
      <text:p text:style-name="P1"><text:span text:style-name="T2"><text:s text:c="8"/></text:span><text:span text:style-name="T7">{</text:span></text:p>
      <text:p text:style-name="P1"><text:span text:style-name="T2"><text:s text:c="12"/>userinfo</text:span><text:span text:style-name="T7">.</text:span><text:span text:style-name="T2">setPage</text:span><text:span text:style-name="T7">(</text:span><text:span text:style-name="T13">"userpanel"</text:span><text:span text:style-name="T7">);</text:span></text:p>
      <text:p text:style-name="P1"><text:span text:style-name="T2"><text:s text:c="8"/></text:span><text:span text:style-name="T7">}</text:span></text:p>
      <text:p text:style-name="P4"><text:s text:c="8"/></text:p>
      <text:p text:style-name="P1"><text:span text:style-name="T2"><text:s text:c="8"/>Vues</text:span><text:span text:style-name="T7">.</text:span><text:span text:style-name="T2">redirect</text:span><text:span text:style-name="T7">(</text:span><text:span text:style-name="T2">request</text:span><text:span text:style-name="T7">,</text:span><text:span text:style-name="T2"> response</text:span><text:span text:style-name="T7">,</text:span><text:span text:style-name="T2"> </text:span><text:span text:style-name="T13">"index"</text:span><text:span text:style-name="T7">);</text:span></text:p>
      <text:p text:style-name="P1"><text:span text:style-name="T2"><text:s text:c="4"/></text:span><text:span text:style-name="T7">}</text:span></text:p>
      <text:p text:style-name="P4"/>
      <text:p text:style-name="P1"><text:span text:style-name="T2"><text:s text:c="4"/></text:span><text:span text:style-name="T15">// &lt;editor-fold defaultstate="collapsed" desc="HttpServlet methods. Click on the + sign on the left to edit the code."&gt;</text:span></text:p>
      <text:p text:style-name="P1"><text:soft-page-break/><text:span text:style-name="T2"><text:s text:c="4"/></text:span><text:span text:style-name="T11">/**</text:span></text:p>
      <text:p text:style-name="P6"><text:s text:c="5"/>* Handles the HTTP</text:p>
      <text:p text:style-name="P6"><text:s text:c="5"/>* &lt;code&gt;GET&lt;/code&gt; method.</text:p>
      <text:p text:style-name="P6"><text:s text:c="5"/>*</text:p>
      <text:p text:style-name="P1"><text:span text:style-name="T11"><text:s text:c="5"/>* </text:span><text:span text:style-name="T12">@param</text:span><text:span text:style-name="T11"> request servlet request</text:span></text:p>
      <text:p text:style-name="P1"><text:span text:style-name="T11"><text:s text:c="5"/>* </text:span><text:span text:style-name="T12">@param</text:span><text:span text:style-name="T11"> response servlet response</text:span></text:p>
      <text:p text:style-name="P1"><text:span text:style-name="T11"><text:s text:c="5"/>* </text:span><text:span text:style-name="T12">@throws</text:span><text:span text:style-name="T11"> ServletException if a servlet-specific error occurs</text:span></text:p>
      <text:p text:style-name="P1"><text:span text:style-name="T11"><text:s text:c="5"/>* </text:span><text:span text:style-name="T12">@throws</text:span><text:span text:style-name="T11"> IOException if an I/O error occurs</text:span></text:p>
      <text:p text:style-name="P6"><text:s text:c="5"/>*/</text:p>
      <text:p text:style-name="P1"><text:span text:style-name="T2"><text:s text:c="4"/>@Override</text:span></text:p>
      <text:p text:style-name="P1"><text:span text:style-name="T2"><text:s text:c="4"/></text:span><text:span text:style-name="T5">protected</text:span><text:span text:style-name="T2"> </text:span><text:span text:style-name="T5">void</text:span><text:span text:style-name="T2"> doGet</text:span><text:span text:style-name="T7">(</text:span><text:span text:style-name="T2">HttpServletRequest request</text:span><text:span text:style-name="T7">,</text:span><text:span text:style-name="T2"> HttpServletResponse response</text:span><text:span text:style-name="T7">)</text:span></text:p>
      <text:p text:style-name="P1"><text:span text:style-name="T2"><text:s text:c="12"/></text:span><text:span text:style-name="T8">throws</text:span><text:span text:style-name="T2"> ServletException</text:span><text:span text:style-name="T7">,</text:span><text:span text:style-name="T2"> IOException </text:span><text:span text:style-name="T7">{</text:span></text:p>
      <text:p text:style-name="P1"><text:span text:style-name="T2"><text:s text:c="8"/>processRequest</text:span><text:span text:style-name="T7">(</text:span><text:span text:style-name="T2">request</text:span><text:span text:style-name="T7">,</text:span><text:span text:style-name="T2"> response</text:span><text:span text:style-name="T7">);</text:span></text:p>
      <text:p text:style-name="P1"><text:span text:style-name="T2"><text:s text:c="4"/></text:span><text:span text:style-name="T7">}</text:span></text:p>
      <text:p text:style-name="P4"/>
      <text:p text:style-name="P1"><text:span text:style-name="T2"><text:s text:c="4"/></text:span><text:span text:style-name="T11">/**</text:span></text:p>
      <text:p text:style-name="P6"><text:s text:c="5"/>* Handles the HTTP</text:p>
      <text:p text:style-name="P6"><text:s text:c="5"/>* &lt;code&gt;POST&lt;/code&gt; method.</text:p>
      <text:p text:style-name="P6"><text:s text:c="5"/>*</text:p>
      <text:p text:style-name="P1"><text:span text:style-name="T11"><text:s text:c="5"/>* </text:span><text:span text:style-name="T12">@param</text:span><text:span text:style-name="T11"> request servlet request</text:span></text:p>
      <text:p text:style-name="P1"><text:span text:style-name="T11"><text:s text:c="5"/>* </text:span><text:span text:style-name="T12">@param</text:span><text:span text:style-name="T11"> response servlet response</text:span></text:p>
      <text:p text:style-name="P1"><text:span text:style-name="T11"><text:s text:c="5"/>* </text:span><text:span text:style-name="T12">@throws</text:span><text:span text:style-name="T11"> ServletException if a servlet-specific error occurs</text:span></text:p>
      <text:p text:style-name="P1"><text:span text:style-name="T11"><text:s text:c="5"/>* </text:span><text:span text:style-name="T12">@throws</text:span><text:span text:style-name="T11"> IOException if an I/O error occurs</text:span></text:p>
      <text:p text:style-name="P6"><text:s text:c="5"/>*/</text:p>
      <text:p text:style-name="P1"><text:span text:style-name="T2"><text:s text:c="4"/>@Override</text:span></text:p>
      <text:p text:style-name="P1"><text:span text:style-name="T2"><text:s text:c="4"/></text:span><text:span text:style-name="T5">protected</text:span><text:span text:style-name="T2"> </text:span><text:span text:style-name="T5">void</text:span><text:span text:style-name="T2"> doPost</text:span><text:span text:style-name="T7">(</text:span><text:span text:style-name="T2">HttpServletRequest request</text:span><text:span text:style-name="T7">,</text:span><text:span text:style-name="T2"> HttpServletResponse response</text:span><text:span text:style-name="T7">)</text:span></text:p>
      <text:p text:style-name="P1"><text:span text:style-name="T2"><text:s text:c="12"/></text:span><text:span text:style-name="T8">throws</text:span><text:span text:style-name="T2"> ServletException</text:span><text:span text:style-name="T7">,</text:span><text:span text:style-name="T2"> IOException </text:span><text:span text:style-name="T7">{</text:span></text:p>
      <text:p text:style-name="P1"><text:span text:style-name="T2"><text:s text:c="8"/>processRequest</text:span><text:span text:style-name="T7">(</text:span><text:span text:style-name="T2">request</text:span><text:span text:style-name="T7">,</text:span><text:span text:style-name="T2"> response</text:span><text:span text:style-name="T7">);</text:span></text:p>
      <text:p text:style-name="P1"><text:span text:style-name="T2"><text:s text:c="4"/></text:span><text:span text:style-name="T7">}</text:span></text:p>
      <text:p text:style-name="P4"/>
      <text:p text:style-name="P1"><text:span text:style-name="T2"><text:s text:c="4"/></text:span><text:span text:style-name="T11">/**</text:span></text:p>
      <text:p text:style-name="P6"><text:s text:c="5"/>* Returns a short description of the servlet.</text:p>
      <text:p text:style-name="P6"><text:s text:c="5"/>*</text:p>
      <text:p text:style-name="P1"><text:span text:style-name="T11"><text:s text:c="5"/>* </text:span><text:span text:style-name="T12">@return</text:span><text:span text:style-name="T11"> a String containing servlet description</text:span></text:p>
      <text:p text:style-name="P6"><text:s text:c="5"/>*/</text:p>
      <text:p text:style-name="P1"><text:span text:style-name="T2"><text:s text:c="4"/>@Override</text:span></text:p>
      <text:p text:style-name="P1"><text:span text:style-name="T2"><text:s text:c="4"/></text:span><text:span text:style-name="T5">public</text:span><text:span text:style-name="T2"> String getServletInfo</text:span><text:span text:style-name="T7">()</text:span><text:span text:style-name="T2"> </text:span><text:span text:style-name="T7">{</text:span></text:p>
      <text:p text:style-name="P1"><text:span text:style-name="T2"><text:s text:c="8"/></text:span><text:span text:style-name="T8">return</text:span><text:span text:style-name="T2"> </text:span><text:span text:style-name="T13">"Short description"</text:span><text:span text:style-name="T7">;</text:span></text:p>
      <text:p text:style-name="P1"><text:span text:style-name="T2"><text:s text:c="4"/></text:span><text:span text:style-name="T7">}</text:span><text:span text:style-name="T15">// &lt;/editor-fold&gt;</text:span></text:p>
      <text:p text:style-name="P7">}</text:p>
      <text:p text:style-name="Text_20_body"/>
      <text:h text:style-name="P14" text:outline-level="3">UserInfo.java</text:h>
      <text:p text:style-name="Text_20_body"/>
      <text:p text:style-name="Standard"><text:span text:style-name="T4">package</text:span><text:span text:style-name="T1"> Session</text:span><text:span text:style-name="T7">;</text:span></text:p>
      <text:p text:style-name="P4"/>
      <text:p text:style-name="P1"><text:span text:style-name="T8">import</text:span><text:span text:style-name="T2"> Bean</text:span><text:span text:style-name="T7">.</text:span><text:span text:style-name="T2">BeanDBAccessMySQL</text:span><text:span text:style-name="T7">;</text:span></text:p>
      <text:p text:style-name="P1"><text:span text:style-name="T8">import</text:span><text:span text:style-name="T2"> Vues</text:span><text:span text:style-name="T7">.</text:span><text:span text:style-name="T2">Vues</text:span><text:span text:style-name="T7">;</text:span></text:p>
      <text:p text:style-name="P1"><text:span text:style-name="T8">import</text:span><text:span text:style-name="T2"> java</text:span><text:span text:style-name="T7">.</text:span><text:span text:style-name="T2">beans</text:span><text:span text:style-name="T7">.</text:span><text:span text:style-name="T2">Beans</text:span><text:span text:style-name="T7">;</text:span></text:p>
      <text:p text:style-name="P1"><text:span text:style-name="T8">import</text:span><text:span text:style-name="T2"> java</text:span><text:span text:style-name="T7">.</text:span><text:span text:style-name="T2">io</text:span><text:span text:style-name="T7">.</text:span><text:span text:style-name="T2">IOException</text:span><text:span text:style-name="T7">;</text:span></text:p>
      <text:p text:style-name="P1"><text:span text:style-name="T8">import</text:span><text:span text:style-name="T2"> java</text:span><text:span text:style-name="T7">.</text:span><text:span text:style-name="T2">sql</text:span><text:span text:style-name="T7">.</text:span><text:span text:style-name="T2">ResultSet</text:span><text:span text:style-name="T7">;</text:span></text:p>
      <text:p text:style-name="P1"><text:span text:style-name="T8">import</text:span><text:span text:style-name="T2"> java</text:span><text:span text:style-name="T7">.</text:span><text:span text:style-name="T2">sql</text:span><text:span text:style-name="T7">.</text:span><text:span text:style-name="T2">SQLException</text:span><text:span text:style-name="T7">;</text:span></text:p>
      <text:p text:style-name="P1"><text:span text:style-name="T8">import</text:span><text:span text:style-name="T2"> java</text:span><text:span text:style-name="T7">.</text:span><text:span text:style-name="T2">util</text:span><text:span text:style-name="T7">.</text:span><text:span text:style-name="T2">ArrayList</text:span><text:span text:style-name="T7">;</text:span></text:p>
      <text:p text:style-name="P1"><text:span text:style-name="T8">import</text:span><text:span text:style-name="T2"> java</text:span><text:span text:style-name="T7">.</text:span><text:span text:style-name="T2">util</text:span><text:span text:style-name="T7">.</text:span><text:span text:style-name="T2">List</text:span><text:span text:style-name="T7">;</text:span></text:p>
      <text:p text:style-name="P1"><text:span text:style-name="T8">import</text:span><text:span text:style-name="T2"> javax</text:span><text:span text:style-name="T7">.</text:span><text:span text:style-name="T2">annotation</text:span><text:span text:style-name="T7">.</text:span><text:span text:style-name="T2">PostConstruct</text:span><text:span text:style-name="T7">;</text:span></text:p>
      <text:p text:style-name="P1"><text:span text:style-name="T8">import</text:span><text:span text:style-name="T2"> javax</text:span><text:span text:style-name="T7">.</text:span><text:span text:style-name="T2">servlet</text:span><text:span text:style-name="T7">.</text:span><text:span text:style-name="T2">http</text:span><text:span text:style-name="T7">.</text:span><text:span text:style-name="T2">HttpServletRequest</text:span><text:span text:style-name="T7">;</text:span></text:p>
      <text:p text:style-name="P1"><text:span text:style-name="T8">import</text:span><text:span text:style-name="T2"> javax</text:span><text:span text:style-name="T7">.</text:span><text:span text:style-name="T2">servlet</text:span><text:span text:style-name="T7">.</text:span><text:span text:style-name="T2">http</text:span><text:span text:style-name="T7">.</text:span><text:span text:style-name="T2">HttpSession</text:span><text:span text:style-name="T7">;</text:span></text:p>
      <text:p text:style-name="P4"/>
      <text:p text:style-name="P6">/**</text:p>
      <text:p text:style-name="P6"><text:s/>* Informations de l'utilisateur</text:p>
      <text:p text:style-name="P6"><text:s/>* </text:p>
      <text:p text:style-name="P1"><text:span text:style-name="T11"><text:s/>* </text:span><text:span text:style-name="T12">@author</text:span><text:span text:style-name="T11"> T4g1</text:span></text:p>
      <text:p text:style-name="P6"><text:s/>*/</text:p>
      <text:p text:style-name="P1"><text:span text:style-name="T5">public</text:span><text:span text:style-name="T2"> </text:span><text:span text:style-name="T5">class</text:span><text:span text:style-name="T2"> UserInfo </text:span><text:span text:style-name="T7">{</text:span></text:p>
      <text:p text:style-name="P1"><text:span text:style-name="T2"><text:s text:c="4"/></text:span><text:span text:style-name="T5">public</text:span><text:span text:style-name="T2"> </text:span><text:span text:style-name="T5">static</text:span><text:span text:style-name="T2"> </text:span><text:span text:style-name="T5">final</text:span><text:span text:style-name="T2"> String USER_INFO_KEY </text:span><text:span text:style-name="T7">=</text:span><text:span text:style-name="T2"> </text:span><text:span text:style-name="T13">"USER_INFO_KEY"</text:span><text:span text:style-name="T7">;</text:span></text:p>
      <text:p text:style-name="P1"><text:span text:style-name="T2"><text:s text:c="4"/></text:span><text:span text:style-name="T5">private</text:span><text:span text:style-name="T2"> </text:span><text:span text:style-name="T5">boolean</text:span><text:span text:style-name="T2"> logged</text:span><text:span text:style-name="T7">;</text:span></text:p>
      <text:p text:style-name="P1"><text:span text:style-name="T2"><text:s text:c="4"/></text:span><text:span text:style-name="T5">private</text:span><text:span text:style-name="T2"> </text:span><text:span text:style-name="T5">int</text:span><text:span text:style-name="T2"> id</text:span><text:span text:style-name="T7">;</text:span></text:p>
      <text:p text:style-name="P1"><text:span text:style-name="T2"><text:s text:c="4"/></text:span><text:span text:style-name="T5">private</text:span><text:span text:style-name="T2"> String page</text:span><text:span text:style-name="T7">;</text:span></text:p>
      <text:p text:style-name="P4"><text:s text:c="4"/></text:p>
      <text:p text:style-name="P1"><text:span text:style-name="T2"><text:s text:c="4"/></text:span><text:span text:style-name="T11">/**</text:span></text:p>
      <text:p text:style-name="P6"><text:s text:c="5"/>* Initialisation du bean</text:p>
      <text:p text:style-name="P6"><text:s text:c="5"/>*/</text:p>
      <text:p text:style-name="P1"><text:span text:style-name="T2"><text:s text:c="4"/>@PostConstruct</text:span></text:p>
      <text:p text:style-name="P1"><text:span text:style-name="T2"><text:s text:c="4"/></text:span><text:span text:style-name="T5">private</text:span><text:span text:style-name="T2"> </text:span><text:span text:style-name="T5">void</text:span><text:span text:style-name="T2"> initialize</text:span><text:span text:style-name="T7">()</text:span><text:span text:style-name="T2"> </text:span><text:span text:style-name="T7">{</text:span></text:p>
      <text:p text:style-name="P1"><text:span text:style-name="T2"><text:s text:c="8"/>logged </text:span><text:span text:style-name="T7">=</text:span><text:span text:style-name="T2"> </text:span><text:span text:style-name="T8">false</text:span><text:span text:style-name="T7">;</text:span></text:p>
      <text:p text:style-name="P1"><text:span text:style-name="T2"><text:s text:c="8"/>page </text:span><text:span text:style-name="T7">=</text:span><text:span text:style-name="T2"> </text:span><text:span text:style-name="T13">""</text:span><text:span text:style-name="T7">;</text:span></text:p>
      <text:p text:style-name="P1"><text:span text:style-name="T2"><text:s text:c="8"/>id </text:span><text:span text:style-name="T7">=</text:span><text:span text:style-name="T2"> </text:span><text:span text:style-name="T14">0</text:span><text:span text:style-name="T7">;</text:span></text:p>
      <text:p text:style-name="P1"><text:span text:style-name="T2"><text:s text:c="4"/></text:span><text:span text:style-name="T7">}</text:span></text:p>
      <text:p text:style-name="P4"><text:s text:c="4"/></text:p>
      <text:p text:style-name="P1"><text:span text:style-name="T2"><text:s text:c="4"/></text:span><text:span text:style-name="T11">/**</text:span></text:p>
      <text:p text:style-name="P6"><text:s text:c="5"/>* Récupére les informations utilisateur</text:p>
      <text:p text:style-name="P6"><text:s text:c="5"/>* </text:p>
      <text:p text:style-name="P1"><text:span text:style-name="T11"><text:s text:c="5"/>* </text:span><text:span text:style-name="T12">@param</text:span><text:span text:style-name="T11"> request <text:s text:c="6"/>Requete recue par le servlet</text:span></text:p>
      <text:p text:style-name="P6"><text:s text:c="5"/>* </text:p>
      <text:p text:style-name="P1"><text:span text:style-name="T11"><text:s text:c="5"/>* </text:span><text:span text:style-name="T12">@return</text:span><text:span text:style-name="T11"> <text:s text:c="13"/>Les informations utilisateur</text:span></text:p>
      <text:p text:style-name="P6"><text:s text:c="5"/>*/</text:p>
      <text:p text:style-name="P1"><text:span text:style-name="T2"><text:s text:c="4"/></text:span><text:span text:style-name="T5">public</text:span><text:span text:style-name="T2"> </text:span><text:span text:style-name="T5">static</text:span><text:span text:style-name="T2"> UserInfo getUserInfo</text:span><text:span text:style-name="T7">(</text:span><text:span text:style-name="T2">HttpServletRequest request</text:span><text:span text:style-name="T7">)</text:span><text:span text:style-name="T2"> </text:span><text:span text:style-name="T7">{</text:span></text:p>
      <text:p text:style-name="P1"><text:span text:style-name="T2"><text:s text:c="8"/>HttpSession httpSession </text:span><text:span text:style-name="T7">=</text:span><text:span text:style-name="T2"> request</text:span><text:span text:style-name="T7">.</text:span><text:span text:style-name="T2">getSession</text:span><text:span text:style-name="T7">(</text:span><text:span text:style-name="T8">true</text:span><text:span text:style-name="T7">);</text:span></text:p>
      <text:p text:style-name="P1"><text:span text:style-name="T2"><text:s text:c="8"/>UserInfo userInfo </text:span><text:span text:style-name="T7">=</text:span><text:span text:style-name="T2"> </text:span><text:span text:style-name="T7">(</text:span><text:span text:style-name="T2">UserInfo</text:span><text:span text:style-name="T7">)</text:span><text:span text:style-name="T2">httpSession</text:span><text:span text:style-name="T7">.</text:span><text:span text:style-name="T2">getAttribute</text:span><text:span text:style-name="T7">(</text:span><text:span text:style-name="T2">UserInfo</text:span><text:span text:style-name="T7">.</text:span><text:span text:style-name="T2">USER_INFO_KEY</text:span><text:span text:style-name="T7">);</text:span></text:p>
      <text:p text:style-name="P1"><text:span text:style-name="T2"><text:s text:c="8"/></text:span><text:span text:style-name="T8">if</text:span><text:span text:style-name="T2"> </text:span><text:span text:style-name="T7">(</text:span><text:span text:style-name="T2">userInfo </text:span><text:span text:style-name="T7">==</text:span><text:span text:style-name="T2"> </text:span><text:span text:style-name="T8">null</text:span><text:span text:style-name="T7">)</text:span><text:span text:style-name="T2"> </text:span><text:span text:style-name="T7">{</text:span></text:p>
      <text:p text:style-name="P1"><text:span text:style-name="T2"><text:s text:c="12"/>userInfo </text:span><text:span text:style-name="T7">=</text:span><text:span text:style-name="T2"> </text:span><text:span text:style-name="T8">new</text:span><text:span text:style-name="T2"> UserInfo</text:span><text:span text:style-name="T7">();</text:span></text:p>
      <text:p text:style-name="P4"><text:s text:c="12"/></text:p>
      <text:p text:style-name="P1"><text:span text:style-name="T2"><text:s text:c="12"/>httpSession</text:span><text:span text:style-name="T7">.</text:span><text:span text:style-name="T2">setAttribute</text:span><text:span text:style-name="T7">(</text:span><text:span text:style-name="T2">UserInfo</text:span><text:span text:style-name="T7">.</text:span><text:span text:style-name="T2">USER_INFO_KEY</text:span><text:span text:style-name="T7">,</text:span><text:span text:style-name="T2"> userInfo</text:span><text:span text:style-name="T7">);</text:span></text:p>
      <text:p text:style-name="P1"><text:span text:style-name="T2"><text:s text:c="8"/></text:span><text:span text:style-name="T7">}</text:span></text:p>
      <text:p text:style-name="P4"><text:s text:c="8"/></text:p>
      <text:p text:style-name="P1"><text:span text:style-name="T2"><text:s text:c="8"/></text:span><text:span text:style-name="T8">return</text:span><text:span text:style-name="T2"> userInfo</text:span><text:span text:style-name="T7">;</text:span></text:p>
      <text:p text:style-name="P1"><text:span text:style-name="T2"><text:s text:c="4"/></text:span><text:span text:style-name="T7">}</text:span></text:p>
      <text:p text:style-name="P4"><text:s text:c="4"/></text:p>
      <text:p text:style-name="P1"><text:span text:style-name="T2"><text:s text:c="4"/></text:span><text:span text:style-name="T11">/**</text:span></text:p>
      <text:p text:style-name="P6"><text:soft-page-break/><text:s text:c="5"/>* Ajoute la chambre dont le numéro est donné au caddie</text:p>
      <text:p text:style-name="P6"><text:s text:c="5"/>* </text:p>
      <text:p text:style-name="P1"><text:span text:style-name="T11"><text:s text:c="5"/>* </text:span><text:span text:style-name="T12">@param</text:span><text:span text:style-name="T11"> numero <text:s text:c="7"/>Numero de la chambre voulue</text:span></text:p>
      <text:p text:style-name="P6"><text:s text:c="5"/>* </text:p>
      <text:p text:style-name="P1"><text:span text:style-name="T11"><text:s text:c="5"/>* </text:span><text:span text:style-name="T12">@return</text:span><text:span text:style-name="T11"> <text:s text:c="13"/>true si chambre commandée, false sinon</text:span></text:p>
      <text:p text:style-name="P6"><text:s text:c="5"/>*/</text:p>
      <text:p text:style-name="P1"><text:span text:style-name="T2"><text:s text:c="4"/></text:span><text:span text:style-name="T5">public</text:span><text:span text:style-name="T2"> </text:span><text:span text:style-name="T5">boolean</text:span><text:span text:style-name="T2"> commander</text:span><text:span text:style-name="T7">(</text:span><text:span text:style-name="T5">int</text:span><text:span text:style-name="T2"> numero</text:span><text:span text:style-name="T7">)</text:span><text:span text:style-name="T2"> </text:span><text:span text:style-name="T7">{</text:span></text:p>
      <text:p text:style-name="P1"><text:span text:style-name="T2"><text:s text:c="8"/></text:span><text:span text:style-name="T8">try</text:span><text:span text:style-name="T2"> </text:span><text:span text:style-name="T7">{</text:span></text:p>
      <text:p text:style-name="P1"><text:span text:style-name="T2"><text:s text:c="12"/>BeanDBAccessMySQL dba </text:span><text:span text:style-name="T7">=</text:span><text:span text:style-name="T2"> </text:span><text:span text:style-name="T7">(</text:span><text:span text:style-name="T2">BeanDBAccessMySQL</text:span><text:span text:style-name="T7">)</text:span><text:span text:style-name="T2">Beans</text:span><text:span text:style-name="T7">.</text:span><text:span text:style-name="T2">instantiate</text:span><text:span text:style-name="T7">(</text:span></text:p>
      <text:p text:style-name="P1"><text:span text:style-name="T2"><text:s text:c="20"/></text:span><text:span text:style-name="T8">null</text:span><text:span text:style-name="T7">,</text:span><text:span text:style-name="T2"> </text:span><text:span text:style-name="T13">"Bean.BeanDBAccessMySQL"</text:span><text:span text:style-name="T7">);</text:span></text:p>
      <text:p text:style-name="P4"><text:s text:c="12"/></text:p>
      <text:p text:style-name="P1"><text:span text:style-name="T2"><text:s text:c="12"/></text:span><text:span text:style-name="T8">if</text:span><text:span text:style-name="T7">(</text:span><text:span text:style-name="T2">dba</text:span><text:span text:style-name="T7">.</text:span><text:span text:style-name="T2">init</text:span><text:span text:style-name="T7">())</text:span><text:span text:style-name="T2"> </text:span><text:span text:style-name="T7">{</text:span></text:p>
      <text:p text:style-name="P1"><text:span text:style-name="T2"><text:s text:c="16"/></text:span><text:span text:style-name="T15">// Si la chambre est déjà réservée</text:span></text:p>
      <text:p text:style-name="P1"><text:span text:style-name="T2"><text:s text:c="16"/></text:span><text:span text:style-name="T8">if</text:span><text:span text:style-name="T7">(</text:span><text:span text:style-name="T2">dba</text:span><text:span text:style-name="T7">.</text:span><text:span text:style-name="T2">count</text:span><text:span text:style-name="T7">(</text:span><text:span text:style-name="T13">"reservations"</text:span><text:span text:style-name="T7">,</text:span><text:span text:style-name="T2"> </text:span><text:span text:style-name="T13">"chambre='"</text:span><text:span text:style-name="T2"> </text:span><text:span text:style-name="T7">+</text:span><text:span text:style-name="T2"> numero </text:span><text:span text:style-name="T7">+</text:span><text:span text:style-name="T2"> </text:span><text:span text:style-name="T13">"'"</text:span><text:span text:style-name="T7">)</text:span><text:span text:style-name="T2"> </text:span><text:span text:style-name="T7">!=</text:span><text:span text:style-name="T2"> </text:span><text:span text:style-name="T14">0</text:span><text:span text:style-name="T7">)</text:span></text:p>
      <text:p text:style-name="P1"><text:span text:style-name="T2"><text:s text:c="16"/></text:span><text:span text:style-name="T7">{</text:span></text:p>
      <text:p text:style-name="P1"><text:span text:style-name="T2"><text:s text:c="20"/></text:span><text:span text:style-name="T8">return</text:span><text:span text:style-name="T2"> </text:span><text:span text:style-name="T8">false</text:span><text:span text:style-name="T7">;</text:span></text:p>
      <text:p text:style-name="P1"><text:span text:style-name="T2"><text:s text:c="16"/></text:span><text:span text:style-name="T7">}</text:span></text:p>
      <text:p text:style-name="P4"><text:s text:c="16"/></text:p>
      <text:p text:style-name="P1"><text:span text:style-name="T2"><text:s text:c="16"/></text:span><text:span text:style-name="T15">// Insére la reservation</text:span></text:p>
      <text:p text:style-name="P1"><text:span text:style-name="T2"><text:s text:c="16"/>String query </text:span><text:span text:style-name="T7">=</text:span><text:span text:style-name="T2"> </text:span><text:span text:style-name="T13">"INSERT INTO reservations"</text:span><text:span text:style-name="T7">;</text:span></text:p>
      <text:p text:style-name="P1"><text:span text:style-name="T2"><text:s text:c="16"/>query </text:span><text:span text:style-name="T7">+=</text:span><text:span text:style-name="T2"> </text:span><text:span text:style-name="T13">" (id, chambre, titulaire)"</text:span><text:span text:style-name="T7">;</text:span></text:p>
      <text:p text:style-name="P1"><text:span text:style-name="T2"><text:s text:c="16"/>query </text:span><text:span text:style-name="T7">+=</text:span><text:span text:style-name="T2"> </text:span><text:span text:style-name="T13">" VALUES "</text:span><text:span text:style-name="T7">;</text:span></text:p>
      <text:p text:style-name="P1"><text:span text:style-name="T2"><text:s text:c="16"/>query </text:span><text:span text:style-name="T7">+=</text:span><text:span text:style-name="T2"> </text:span><text:span text:style-name="T13">"(NULL, "</text:span><text:span text:style-name="T2"> </text:span><text:span text:style-name="T7">+</text:span><text:span text:style-name="T2"> numero </text:span><text:span text:style-name="T7">+</text:span><text:span text:style-name="T2"> </text:span><text:span text:style-name="T13">", "</text:span><text:span text:style-name="T2"> </text:span><text:span text:style-name="T7">+</text:span><text:span text:style-name="T2"> id </text:span><text:span text:style-name="T7">+</text:span><text:span text:style-name="T2"> </text:span><text:span text:style-name="T13">");"</text:span><text:span text:style-name="T7">;</text:span></text:p>
      <text:p text:style-name="P4"/>
      <text:p text:style-name="P1"><text:span text:style-name="T2"><text:s text:c="16"/></text:span><text:span text:style-name="T8">if</text:span><text:span text:style-name="T7">(</text:span><text:span text:style-name="T2">dba</text:span><text:span text:style-name="T7">.</text:span><text:span text:style-name="T2">executeUpdate</text:span><text:span text:style-name="T7">(</text:span><text:span text:style-name="T2">query</text:span><text:span text:style-name="T7">))</text:span></text:p>
      <text:p text:style-name="P1"><text:span text:style-name="T2"><text:s text:c="16"/></text:span><text:span text:style-name="T7">{</text:span></text:p>
      <text:p text:style-name="P1"><text:span text:style-name="T2"><text:s text:c="20"/></text:span><text:span text:style-name="T8">return</text:span><text:span text:style-name="T2"> </text:span><text:span text:style-name="T8">true</text:span><text:span text:style-name="T7">;</text:span></text:p>
      <text:p text:style-name="P1"><text:span text:style-name="T2"><text:s text:c="16"/></text:span><text:span text:style-name="T7">}</text:span></text:p>
      <text:p text:style-name="P1"><text:span text:style-name="T2"><text:s text:c="12"/></text:span><text:span text:style-name="T7">}</text:span></text:p>
      <text:p text:style-name="P1"><text:span text:style-name="T2"><text:s text:c="8"/></text:span><text:span text:style-name="T7">}</text:span></text:p>
      <text:p text:style-name="P1"><text:span text:style-name="T2"><text:s text:c="8"/></text:span><text:span text:style-name="T8">catch</text:span><text:span text:style-name="T2"> </text:span><text:span text:style-name="T7">(</text:span><text:span text:style-name="T2">IOException ex</text:span><text:span text:style-name="T7">)</text:span><text:span text:style-name="T2"> </text:span><text:span text:style-name="T7">{</text:span><text:span text:style-name="T2"> </text:span><text:span text:style-name="T7">}</text:span></text:p>
      <text:p text:style-name="P1"><text:span text:style-name="T2"><text:s text:c="8"/></text:span><text:span text:style-name="T8">catch</text:span><text:span text:style-name="T2"> </text:span><text:span text:style-name="T7">(</text:span><text:span text:style-name="T2">ClassNotFoundException ex</text:span><text:span text:style-name="T7">)</text:span><text:span text:style-name="T2"> </text:span><text:span text:style-name="T7">{</text:span><text:span text:style-name="T2"> </text:span><text:span text:style-name="T7">}</text:span></text:p>
      <text:p text:style-name="P4"><text:s text:c="7"/></text:p>
      <text:p text:style-name="P1"><text:span text:style-name="T2"><text:s text:c="8"/></text:span><text:span text:style-name="T8">return</text:span><text:span text:style-name="T2"> </text:span><text:span text:style-name="T8">false</text:span><text:span text:style-name="T7">;</text:span></text:p>
      <text:p text:style-name="P1"><text:span text:style-name="T2"><text:s text:c="4"/></text:span><text:span text:style-name="T7">}</text:span></text:p>
      <text:p text:style-name="P4"><text:s text:c="4"/></text:p>
      <text:p text:style-name="P1"><text:span text:style-name="T2"><text:s text:c="4"/></text:span><text:span text:style-name="T11">/**</text:span></text:p>
      <text:p text:style-name="P6"><text:s text:c="5"/>* Annule le caddie actuel du client</text:p>
      <text:p text:style-name="P6"><text:s text:c="5"/>*/</text:p>
      <text:p text:style-name="P1"><text:span text:style-name="T2"><text:s text:c="4"/></text:span><text:span text:style-name="T5">public</text:span><text:span text:style-name="T2"> </text:span><text:span text:style-name="T5">boolean</text:span><text:span text:style-name="T2"> cancelCaddie</text:span><text:span text:style-name="T7">()</text:span><text:span text:style-name="T2"> </text:span><text:span text:style-name="T7">{</text:span></text:p>
      <text:p text:style-name="P1"><text:span text:style-name="T2"><text:s text:c="8"/></text:span><text:span text:style-name="T15">// Annule chaque commande non payée du client</text:span></text:p>
      <text:p text:style-name="P1"><text:span text:style-name="T2"><text:s text:c="8"/></text:span><text:span text:style-name="T8">try</text:span><text:span text:style-name="T2"> </text:span><text:span text:style-name="T7">{</text:span></text:p>
      <text:p text:style-name="P1"><text:span text:style-name="T2"><text:s text:c="12"/>BeanDBAccessMySQL dba </text:span><text:span text:style-name="T7">=</text:span><text:span text:style-name="T2"> </text:span><text:span text:style-name="T7">(</text:span><text:span text:style-name="T2">BeanDBAccessMySQL</text:span><text:span text:style-name="T7">)</text:span><text:span text:style-name="T2">Beans</text:span><text:span text:style-name="T7">.</text:span><text:span text:style-name="T2">instantiate</text:span><text:span text:style-name="T7">(</text:span></text:p>
      <text:p text:style-name="P1"><text:span text:style-name="T2"><text:s text:c="20"/></text:span><text:span text:style-name="T8">null</text:span><text:span text:style-name="T7">,</text:span><text:span text:style-name="T2"> </text:span><text:span text:style-name="T13">"Bean.BeanDBAccessMySQL"</text:span><text:span text:style-name="T7">);</text:span></text:p>
      <text:p text:style-name="P4"><text:s text:c="12"/></text:p>
      <text:p text:style-name="P1"><text:span text:style-name="T2"><text:s text:c="12"/></text:span><text:span text:style-name="T8">if</text:span><text:span text:style-name="T7">(!</text:span><text:span text:style-name="T2">dba</text:span><text:span text:style-name="T7">.</text:span><text:span text:style-name="T2">init</text:span><text:span text:style-name="T7">())</text:span></text:p>
      <text:p text:style-name="P1"><text:span text:style-name="T2"><text:s text:c="12"/></text:span><text:span text:style-name="T7">{</text:span></text:p>
      <text:p text:style-name="P1"><text:span text:style-name="T2"><text:s text:c="16"/></text:span><text:span text:style-name="T8">return</text:span><text:span text:style-name="T2"> </text:span><text:span text:style-name="T8">false</text:span><text:span text:style-name="T7">;</text:span></text:p>
      <text:p text:style-name="P1"><text:span text:style-name="T2"><text:s text:c="12"/></text:span><text:span text:style-name="T7">}</text:span></text:p>
      <text:p text:style-name="P4"><text:s text:c="12"/></text:p>
      <text:p text:style-name="P1"><text:span text:style-name="T2"><text:s text:c="12"/></text:span><text:span text:style-name="T15">// Annule chaque commande</text:span></text:p>
      <text:p text:style-name="P1"><text:span text:style-name="T2"><text:s text:c="12"/>String query </text:span><text:span text:style-name="T7">=</text:span><text:span text:style-name="T2"> </text:span><text:span text:style-name="T13">"DELETE FROM reservations WHERE paye=0 AND "</text:span><text:span text:style-name="T7">;</text:span></text:p>
      <text:p text:style-name="P1"><text:span text:style-name="T2"><text:s text:c="12"/>query </text:span><text:span text:style-name="T7">+=</text:span><text:span text:style-name="T2"> </text:span><text:span text:style-name="T13">"titulaire="</text:span><text:span text:style-name="T2"> </text:span><text:span text:style-name="T7">+</text:span><text:span text:style-name="T2"> id </text:span><text:span text:style-name="T7">+</text:span><text:span text:style-name="T2"> </text:span><text:span text:style-name="T13">";"</text:span><text:span text:style-name="T7">;</text:span></text:p>
      <text:p text:style-name="P4"/>
      <text:p text:style-name="P1"><text:span text:style-name="T2"><text:s text:c="12"/></text:span><text:span text:style-name="T8">if</text:span><text:span text:style-name="T7">(!</text:span><text:span text:style-name="T2">dba</text:span><text:span text:style-name="T7">.</text:span><text:span text:style-name="T2">executeUpdate</text:span><text:span text:style-name="T7">(</text:span><text:span text:style-name="T2">query</text:span><text:span text:style-name="T7">))</text:span></text:p>
      <text:p text:style-name="P1"><text:span text:style-name="T2"><text:s text:c="12"/></text:span><text:span text:style-name="T7">{</text:span></text:p>
      <text:p text:style-name="P1"><text:span text:style-name="T2"><text:s text:c="16"/></text:span><text:span text:style-name="T8">return</text:span><text:span text:style-name="T2"> </text:span><text:span text:style-name="T8">false</text:span><text:span text:style-name="T7">;</text:span></text:p>
      <text:p text:style-name="P1"><text:span text:style-name="T2"><text:s text:c="12"/></text:span><text:span text:style-name="T7">}</text:span></text:p>
      <text:p text:style-name="P1"><text:span text:style-name="T2"><text:s text:c="8"/></text:span><text:span text:style-name="T7">}</text:span></text:p>
      <text:p text:style-name="P1"><text:span text:style-name="T2"><text:s text:c="8"/></text:span><text:span text:style-name="T8">catch</text:span><text:span text:style-name="T2"> </text:span><text:span text:style-name="T7">(</text:span><text:span text:style-name="T2">IOException ex</text:span><text:span text:style-name="T7">)</text:span></text:p>
      <text:p text:style-name="P1"><text:soft-page-break/><text:span text:style-name="T2"><text:s text:c="8"/></text:span><text:span text:style-name="T7">{</text:span></text:p>
      <text:p text:style-name="P1"><text:span text:style-name="T2"><text:s text:c="12"/></text:span><text:span text:style-name="T8">return</text:span><text:span text:style-name="T2"> </text:span><text:span text:style-name="T8">false</text:span><text:span text:style-name="T7">;</text:span></text:p>
      <text:p text:style-name="P1"><text:span text:style-name="T2"><text:s text:c="8"/></text:span><text:span text:style-name="T7">}</text:span></text:p>
      <text:p text:style-name="P1"><text:span text:style-name="T2"><text:s text:c="8"/></text:span><text:span text:style-name="T8">catch</text:span><text:span text:style-name="T2"> </text:span><text:span text:style-name="T7">(</text:span><text:span text:style-name="T2">ClassNotFoundException ex</text:span><text:span text:style-name="T7">)</text:span></text:p>
      <text:p text:style-name="P1"><text:span text:style-name="T2"><text:s text:c="8"/></text:span><text:span text:style-name="T7">{</text:span></text:p>
      <text:p text:style-name="P1"><text:span text:style-name="T2"><text:s text:c="12"/></text:span><text:span text:style-name="T8">return</text:span><text:span text:style-name="T2"> </text:span><text:span text:style-name="T8">false</text:span><text:span text:style-name="T7">;</text:span></text:p>
      <text:p text:style-name="P1"><text:span text:style-name="T2"><text:s text:c="8"/></text:span><text:span text:style-name="T7">}</text:span></text:p>
      <text:p text:style-name="P4"><text:s text:c="8"/></text:p>
      <text:p text:style-name="P1"><text:span text:style-name="T2"><text:s text:c="8"/></text:span><text:span text:style-name="T8">return</text:span><text:span text:style-name="T2"> </text:span><text:span text:style-name="T8">true</text:span><text:span text:style-name="T7">;</text:span></text:p>
      <text:p text:style-name="P1"><text:span text:style-name="T2"><text:s text:c="4"/></text:span><text:span text:style-name="T7">}</text:span></text:p>
      <text:p text:style-name="P4"><text:s text:c="4"/></text:p>
      <text:p text:style-name="P1"><text:span text:style-name="T2"><text:s text:c="4"/></text:span><text:span text:style-name="T11">/**</text:span></text:p>
      <text:p text:style-name="P6"><text:s text:c="5"/>* Paye le caddie actuel du client</text:p>
      <text:p text:style-name="P6"><text:s text:c="5"/>*/</text:p>
      <text:p text:style-name="P1"><text:span text:style-name="T2"><text:s text:c="4"/></text:span><text:span text:style-name="T5">public</text:span><text:span text:style-name="T2"> </text:span><text:span text:style-name="T5">boolean</text:span><text:span text:style-name="T2"> payerCaddie</text:span><text:span text:style-name="T7">()</text:span><text:span text:style-name="T2"> </text:span><text:span text:style-name="T7">{</text:span></text:p>
      <text:p text:style-name="P1"><text:span text:style-name="T2"><text:s text:c="8"/></text:span><text:span text:style-name="T8">try</text:span><text:span text:style-name="T2"> </text:span><text:span text:style-name="T7">{</text:span></text:p>
      <text:p text:style-name="P1"><text:span text:style-name="T2"><text:s text:c="12"/>BeanDBAccessMySQL dba </text:span><text:span text:style-name="T7">=</text:span><text:span text:style-name="T2"> </text:span><text:span text:style-name="T7">(</text:span><text:span text:style-name="T2">BeanDBAccessMySQL</text:span><text:span text:style-name="T7">)</text:span><text:span text:style-name="T2">Beans</text:span><text:span text:style-name="T7">.</text:span><text:span text:style-name="T2">instantiate</text:span><text:span text:style-name="T7">(</text:span></text:p>
      <text:p text:style-name="P1"><text:span text:style-name="T2"><text:s text:c="20"/></text:span><text:span text:style-name="T8">null</text:span><text:span text:style-name="T7">,</text:span><text:span text:style-name="T2"> </text:span><text:span text:style-name="T13">"Bean.BeanDBAccessMySQL"</text:span><text:span text:style-name="T7">);</text:span></text:p>
      <text:p text:style-name="P4"><text:s text:c="12"/></text:p>
      <text:p text:style-name="P1"><text:span text:style-name="T2"><text:s text:c="12"/></text:span><text:span text:style-name="T8">if</text:span><text:span text:style-name="T7">(!</text:span><text:span text:style-name="T2">dba</text:span><text:span text:style-name="T7">.</text:span><text:span text:style-name="T2">init</text:span><text:span text:style-name="T7">())</text:span></text:p>
      <text:p text:style-name="P1"><text:span text:style-name="T2"><text:s text:c="12"/></text:span><text:span text:style-name="T7">{</text:span></text:p>
      <text:p text:style-name="P1"><text:span text:style-name="T2"><text:s text:c="16"/></text:span><text:span text:style-name="T8">return</text:span><text:span text:style-name="T2"> </text:span><text:span text:style-name="T8">false</text:span><text:span text:style-name="T7">;</text:span></text:p>
      <text:p text:style-name="P1"><text:span text:style-name="T2"><text:s text:c="12"/></text:span><text:span text:style-name="T7">}</text:span></text:p>
      <text:p text:style-name="P4"><text:s text:c="12"/></text:p>
      <text:p text:style-name="P1"><text:span text:style-name="T2"><text:s text:c="12"/></text:span><text:span text:style-name="T15">// Paye toutes les commandes</text:span></text:p>
      <text:p text:style-name="P1"><text:span text:style-name="T2"><text:s text:c="12"/>String query </text:span><text:span text:style-name="T7">=</text:span><text:span text:style-name="T2"> </text:span><text:span text:style-name="T13">"UPDATE reservations SET paye=1"</text:span><text:span text:style-name="T7">;</text:span></text:p>
      <text:p text:style-name="P1"><text:span text:style-name="T2"><text:s text:c="12"/>query </text:span><text:span text:style-name="T7">+=</text:span><text:span text:style-name="T2"> </text:span><text:span text:style-name="T13">" WHERE paye=0 AND titulaire="</text:span><text:span text:style-name="T2"> </text:span><text:span text:style-name="T7">+</text:span><text:span text:style-name="T2"> id </text:span><text:span text:style-name="T7">+</text:span><text:span text:style-name="T2"> </text:span><text:span text:style-name="T13">";"</text:span><text:span text:style-name="T7">;</text:span></text:p>
      <text:p text:style-name="P4"/>
      <text:p text:style-name="P1"><text:span text:style-name="T2"><text:s text:c="12"/></text:span><text:span text:style-name="T8">if</text:span><text:span text:style-name="T7">(!</text:span><text:span text:style-name="T2">dba</text:span><text:span text:style-name="T7">.</text:span><text:span text:style-name="T2">executeUpdate</text:span><text:span text:style-name="T7">(</text:span><text:span text:style-name="T2">query</text:span><text:span text:style-name="T7">))</text:span></text:p>
      <text:p text:style-name="P1"><text:span text:style-name="T2"><text:s text:c="12"/></text:span><text:span text:style-name="T7">{</text:span></text:p>
      <text:p text:style-name="P1"><text:span text:style-name="T2"><text:s text:c="16"/></text:span><text:span text:style-name="T8">return</text:span><text:span text:style-name="T2"> </text:span><text:span text:style-name="T8">false</text:span><text:span text:style-name="T7">;</text:span></text:p>
      <text:p text:style-name="P1"><text:span text:style-name="T2"><text:s text:c="12"/></text:span><text:span text:style-name="T7">}</text:span></text:p>
      <text:p text:style-name="P1"><text:span text:style-name="T2"><text:s text:c="8"/></text:span><text:span text:style-name="T7">}</text:span><text:span text:style-name="T2"> </text:span><text:span text:style-name="T8">catch</text:span><text:span text:style-name="T2"> </text:span><text:span text:style-name="T7">(</text:span><text:span text:style-name="T2">IOException ex</text:span><text:span text:style-name="T7">)</text:span><text:span text:style-name="T2"> </text:span><text:span text:style-name="T7">{</text:span></text:p>
      <text:p text:style-name="P1"><text:span text:style-name="T2"><text:s text:c="12"/></text:span><text:span text:style-name="T8">return</text:span><text:span text:style-name="T2"> </text:span><text:span text:style-name="T8">false</text:span><text:span text:style-name="T7">;</text:span></text:p>
      <text:p text:style-name="P1"><text:span text:style-name="T2"><text:s text:c="8"/></text:span><text:span text:style-name="T7">}</text:span><text:span text:style-name="T2"> </text:span><text:span text:style-name="T8">catch</text:span><text:span text:style-name="T2"> </text:span><text:span text:style-name="T7">(</text:span><text:span text:style-name="T2">ClassNotFoundException ex</text:span><text:span text:style-name="T7">)</text:span><text:span text:style-name="T2"> </text:span><text:span text:style-name="T7">{</text:span></text:p>
      <text:p text:style-name="P1"><text:span text:style-name="T2"><text:s text:c="12"/></text:span><text:span text:style-name="T8">return</text:span><text:span text:style-name="T2"> </text:span><text:span text:style-name="T8">false</text:span><text:span text:style-name="T7">;</text:span></text:p>
      <text:p text:style-name="P1"><text:span text:style-name="T2"><text:s text:c="8"/></text:span><text:span text:style-name="T7">}</text:span></text:p>
      <text:p text:style-name="P4"><text:s text:c="8"/></text:p>
      <text:p text:style-name="P1"><text:span text:style-name="T2"><text:s text:c="8"/></text:span><text:span text:style-name="T8">return</text:span><text:span text:style-name="T2"> </text:span><text:span text:style-name="T8">true</text:span><text:span text:style-name="T7">;</text:span></text:p>
      <text:p text:style-name="P1"><text:span text:style-name="T2"><text:s text:c="4"/></text:span><text:span text:style-name="T7">}</text:span></text:p>
      <text:p text:style-name="P4"><text:s text:c="4"/></text:p>
      <text:p text:style-name="P1"><text:span text:style-name="T2"><text:s text:c="4"/></text:span><text:span text:style-name="T15">//&lt;editor-fold defaultstate="collapsed" desc="Accesseurs"&gt;</text:span></text:p>
      <text:p text:style-name="P4"><text:s text:c="4"/></text:p>
      <text:p text:style-name="P1"><text:span text:style-name="T2"><text:s text:c="4"/></text:span><text:span text:style-name="T11">/**</text:span></text:p>
      <text:p text:style-name="P6"><text:s text:c="5"/>* Indique si l'utilisateur est loggué</text:p>
      <text:p text:style-name="P6"><text:s text:c="5"/>* </text:p>
      <text:p text:style-name="P1"><text:span text:style-name="T11"><text:s text:c="5"/>* </text:span><text:span text:style-name="T12">@return</text:span><text:span text:style-name="T11"> <text:s text:c="5"/>true s'il est loggué, false sinon</text:span></text:p>
      <text:p text:style-name="P6"><text:s text:c="5"/>*/</text:p>
      <text:p text:style-name="P1"><text:span text:style-name="T2"><text:s text:c="4"/></text:span><text:span text:style-name="T5">public</text:span><text:span text:style-name="T2"> </text:span><text:span text:style-name="T5">boolean</text:span><text:span text:style-name="T2"> isLogged</text:span><text:span text:style-name="T7">()</text:span><text:span text:style-name="T2"> </text:span><text:span text:style-name="T7">{</text:span></text:p>
      <text:p text:style-name="P1"><text:span text:style-name="T2"><text:s text:c="8"/></text:span><text:span text:style-name="T8">return</text:span><text:span text:style-name="T2"> logged</text:span><text:span text:style-name="T7">;</text:span></text:p>
      <text:p text:style-name="P1"><text:span text:style-name="T2"><text:s text:c="4"/></text:span><text:span text:style-name="T7">}</text:span></text:p>
      <text:p text:style-name="P4"><text:s text:c="4"/></text:p>
      <text:p text:style-name="P1"><text:span text:style-name="T2"><text:s text:c="4"/></text:span><text:span text:style-name="T11">/**</text:span></text:p>
      <text:p text:style-name="P6"><text:s text:c="5"/>* Donne la page actuelle</text:p>
      <text:p text:style-name="P6"><text:s text:c="5"/>* </text:p>
      <text:p text:style-name="P1"><text:span text:style-name="T11"><text:s text:c="5"/>* </text:span><text:span text:style-name="T12">@return</text:span><text:span text:style-name="T11"> <text:s text:c="5"/>Page actuelle</text:span></text:p>
      <text:p text:style-name="P6"><text:s text:c="5"/>*/</text:p>
      <text:p text:style-name="P1"><text:span text:style-name="T2"><text:s text:c="4"/></text:span><text:span text:style-name="T5">public</text:span><text:span text:style-name="T2"> String getPage</text:span><text:span text:style-name="T7">()</text:span><text:span text:style-name="T2"> </text:span><text:span text:style-name="T7">{</text:span></text:p>
      <text:p text:style-name="P1"><text:span text:style-name="T2"><text:s text:c="8"/></text:span><text:span text:style-name="T8">return</text:span><text:span text:style-name="T2"> page</text:span><text:span text:style-name="T7">;</text:span></text:p>
      <text:p text:style-name="P1"><text:span text:style-name="T2"><text:s text:c="4"/></text:span><text:span text:style-name="T7">}</text:span></text:p>
      <text:p text:style-name="P4"><text:soft-page-break/><text:s text:c="4"/></text:p>
      <text:p text:style-name="P1"><text:span text:style-name="T2"><text:s text:c="4"/></text:span><text:span text:style-name="T11">/**</text:span></text:p>
      <text:p text:style-name="P6"><text:s text:c="5"/>* Donne le titre de la page actuelle</text:p>
      <text:p text:style-name="P6"><text:s text:c="5"/>* </text:p>
      <text:p text:style-name="P1"><text:span text:style-name="T11"><text:s text:c="5"/>* </text:span><text:span text:style-name="T12">@return</text:span><text:span text:style-name="T11"> <text:s text:c="5"/>Titre de la page</text:span></text:p>
      <text:p text:style-name="P6"><text:s text:c="5"/>*/</text:p>
      <text:p text:style-name="P1"><text:span text:style-name="T2"><text:s text:c="4"/></text:span><text:span text:style-name="T5">public</text:span><text:span text:style-name="T2"> String getPageTitle</text:span><text:span text:style-name="T7">()</text:span><text:span text:style-name="T2"> </text:span><text:span text:style-name="T7">{</text:span></text:p>
      <text:p text:style-name="P1"><text:span text:style-name="T2"><text:s text:c="8"/></text:span><text:span text:style-name="T8">return</text:span><text:span text:style-name="T2"> Vues</text:span><text:span text:style-name="T7">.</text:span><text:span text:style-name="T2">getPageTitle</text:span><text:span text:style-name="T7">(</text:span><text:span text:style-name="T2">page</text:span><text:span text:style-name="T7">);</text:span></text:p>
      <text:p text:style-name="P1"><text:span text:style-name="T2"><text:s text:c="4"/></text:span><text:span text:style-name="T7">}</text:span></text:p>
      <text:p text:style-name="P4"><text:s text:c="4"/></text:p>
      <text:p text:style-name="P1"><text:span text:style-name="T2"><text:s text:c="4"/></text:span><text:span text:style-name="T11">/**</text:span></text:p>
      <text:p text:style-name="P6"><text:s text:c="5"/>* Donne le caddie du joueur</text:p>
      <text:p text:style-name="P6"><text:s text:c="5"/>* </text:p>
      <text:p text:style-name="P1"><text:span text:style-name="T11"><text:s text:c="5"/>* </text:span><text:span text:style-name="T12">@return</text:span><text:span text:style-name="T11"> <text:s text:c="5"/>Caddie du joueur</text:span></text:p>
      <text:p text:style-name="P6"><text:s text:c="5"/>*/</text:p>
      <text:p text:style-name="P1"><text:span text:style-name="T2"><text:s text:c="4"/></text:span><text:span text:style-name="T5">public</text:span><text:span text:style-name="T2"> List</text:span><text:span text:style-name="T7">&lt;</text:span><text:span text:style-name="T2">Integer</text:span><text:span text:style-name="T7">&gt;</text:span><text:span text:style-name="T2"> getCaddie</text:span><text:span text:style-name="T7">()</text:span><text:span text:style-name="T2"> </text:span><text:span text:style-name="T7">{</text:span></text:p>
      <text:p text:style-name="P1"><text:span text:style-name="T2"><text:s text:c="8"/>List</text:span><text:span text:style-name="T7">&lt;</text:span><text:span text:style-name="T2">Integer</text:span><text:span text:style-name="T7">&gt;</text:span><text:span text:style-name="T2"> caddie </text:span><text:span text:style-name="T7">=</text:span><text:span text:style-name="T2"> </text:span><text:span text:style-name="T8">new</text:span><text:span text:style-name="T2"> ArrayList</text:span><text:span text:style-name="T7">&lt;</text:span><text:span text:style-name="T2">Integer</text:span><text:span text:style-name="T7">&gt;();</text:span></text:p>
      <text:p text:style-name="P4"><text:s text:c="8"/></text:p>
      <text:p text:style-name="P1"><text:span text:style-name="T2"><text:s text:c="8"/></text:span><text:span text:style-name="T15">// Ajoute les réservation non payées au caddie</text:span></text:p>
      <text:p text:style-name="P1"><text:span text:style-name="T2"><text:s text:c="8"/></text:span><text:span text:style-name="T8">try</text:span><text:span text:style-name="T2"> </text:span><text:span text:style-name="T7">{</text:span></text:p>
      <text:p text:style-name="P1"><text:span text:style-name="T2"><text:s text:c="12"/>BeanDBAccessMySQL dba </text:span><text:span text:style-name="T7">=</text:span><text:span text:style-name="T2"> </text:span><text:span text:style-name="T7">(</text:span><text:span text:style-name="T2">BeanDBAccessMySQL</text:span><text:span text:style-name="T7">)</text:span><text:span text:style-name="T2">Beans</text:span><text:span text:style-name="T7">.</text:span><text:span text:style-name="T2">instantiate</text:span><text:span text:style-name="T7">(</text:span></text:p>
      <text:p text:style-name="P1"><text:span text:style-name="T2"><text:s text:c="20"/></text:span><text:span text:style-name="T8">null</text:span><text:span text:style-name="T7">,</text:span><text:span text:style-name="T2"> </text:span><text:span text:style-name="T13">"Bean.BeanDBAccessMySQL"</text:span><text:span text:style-name="T7">);</text:span></text:p>
      <text:p text:style-name="P4"><text:s text:c="12"/></text:p>
      <text:p text:style-name="P1"><text:span text:style-name="T2"><text:s text:c="12"/></text:span><text:span text:style-name="T8">if</text:span><text:span text:style-name="T7">(</text:span><text:span text:style-name="T2">dba</text:span><text:span text:style-name="T7">.</text:span><text:span text:style-name="T2">init</text:span><text:span text:style-name="T7">())</text:span><text:span text:style-name="T2"> </text:span><text:span text:style-name="T7">{</text:span></text:p>
      <text:p text:style-name="P1"><text:span text:style-name="T2"><text:s text:c="16"/>ResultSet result </text:span><text:span text:style-name="T7">=</text:span><text:span text:style-name="T2"> dba</text:span><text:span text:style-name="T7">.</text:span><text:span text:style-name="T2">selectAll</text:span><text:span text:style-name="T7">(</text:span></text:p>
      <text:p text:style-name="P1"><text:span text:style-name="T2"><text:s text:c="24"/></text:span><text:span text:style-name="T13">"reservations"</text:span><text:span text:style-name="T7">,</text:span><text:span text:style-name="T2"> </text:span><text:span text:style-name="T13">"paye=0 AND titulaire="</text:span><text:span text:style-name="T2"> </text:span><text:span text:style-name="T7">+</text:span><text:span text:style-name="T2"> id</text:span><text:span text:style-name="T7">);</text:span></text:p>
      <text:p text:style-name="P4"><text:s text:c="16"/></text:p>
      <text:p text:style-name="P1"><text:span text:style-name="T2"><text:s text:c="16"/></text:span><text:span text:style-name="T8">while</text:span><text:span text:style-name="T7">(</text:span><text:span text:style-name="T2">result</text:span><text:span text:style-name="T7">.</text:span><text:span text:style-name="T2">next</text:span><text:span text:style-name="T7">())</text:span></text:p>
      <text:p text:style-name="P1"><text:span text:style-name="T2"><text:s text:c="16"/></text:span><text:span text:style-name="T7">{</text:span></text:p>
      <text:p text:style-name="P1"><text:span text:style-name="T2"><text:s text:c="20"/></text:span><text:span text:style-name="T5">int</text:span><text:span text:style-name="T2"> chambre </text:span><text:span text:style-name="T7">=</text:span><text:span text:style-name="T2"> result</text:span><text:span text:style-name="T7">.</text:span><text:span text:style-name="T2">getInt</text:span><text:span text:style-name="T7">(</text:span><text:span text:style-name="T13">"chambre"</text:span><text:span text:style-name="T7">);</text:span></text:p>
      <text:p text:style-name="P1"><text:span text:style-name="T2"><text:s text:c="20"/>caddie</text:span><text:span text:style-name="T7">.</text:span><text:span text:style-name="T2">add</text:span><text:span text:style-name="T7">(</text:span><text:span text:style-name="T2">result</text:span><text:span text:style-name="T7">.</text:span><text:span text:style-name="T2">getInt</text:span><text:span text:style-name="T7">(</text:span><text:span text:style-name="T13">"chambre"</text:span><text:span text:style-name="T7">));</text:span></text:p>
      <text:p text:style-name="P1"><text:span text:style-name="T2"><text:s text:c="16"/></text:span><text:span text:style-name="T7">}</text:span></text:p>
      <text:p text:style-name="P1"><text:span text:style-name="T2"><text:s text:c="12"/></text:span><text:span text:style-name="T7">}</text:span></text:p>
      <text:p text:style-name="P1"><text:span text:style-name="T2"><text:s text:c="8"/></text:span><text:span text:style-name="T7">}</text:span></text:p>
      <text:p text:style-name="P1"><text:span text:style-name="T2"><text:s text:c="8"/></text:span><text:span text:style-name="T8">catch</text:span><text:span text:style-name="T2"> </text:span><text:span text:style-name="T7">(</text:span><text:span text:style-name="T2">SQLException ex</text:span><text:span text:style-name="T7">)</text:span><text:span text:style-name="T2"> </text:span><text:span text:style-name="T7">{</text:span><text:span text:style-name="T2"> </text:span><text:span text:style-name="T7">}</text:span></text:p>
      <text:p text:style-name="P1"><text:span text:style-name="T2"><text:s text:c="8"/></text:span><text:span text:style-name="T8">catch</text:span><text:span text:style-name="T2"> </text:span><text:span text:style-name="T7">(</text:span><text:span text:style-name="T2">IOException ex</text:span><text:span text:style-name="T7">)</text:span><text:span text:style-name="T2"> </text:span><text:span text:style-name="T7">{</text:span><text:span text:style-name="T2"> </text:span><text:span text:style-name="T7">}</text:span></text:p>
      <text:p text:style-name="P1"><text:span text:style-name="T2"><text:s text:c="8"/></text:span><text:span text:style-name="T8">catch</text:span><text:span text:style-name="T2"> </text:span><text:span text:style-name="T7">(</text:span><text:span text:style-name="T2">ClassNotFoundException ex</text:span><text:span text:style-name="T7">)</text:span><text:span text:style-name="T2"> </text:span><text:span text:style-name="T7">{</text:span><text:span text:style-name="T2"> </text:span><text:span text:style-name="T7">}</text:span></text:p>
      <text:p text:style-name="P4"><text:s text:c="8"/></text:p>
      <text:p text:style-name="P1"><text:span text:style-name="T2"><text:s text:c="8"/></text:span><text:span text:style-name="T8">return</text:span><text:span text:style-name="T2"> caddie</text:span><text:span text:style-name="T7">;</text:span></text:p>
      <text:p text:style-name="P1"><text:span text:style-name="T2"><text:s text:c="4"/></text:span><text:span text:style-name="T7">}</text:span></text:p>
      <text:p text:style-name="P4"><text:s text:c="4"/></text:p>
      <text:p text:style-name="P1"><text:span text:style-name="T2"><text:s text:c="4"/></text:span><text:span text:style-name="T15">//&lt;/editor-fold&gt;</text:span></text:p>
      <text:p text:style-name="P4"><text:s text:c="4"/></text:p>
      <text:p text:style-name="P1"><text:span text:style-name="T2"><text:s text:c="4"/></text:span><text:span text:style-name="T15">//&lt;editor-fold defaultstate="collapsed" desc="Mutateurs"&gt;</text:span></text:p>
      <text:p text:style-name="P4"><text:s text:c="4"/></text:p>
      <text:p text:style-name="P1"><text:span text:style-name="T2"><text:s text:c="4"/></text:span><text:span text:style-name="T11">/**</text:span></text:p>
      <text:p text:style-name="P6"><text:s text:c="5"/>* Modifie la valeur de logged</text:p>
      <text:p text:style-name="P6"><text:s text:c="5"/>* </text:p>
      <text:p text:style-name="P1"><text:span text:style-name="T11"><text:s text:c="5"/>* </text:span><text:span text:style-name="T12">@param</text:span><text:span text:style-name="T11"> value <text:s text:c="8"/>Nouvelle valeur</text:span></text:p>
      <text:p text:style-name="P6"><text:s text:c="5"/>*/</text:p>
      <text:p text:style-name="P1"><text:span text:style-name="T2"><text:s text:c="4"/></text:span><text:span text:style-name="T5">public</text:span><text:span text:style-name="T2"> </text:span><text:span text:style-name="T5">void</text:span><text:span text:style-name="T2"> setLogged</text:span><text:span text:style-name="T7">(</text:span><text:span text:style-name="T5">boolean</text:span><text:span text:style-name="T2"> value</text:span><text:span text:style-name="T7">)</text:span><text:span text:style-name="T2"> </text:span><text:span text:style-name="T7">{</text:span></text:p>
      <text:p text:style-name="P1"><text:span text:style-name="T2"><text:s text:c="8"/>logged </text:span><text:span text:style-name="T7">=</text:span><text:span text:style-name="T2"> value</text:span><text:span text:style-name="T7">;</text:span></text:p>
      <text:p text:style-name="P1"><text:span text:style-name="T2"><text:s text:c="4"/></text:span><text:span text:style-name="T7">}</text:span></text:p>
      <text:p text:style-name="P4"><text:s text:c="4"/></text:p>
      <text:p text:style-name="P1"><text:span text:style-name="T2"><text:s text:c="4"/></text:span><text:span text:style-name="T11">/**</text:span></text:p>
      <text:p text:style-name="P6"><text:s text:c="5"/>* Modifie la page actuelle</text:p>
      <text:p text:style-name="P6"><text:s text:c="5"/>* </text:p>
      <text:p text:style-name="P1"><text:span text:style-name="T11"><text:s text:c="5"/>* </text:span><text:span text:style-name="T12">@param</text:span><text:span text:style-name="T11"> value <text:s text:c="8"/>Nouvelle page</text:span></text:p>
      <text:p text:style-name="P6"><text:s text:c="5"/>*/</text:p>
      <text:p text:style-name="P1"><text:span text:style-name="T2"><text:s text:c="4"/></text:span><text:span text:style-name="T5">public</text:span><text:span text:style-name="T2"> </text:span><text:span text:style-name="T5">void</text:span><text:span text:style-name="T2"> setPage</text:span><text:span text:style-name="T7">(</text:span><text:span text:style-name="T2">String value</text:span><text:span text:style-name="T7">)</text:span><text:span text:style-name="T2"> </text:span><text:span text:style-name="T7">{</text:span></text:p>
      <text:p text:style-name="P1"><text:soft-page-break/><text:span text:style-name="T2"><text:s text:c="8"/>page </text:span><text:span text:style-name="T7">=</text:span><text:span text:style-name="T2"> value</text:span><text:span text:style-name="T7">;</text:span></text:p>
      <text:p text:style-name="P1"><text:span text:style-name="T2"><text:s text:c="4"/></text:span><text:span text:style-name="T7">}</text:span></text:p>
      <text:p text:style-name="P4"><text:s text:c="4"/></text:p>
      <text:p text:style-name="P1"><text:span text:style-name="T2"><text:s text:c="4"/></text:span><text:span text:style-name="T11">/**</text:span></text:p>
      <text:p text:style-name="P6"><text:s text:c="5"/>* Modifie l'id du client</text:p>
      <text:p text:style-name="P6"><text:s text:c="5"/>* </text:p>
      <text:p text:style-name="P1"><text:span text:style-name="T11"><text:s text:c="5"/>* </text:span><text:span text:style-name="T12">@param</text:span><text:span text:style-name="T11"> value <text:s text:c="8"/>Nouvel id</text:span></text:p>
      <text:p text:style-name="P6"><text:s text:c="5"/>*/</text:p>
      <text:p text:style-name="P1"><text:span text:style-name="T2"><text:s text:c="4"/></text:span><text:span text:style-name="T5">public</text:span><text:span text:style-name="T2"> </text:span><text:span text:style-name="T5">void</text:span><text:span text:style-name="T2"> setId</text:span><text:span text:style-name="T7">(</text:span><text:span text:style-name="T5">int</text:span><text:span text:style-name="T2"> value</text:span><text:span text:style-name="T7">)</text:span><text:span text:style-name="T2"> </text:span><text:span text:style-name="T7">{</text:span></text:p>
      <text:p text:style-name="P1"><text:span text:style-name="T2"><text:s text:c="8"/>id </text:span><text:span text:style-name="T7">=</text:span><text:span text:style-name="T2"> value</text:span><text:span text:style-name="T7">;</text:span></text:p>
      <text:p text:style-name="P1"><text:span text:style-name="T2"><text:s text:c="4"/></text:span><text:span text:style-name="T7">}</text:span></text:p>
      <text:p text:style-name="P4"><text:s text:c="4"/></text:p>
      <text:p text:style-name="P1"><text:span text:style-name="T2"><text:s text:c="4"/></text:span><text:span text:style-name="T15">//&lt;/editor-fold&gt;</text:span></text:p>
      <text:p text:style-name="P7">}</text:p>
      <text:p text:style-name="Text_20_body"/>
      <text:h text:style-name="P14" text:outline-level="3">Vues.java</text:h>
      <text:p text:style-name="Text_20_body"/>
      <text:p text:style-name="Standard"><text:span text:style-name="T4">package</text:span><text:span text:style-name="T1"> Vues</text:span><text:span text:style-name="T7">;</text:span></text:p>
      <text:p text:style-name="P4"/>
      <text:p text:style-name="P1"><text:span text:style-name="T8">import</text:span><text:span text:style-name="T2"> Bean</text:span><text:span text:style-name="T7">.</text:span><text:span text:style-name="T2">BeanDBAccessMySQL</text:span><text:span text:style-name="T7">;</text:span></text:p>
      <text:p text:style-name="P1"><text:span text:style-name="T8">import</text:span><text:span text:style-name="T2"> java</text:span><text:span text:style-name="T7">.</text:span><text:span text:style-name="T2">beans</text:span><text:span text:style-name="T7">.</text:span><text:span text:style-name="T2">Beans</text:span><text:span text:style-name="T7">;</text:span></text:p>
      <text:p text:style-name="P1"><text:span text:style-name="T8">import</text:span><text:span text:style-name="T2"> java</text:span><text:span text:style-name="T7">.</text:span><text:span text:style-name="T2">io</text:span><text:span text:style-name="T7">.</text:span><text:span text:style-name="T2">IOException</text:span><text:span text:style-name="T7">;</text:span></text:p>
      <text:p text:style-name="P1"><text:span text:style-name="T8">import</text:span><text:span text:style-name="T2"> java</text:span><text:span text:style-name="T7">.</text:span><text:span text:style-name="T2">io</text:span><text:span text:style-name="T7">.</text:span><text:span text:style-name="T2">PrintWriter</text:span><text:span text:style-name="T7">;</text:span></text:p>
      <text:p text:style-name="P1"><text:span text:style-name="T8">import</text:span><text:span text:style-name="T2"> java</text:span><text:span text:style-name="T7">.</text:span><text:span text:style-name="T2">sql</text:span><text:span text:style-name="T7">.</text:span><text:span text:style-name="T2">ResultSet</text:span><text:span text:style-name="T7">;</text:span></text:p>
      <text:p text:style-name="P1"><text:span text:style-name="T8">import</text:span><text:span text:style-name="T2"> java</text:span><text:span text:style-name="T7">.</text:span><text:span text:style-name="T2">sql</text:span><text:span text:style-name="T7">.</text:span><text:span text:style-name="T2">SQLException</text:span><text:span text:style-name="T7">;</text:span></text:p>
      <text:p text:style-name="P1"><text:span text:style-name="T8">import</text:span><text:span text:style-name="T2"> java</text:span><text:span text:style-name="T7">.</text:span><text:span text:style-name="T2">util</text:span><text:span text:style-name="T7">.</text:span><text:span text:style-name="T2">List</text:span><text:span text:style-name="T7">;</text:span></text:p>
      <text:p text:style-name="P1"><text:span text:style-name="T8">import</text:span><text:span text:style-name="T2"> java</text:span><text:span text:style-name="T7">.</text:span><text:span text:style-name="T2">util</text:span><text:span text:style-name="T7">.</text:span><text:span text:style-name="T2">logging</text:span><text:span text:style-name="T7">.</text:span><text:span text:style-name="T2">Level</text:span><text:span text:style-name="T7">;</text:span></text:p>
      <text:p text:style-name="P1"><text:span text:style-name="T8">import</text:span><text:span text:style-name="T2"> java</text:span><text:span text:style-name="T7">.</text:span><text:span text:style-name="T2">util</text:span><text:span text:style-name="T7">.</text:span><text:span text:style-name="T2">logging</text:span><text:span text:style-name="T7">.</text:span><text:span text:style-name="T2">Logger</text:span><text:span text:style-name="T7">;</text:span></text:p>
      <text:p text:style-name="P1"><text:span text:style-name="T8">import</text:span><text:span text:style-name="T2"> javax</text:span><text:span text:style-name="T7">.</text:span><text:span text:style-name="T2">servlet</text:span><text:span text:style-name="T7">.</text:span><text:span text:style-name="T2">RequestDispatcher</text:span><text:span text:style-name="T7">;</text:span></text:p>
      <text:p text:style-name="P1"><text:span text:style-name="T8">import</text:span><text:span text:style-name="T2"> javax</text:span><text:span text:style-name="T7">.</text:span><text:span text:style-name="T2">servlet</text:span><text:span text:style-name="T7">.</text:span><text:span text:style-name="T2">ServletException</text:span><text:span text:style-name="T7">;</text:span></text:p>
      <text:p text:style-name="P1"><text:span text:style-name="T8">import</text:span><text:span text:style-name="T2"> javax</text:span><text:span text:style-name="T7">.</text:span><text:span text:style-name="T2">servlet</text:span><text:span text:style-name="T7">.</text:span><text:span text:style-name="T2">http</text:span><text:span text:style-name="T7">.</text:span><text:span text:style-name="T2">HttpServletRequest</text:span><text:span text:style-name="T7">;</text:span></text:p>
      <text:p text:style-name="P1"><text:span text:style-name="T8">import</text:span><text:span text:style-name="T2"> javax</text:span><text:span text:style-name="T7">.</text:span><text:span text:style-name="T2">servlet</text:span><text:span text:style-name="T7">.</text:span><text:span text:style-name="T2">http</text:span><text:span text:style-name="T7">.</text:span><text:span text:style-name="T2">HttpServletResponse</text:span><text:span text:style-name="T7">;</text:span></text:p>
      <text:p text:style-name="P4"/>
      <text:p text:style-name="P6">/**</text:p>
      <text:p text:style-name="P6"><text:s/>*</text:p>
      <text:p text:style-name="P1"><text:span text:style-name="T11"><text:s/>* </text:span><text:span text:style-name="T12">@author</text:span><text:span text:style-name="T11"> T4g1</text:span></text:p>
      <text:p text:style-name="P6"><text:s/>*/</text:p>
      <text:p text:style-name="P1"><text:span text:style-name="T5">public</text:span><text:span text:style-name="T2"> </text:span><text:span text:style-name="T5">class</text:span><text:span text:style-name="T2"> Vues </text:span><text:span text:style-name="T7">{</text:span></text:p>
      <text:p text:style-name="P1"><text:span text:style-name="T2"><text:s text:c="4"/></text:span><text:span text:style-name="T11">/**</text:span></text:p>
      <text:p text:style-name="P6"><text:s text:c="5"/>* Affiche la page de login echoué</text:p>
      <text:p text:style-name="P6"><text:s text:c="5"/>* </text:p>
      <text:p text:style-name="P1"><text:span text:style-name="T11"><text:s text:c="5"/>* </text:span><text:span text:style-name="T12">@param</text:span><text:span text:style-name="T11"> out <text:s text:c="2"/>Sortie du code HTML</text:span></text:p>
      <text:p text:style-name="P6"><text:s text:c="5"/>*/</text:p>
      <text:p text:style-name="P1"><text:span text:style-name="T2"><text:s text:c="4"/></text:span><text:span text:style-name="T5">public</text:span><text:span text:style-name="T2"> </text:span><text:span text:style-name="T5">static</text:span><text:span text:style-name="T2"> </text:span><text:span text:style-name="T5">void</text:span><text:span text:style-name="T2"> showLoginFailed</text:span><text:span text:style-name="T7">(</text:span><text:span text:style-name="T2">PrintWriter out</text:span><text:span text:style-name="T7">)</text:span><text:span text:style-name="T2"> </text:span><text:span text:style-name="T7">{</text:span></text:p>
      <text:p text:style-name="P1"><text:span text:style-name="T2"><text:s text:c="8"/>out</text:span><text:span text:style-name="T7">.</text:span><text:span text:style-name="T2">println</text:span><text:span text:style-name="T7">(</text:span><text:span text:style-name="T13">"&lt;p&gt;Login échoué&lt;/p&gt;"</text:span><text:span text:style-name="T7">);</text:span></text:p>
      <text:p text:style-name="P1"><text:span text:style-name="T2"><text:s text:c="4"/></text:span><text:span text:style-name="T7">}</text:span></text:p>
      <text:p text:style-name="P4"><text:s text:c="4"/></text:p>
      <text:p text:style-name="P1"><text:span text:style-name="T2"><text:s text:c="4"/></text:span><text:span text:style-name="T11">/**</text:span></text:p>
      <text:p text:style-name="P6"><text:s text:c="5"/>* Affiche une erreur d'ajout d'utilisateur</text:p>
      <text:p text:style-name="P6"><text:s text:c="5"/>* </text:p>
      <text:p text:style-name="P1"><text:span text:style-name="T11"><text:s text:c="5"/>* </text:span><text:span text:style-name="T12">@param</text:span><text:span text:style-name="T11"> out <text:s text:c="2"/>Sortie du code HTML</text:span></text:p>
      <text:p text:style-name="P6"><text:s text:c="5"/>*/</text:p>
      <text:p text:style-name="P1"><text:span text:style-name="T2"><text:s text:c="4"/></text:span><text:span text:style-name="T5">public</text:span><text:span text:style-name="T2"> </text:span><text:span text:style-name="T5">static</text:span><text:span text:style-name="T2"> </text:span><text:span text:style-name="T5">void</text:span><text:span text:style-name="T2"> showAddUserFailed</text:span><text:span text:style-name="T7">(</text:span><text:span text:style-name="T2">PrintWriter out</text:span><text:span text:style-name="T7">)</text:span><text:span text:style-name="T2"> </text:span><text:span text:style-name="T7">{</text:span></text:p>
      <text:p text:style-name="P1"><text:span text:style-name="T2"><text:s text:c="8"/>out</text:span><text:span text:style-name="T7">.</text:span><text:span text:style-name="T2">println</text:span><text:span text:style-name="T7">(</text:span><text:span text:style-name="T13">"&lt;p&gt;Ajout d'utilisateur impossible, nom déjà prit&lt;/p&gt;"</text:span><text:span text:style-name="T7">);</text:span></text:p>
      <text:p text:style-name="P1"><text:span text:style-name="T2"><text:s text:c="4"/></text:span><text:span text:style-name="T7">}</text:span></text:p>
      <text:p text:style-name="P4"><text:s text:c="4"/></text:p>
      <text:p text:style-name="P1"><text:span text:style-name="T2"><text:s text:c="4"/></text:span><text:span text:style-name="T11">/**</text:span></text:p>
      <text:p text:style-name="P6"><text:s text:c="5"/>* Ajoute un message sur la page</text:p>
      <text:p text:style-name="P6"><text:s text:c="5"/>* </text:p>
      <text:p text:style-name="P1"><text:span text:style-name="T11"><text:s text:c="5"/>* </text:span><text:span text:style-name="T12">@param</text:span><text:span text:style-name="T11"> out <text:s text:c="10"/>La page sur laquelle on affiche</text:span></text:p>
      <text:p text:style-name="P1"><text:span text:style-name="T11"><text:s text:c="5"/>* </text:span><text:span text:style-name="T12">@param</text:span><text:span text:style-name="T11"> message <text:s text:c="6"/>Message désiré</text:span></text:p>
      <text:p text:style-name="P6"><text:s text:c="5"/>*/</text:p>
      <text:p text:style-name="P1"><text:span text:style-name="T2"><text:s text:c="4"/></text:span><text:span text:style-name="T5">public</text:span><text:span text:style-name="T2"> </text:span><text:span text:style-name="T5">static</text:span><text:span text:style-name="T2"> </text:span><text:span text:style-name="T5">void</text:span><text:span text:style-name="T2"> addMessage</text:span><text:span text:style-name="T7">(</text:span><text:span text:style-name="T2">PrintWriter out</text:span><text:span text:style-name="T7">,</text:span><text:span text:style-name="T2"> String message</text:span><text:span text:style-name="T7">)</text:span><text:span text:style-name="T2"> </text:span><text:span text:style-name="T7">{</text:span></text:p>
      <text:p text:style-name="P1"><text:span text:style-name="T2"><text:s text:c="8"/>out</text:span><text:span text:style-name="T7">.</text:span><text:span text:style-name="T2">println</text:span><text:span text:style-name="T7">(</text:span><text:span text:style-name="T13">"&lt;p&gt;Trace Message: "</text:span><text:span text:style-name="T7">+</text:span><text:span text:style-name="T2">message</text:span><text:span text:style-name="T7">+</text:span><text:span text:style-name="T2"> </text:span><text:span text:style-name="T13">"&lt;/p&gt;"</text:span><text:span text:style-name="T7">);</text:span><text:span text:style-name="T2"> <text:s text:c="3"/></text:span></text:p>
      <text:p text:style-name="P1"><text:span text:style-name="T2"><text:s text:c="4"/></text:span><text:span text:style-name="T7">}</text:span></text:p>
      <text:p text:style-name="P4"><text:s text:c="4"/></text:p>
      <text:p text:style-name="P1"><text:span text:style-name="T2"><text:s text:c="4"/></text:span><text:span text:style-name="T11">/**</text:span></text:p>
      <text:p text:style-name="P6"><text:s text:c="5"/>* Place les entête HTML du début de la page</text:p>
      <text:p text:style-name="P6"><text:s text:c="5"/>* </text:p>
      <text:p text:style-name="P1"><text:span text:style-name="T11"><text:s text:c="5"/>* </text:span><text:span text:style-name="T12">@param</text:span><text:span text:style-name="T11"> out <text:s text:c="10"/>La page sur laquelle on affiche</text:span></text:p>
      <text:p text:style-name="P6"><text:s text:c="5"/>*/</text:p>
      <text:p text:style-name="P1"><text:span text:style-name="T2"><text:s text:c="4"/></text:span><text:span text:style-name="T5">public</text:span><text:span text:style-name="T2"> </text:span><text:span text:style-name="T5">static</text:span><text:span text:style-name="T2"> </text:span><text:span text:style-name="T5">void</text:span><text:span text:style-name="T2"> begin</text:span><text:span text:style-name="T7">(</text:span><text:span text:style-name="T2">PrintWriter out</text:span><text:span text:style-name="T7">)</text:span><text:span text:style-name="T2"> </text:span><text:span text:style-name="T7">{</text:span></text:p>
      <text:p text:style-name="P1"><text:soft-page-break/><text:span text:style-name="T2"><text:s text:c="8"/>out</text:span><text:span text:style-name="T7">.</text:span><text:span text:style-name="T2">println</text:span><text:span text:style-name="T7">(</text:span><text:span text:style-name="T13">"&lt;html&gt;"</text:span><text:span text:style-name="T7">);</text:span></text:p>
      <text:p text:style-name="P1"><text:span text:style-name="T2"><text:s text:c="8"/>out</text:span><text:span text:style-name="T7">.</text:span><text:span text:style-name="T2">println</text:span><text:span text:style-name="T7">(</text:span><text:span text:style-name="T13">"&lt;head&gt;"</text:span><text:span text:style-name="T7">);</text:span></text:p>
      <text:p text:style-name="P1"><text:span text:style-name="T2"><text:s text:c="8"/>out</text:span><text:span text:style-name="T7">.</text:span><text:span text:style-name="T2">println</text:span><text:span text:style-name="T7">(</text:span><text:span text:style-name="T13">"&lt;/head&gt;"</text:span><text:span text:style-name="T7">);</text:span></text:p>
      <text:p text:style-name="P1"><text:span text:style-name="T2"><text:s text:c="8"/>out</text:span><text:span text:style-name="T7">.</text:span><text:span text:style-name="T2">println</text:span><text:span text:style-name="T7">(</text:span><text:span text:style-name="T13">"&lt;body&gt;"</text:span><text:span text:style-name="T7">);</text:span><text:span text:style-name="T2"> <text:s text:c="7"/></text:span></text:p>
      <text:p text:style-name="P1"><text:span text:style-name="T2"><text:s text:c="4"/></text:span><text:span text:style-name="T7">}</text:span></text:p>
      <text:p text:style-name="P4"><text:s text:c="4"/></text:p>
      <text:p text:style-name="P1"><text:span text:style-name="T2"><text:s text:c="4"/></text:span><text:span text:style-name="T11">/**</text:span></text:p>
      <text:p text:style-name="P6"><text:s text:c="5"/>* Place les fermetures des balises HTML pour terminer la</text:p>
      <text:p text:style-name="P6"><text:s text:c="5"/>* génération de la page.</text:p>
      <text:p text:style-name="P6"><text:s text:c="5"/>* </text:p>
      <text:p text:style-name="P1"><text:span text:style-name="T11"><text:s text:c="5"/>* </text:span><text:span text:style-name="T12">@param</text:span><text:span text:style-name="T11"> out <text:s text:c="10"/>La page sur laquelle on affiche</text:span></text:p>
      <text:p text:style-name="P6"><text:s text:c="5"/>*/</text:p>
      <text:p text:style-name="P1"><text:span text:style-name="T2"><text:s text:c="4"/></text:span><text:span text:style-name="T5">public</text:span><text:span text:style-name="T2"> </text:span><text:span text:style-name="T5">static</text:span><text:span text:style-name="T2"> </text:span><text:span text:style-name="T5">void</text:span><text:span text:style-name="T2"> end</text:span><text:span text:style-name="T7">(</text:span><text:span text:style-name="T2">PrintWriter out</text:span><text:span text:style-name="T7">)</text:span><text:span text:style-name="T2"> </text:span><text:span text:style-name="T7">{</text:span></text:p>
      <text:p text:style-name="P1"><text:span text:style-name="T2"><text:s text:c="8"/>out</text:span><text:span text:style-name="T7">.</text:span><text:span text:style-name="T2">println</text:span><text:span text:style-name="T7">(</text:span><text:span text:style-name="T13">"&lt;/body&gt;"</text:span><text:span text:style-name="T7">);</text:span></text:p>
      <text:p text:style-name="P1"><text:span text:style-name="T2"><text:s text:c="8"/>out</text:span><text:span text:style-name="T7">.</text:span><text:span text:style-name="T2">println</text:span><text:span text:style-name="T7">(</text:span><text:span text:style-name="T13">"&lt;/html&gt;"</text:span><text:span text:style-name="T7">);</text:span><text:span text:style-name="T2"> <text:s text:c="7"/></text:span></text:p>
      <text:p text:style-name="P1"><text:span text:style-name="T2"><text:s text:c="4"/></text:span><text:span text:style-name="T7">}</text:span></text:p>
      <text:p text:style-name="P4"><text:s text:c="4"/></text:p>
      <text:p text:style-name="P1"><text:span text:style-name="T2"><text:s text:c="4"/></text:span><text:span text:style-name="T11">/**</text:span></text:p>
      <text:p text:style-name="P6"><text:s text:c="5"/>* Redirige sur la page donnée</text:p>
      <text:p text:style-name="P6"><text:s text:c="5"/>* </text:p>
      <text:p text:style-name="P1"><text:span text:style-name="T11"><text:s text:c="5"/>* </text:span><text:span text:style-name="T12">@param</text:span><text:span text:style-name="T11"> request <text:s text:c="6"/>Requete recue</text:span></text:p>
      <text:p text:style-name="P1"><text:span text:style-name="T11"><text:s text:c="5"/>* </text:span><text:span text:style-name="T12">@param</text:span><text:span text:style-name="T11"> response <text:s text:c="5"/>Reponse recue</text:span></text:p>
      <text:p text:style-name="P1"><text:span text:style-name="T11"><text:s text:c="5"/>* </text:span><text:span text:style-name="T12">@param</text:span><text:span text:style-name="T11"> page <text:s text:c="9"/>Page voulue</text:span></text:p>
      <text:p text:style-name="P6"><text:s text:c="5"/>*/</text:p>
      <text:p text:style-name="P1"><text:span text:style-name="T2"><text:s text:c="4"/></text:span><text:span text:style-name="T5">public</text:span><text:span text:style-name="T2"> </text:span><text:span text:style-name="T5">static</text:span><text:span text:style-name="T2"> </text:span><text:span text:style-name="T5">void</text:span><text:span text:style-name="T2"> redirect</text:span><text:span text:style-name="T7">(</text:span></text:p>
      <text:p text:style-name="P1"><text:span text:style-name="T2"><text:s text:c="12"/>HttpServletRequest request</text:span><text:span text:style-name="T7">,</text:span><text:span text:style-name="T2"> HttpServletResponse response</text:span><text:span text:style-name="T7">,</text:span><text:span text:style-name="T2"> </text:span></text:p>
      <text:p text:style-name="P1"><text:span text:style-name="T2"><text:s text:c="12"/>String page</text:span><text:span text:style-name="T7">)</text:span><text:span text:style-name="T2"> </text:span><text:span text:style-name="T8">throws</text:span><text:span text:style-name="T2"> ServletException</text:span><text:span text:style-name="T7">,</text:span><text:span text:style-name="T2"> IOException </text:span><text:span text:style-name="T7">{</text:span></text:p>
      <text:p text:style-name="P1"><text:span text:style-name="T2"><text:s text:c="8"/>RequestDispatcher rd </text:span><text:span text:style-name="T7">=</text:span><text:span text:style-name="T2"> request</text:span><text:span text:style-name="T7">.</text:span><text:span text:style-name="T2">getRequestDispatcher</text:span><text:span text:style-name="T7">(</text:span><text:span text:style-name="T2">page </text:span><text:span text:style-name="T7">+</text:span><text:span text:style-name="T2"> </text:span><text:span text:style-name="T13">".jsp"</text:span><text:span text:style-name="T7">);</text:span></text:p>
      <text:p text:style-name="P1"><text:span text:style-name="T2"><text:s text:c="8"/>rd</text:span><text:span text:style-name="T7">.</text:span><text:span text:style-name="T2">forward</text:span><text:span text:style-name="T7">(</text:span><text:span text:style-name="T2">request</text:span><text:span text:style-name="T7">,</text:span><text:span text:style-name="T2"> response</text:span><text:span text:style-name="T7">);</text:span></text:p>
      <text:p text:style-name="P1"><text:span text:style-name="T2"><text:s text:c="4"/></text:span><text:span text:style-name="T7">}</text:span></text:p>
      <text:p text:style-name="P4"><text:s text:c="4"/></text:p>
      <text:p text:style-name="P1"><text:span text:style-name="T2"><text:s text:c="4"/></text:span><text:span text:style-name="T11">/**</text:span></text:p>
      <text:p text:style-name="P6"><text:s text:c="5"/>* Donne le titre de la page donnée</text:p>
      <text:p text:style-name="P6"><text:s text:c="5"/>* </text:p>
      <text:p text:style-name="P1"><text:span text:style-name="T11"><text:s text:c="5"/>* </text:span><text:span text:style-name="T12">@param</text:span><text:span text:style-name="T11"> page <text:s text:c="9"/>Page dont on veut le titre</text:span></text:p>
      <text:p text:style-name="P6"><text:s text:c="5"/>* </text:p>
      <text:p text:style-name="P1"><text:span text:style-name="T11"><text:s text:c="5"/>* </text:span><text:span text:style-name="T12">@return</text:span><text:span text:style-name="T11"> <text:s text:c="13"/>Titre de la page</text:span></text:p>
      <text:p text:style-name="P6"><text:s text:c="5"/>*/</text:p>
      <text:p text:style-name="P1"><text:span text:style-name="T2"><text:s text:c="4"/></text:span><text:span text:style-name="T5">public</text:span><text:span text:style-name="T2"> </text:span><text:span text:style-name="T5">static</text:span><text:span text:style-name="T2"> String getPageTitle</text:span><text:span text:style-name="T7">(</text:span><text:span text:style-name="T2">String page</text:span><text:span text:style-name="T7">)</text:span><text:span text:style-name="T2"> </text:span><text:span text:style-name="T7">{</text:span></text:p>
      <text:p text:style-name="P1"><text:span text:style-name="T2"><text:s text:c="8"/></text:span><text:span text:style-name="T8">return</text:span><text:span text:style-name="T2"> </text:span><text:span text:style-name="T13">"Mon super site de vacance"</text:span><text:span text:style-name="T7">;</text:span></text:p>
      <text:p text:style-name="P1"><text:span text:style-name="T2"><text:s text:c="4"/></text:span><text:span text:style-name="T7">}</text:span></text:p>
      <text:p text:style-name="P4"><text:s text:c="4"/></text:p>
      <text:p text:style-name="P1"><text:span text:style-name="T2"><text:s text:c="4"/></text:span><text:span text:style-name="T11">/**</text:span></text:p>
      <text:p text:style-name="P6"><text:s text:c="5"/>* Donne la liste des produits disponnible</text:p>
      <text:p text:style-name="P6"><text:s text:c="5"/>* </text:p>
      <text:p text:style-name="P1"><text:span text:style-name="T11"><text:s text:c="5"/>* </text:span><text:span text:style-name="T12">@return</text:span><text:span text:style-name="T11"> <text:s text:c="13"/>Code HTML du listing</text:span></text:p>
      <text:p text:style-name="P6"><text:s text:c="5"/>*/</text:p>
      <text:p text:style-name="P1"><text:span text:style-name="T2"><text:s text:c="4"/></text:span><text:span text:style-name="T5">public</text:span><text:span text:style-name="T2"> </text:span><text:span text:style-name="T5">static</text:span><text:span text:style-name="T2"> String getListing</text:span><text:span text:style-name="T7">()</text:span><text:span text:style-name="T2"> </text:span><text:span text:style-name="T7">{</text:span></text:p>
      <text:p text:style-name="P1"><text:span text:style-name="T2"><text:s text:c="8"/>String html </text:span><text:span text:style-name="T7">=</text:span><text:span text:style-name="T2"> </text:span><text:span text:style-name="T13">"&lt;table&gt;\n"</text:span><text:span text:style-name="T2"> </text:span><text:span text:style-name="T7">+</text:span></text:p>
      <text:p text:style-name="P1"><text:span text:style-name="T2"><text:s text:c="8"/></text:span><text:span text:style-name="T13">" <text:s text:c="3"/>&lt;tr&gt;\n"</text:span><text:span text:style-name="T2"> </text:span><text:span text:style-name="T7">+</text:span></text:p>
      <text:p text:style-name="P1"><text:span text:style-name="T2"><text:s text:c="8"/></text:span><text:span text:style-name="T13">" <text:s text:c="7"/>&lt;th&gt;Douche(s)&lt;/th&gt;\n"</text:span><text:span text:style-name="T2"> </text:span><text:span text:style-name="T7">+</text:span></text:p>
      <text:p text:style-name="P1"><text:span text:style-name="T2"><text:s text:c="8"/></text:span><text:span text:style-name="T13">" <text:s text:c="7"/>&lt;th&gt;Baignoire(s)&lt;/th&gt;\n"</text:span><text:span text:style-name="T2"> </text:span><text:span text:style-name="T7">+</text:span></text:p>
      <text:p text:style-name="P1"><text:span text:style-name="T2"><text:s text:c="8"/></text:span><text:span text:style-name="T13">" <text:s text:c="7"/>&lt;th&gt;Cuvette(s)&lt;/th&gt;\n"</text:span><text:span text:style-name="T2"> </text:span><text:span text:style-name="T7">+</text:span></text:p>
      <text:p text:style-name="P1"><text:span text:style-name="T2"><text:s text:c="8"/></text:span><text:span text:style-name="T13">" <text:s text:c="7"/>&lt;th&gt;Place(s)&lt;/th&gt;\n"</text:span><text:span text:style-name="T2"> </text:span><text:span text:style-name="T7">+</text:span></text:p>
      <text:p text:style-name="P1"><text:span text:style-name="T2"><text:s text:c="8"/></text:span><text:span text:style-name="T13">" <text:s text:c="7"/>&lt;th&gt;Prix HTVA&lt;/th&gt;\n"</text:span><text:span text:style-name="T2"> </text:span><text:span text:style-name="T7">+</text:span></text:p>
      <text:p text:style-name="P1"><text:span text:style-name="T2"><text:s text:c="8"/></text:span><text:span text:style-name="T13">" <text:s text:c="7"/>&lt;th&gt;&lt;/th&gt;\n"</text:span><text:span text:style-name="T2"> </text:span><text:span text:style-name="T7">+</text:span></text:p>
      <text:p text:style-name="P1"><text:span text:style-name="T2"><text:s text:c="8"/></text:span><text:span text:style-name="T13">" <text:s text:c="3"/>&lt;/tr&gt;"</text:span><text:span text:style-name="T7">;</text:span></text:p>
      <text:p text:style-name="P4"><text:s text:c="12"/></text:p>
      <text:p text:style-name="P1"><text:span text:style-name="T2"><text:s text:c="8"/></text:span><text:span text:style-name="T8">try</text:span><text:span text:style-name="T2"> </text:span><text:span text:style-name="T7">{</text:span></text:p>
      <text:p text:style-name="P1"><text:span text:style-name="T2"><text:s text:c="12"/></text:span><text:span text:style-name="T15">// Ouvre la BDD</text:span></text:p>
      <text:p text:style-name="P1"><text:soft-page-break/><text:span text:style-name="T2"><text:s text:c="12"/>BeanDBAccessMySQL dba </text:span><text:span text:style-name="T7">=</text:span><text:span text:style-name="T2"> </text:span><text:span text:style-name="T7">(</text:span><text:span text:style-name="T2">BeanDBAccessMySQL</text:span><text:span text:style-name="T7">)</text:span><text:span text:style-name="T2">Beans</text:span><text:span text:style-name="T7">.</text:span><text:span text:style-name="T2">instantiate</text:span><text:span text:style-name="T7">(</text:span></text:p>
      <text:p text:style-name="P1"><text:span text:style-name="T2"><text:s text:c="24"/></text:span><text:span text:style-name="T8">null</text:span><text:span text:style-name="T7">,</text:span><text:span text:style-name="T2"> </text:span><text:span text:style-name="T13">"Bean.BeanDBAccessMySQL"</text:span><text:span text:style-name="T7">);</text:span></text:p>
      <text:p text:style-name="P4"><text:s text:c="16"/></text:p>
      <text:p text:style-name="P1"><text:span text:style-name="T2"><text:s text:c="12"/></text:span><text:span text:style-name="T8">if</text:span><text:span text:style-name="T7">(</text:span><text:span text:style-name="T2">dba</text:span><text:span text:style-name="T7">.</text:span><text:span text:style-name="T2">init</text:span><text:span text:style-name="T7">())</text:span><text:span text:style-name="T2"> </text:span><text:span text:style-name="T7">{</text:span></text:p>
      <text:p text:style-name="P1"><text:span text:style-name="T2"><text:s text:c="16"/></text:span><text:span text:style-name="T15">// Requete</text:span></text:p>
      <text:p text:style-name="P1"><text:span text:style-name="T2"><text:s text:c="16"/>String request </text:span><text:span text:style-name="T7">=</text:span><text:span text:style-name="T2"> </text:span><text:span text:style-name="T13">"SELECT * FROM chambres WHERE numero NOT IN ("</text:span></text:p>
      <text:p text:style-name="P1"><text:span text:style-name="T2"><text:s text:c="24"/></text:span><text:span text:style-name="T7">+</text:span><text:span text:style-name="T2"> </text:span><text:span text:style-name="T13">"SELECT chambre FROM reservations)"</text:span><text:span text:style-name="T7">;</text:span></text:p>
      <text:p text:style-name="P4"><text:s text:c="16"/></text:p>
      <text:p text:style-name="P1"><text:span text:style-name="T2"><text:s text:c="16"/></text:span><text:span text:style-name="T15">// Sélectionne les chambres non réservées</text:span></text:p>
      <text:p text:style-name="P1"><text:span text:style-name="T2"><text:s text:c="16"/>ResultSet result </text:span><text:span text:style-name="T7">=</text:span><text:span text:style-name="T2"> dba</text:span><text:span text:style-name="T7">.</text:span><text:span text:style-name="T2">executeQuery</text:span><text:span text:style-name="T7">(</text:span><text:span text:style-name="T2">request</text:span><text:span text:style-name="T7">);</text:span></text:p>
      <text:p text:style-name="P4"><text:s text:c="16"/></text:p>
      <text:p text:style-name="P1"><text:span text:style-name="T2"><text:s text:c="16"/></text:span><text:span text:style-name="T8">while</text:span><text:span text:style-name="T7">(</text:span><text:span text:style-name="T2">result </text:span><text:span text:style-name="T7">!=</text:span><text:span text:style-name="T2"> </text:span><text:span text:style-name="T8">null</text:span><text:span text:style-name="T2"> </text:span><text:span text:style-name="T7">&amp;&amp;</text:span><text:span text:style-name="T2"> result</text:span><text:span text:style-name="T7">.</text:span><text:span text:style-name="T2">next</text:span><text:span text:style-name="T7">())</text:span></text:p>
      <text:p text:style-name="P1"><text:span text:style-name="T2"><text:s text:c="16"/></text:span><text:span text:style-name="T7">{</text:span></text:p>
      <text:p text:style-name="P1"><text:span text:style-name="T2"><text:s text:c="20"/>html </text:span><text:span text:style-name="T7">+=</text:span><text:span text:style-name="T2"> </text:span><text:span text:style-name="T13">"&lt;tr&gt;"</text:span><text:span text:style-name="T7">;</text:span></text:p>
      <text:p text:style-name="P1"><text:span text:style-name="T2"><text:s text:c="20"/>html </text:span><text:span text:style-name="T7">+=</text:span><text:span text:style-name="T2"> </text:span><text:span text:style-name="T13">"&lt;td&gt;"</text:span><text:span text:style-name="T2"> </text:span><text:span text:style-name="T7">+</text:span><text:span text:style-name="T2"> result</text:span><text:span text:style-name="T7">.</text:span><text:span text:style-name="T2">getInt</text:span><text:span text:style-name="T7">(</text:span><text:span text:style-name="T13">"douche"</text:span><text:span text:style-name="T7">)</text:span><text:span text:style-name="T2"> </text:span><text:span text:style-name="T7">+</text:span><text:span text:style-name="T2"> </text:span><text:span text:style-name="T13">"&lt;/td&gt;"</text:span><text:span text:style-name="T7">;</text:span></text:p>
      <text:p text:style-name="P1"><text:span text:style-name="T2"><text:s text:c="20"/>html </text:span><text:span text:style-name="T7">+=</text:span><text:span text:style-name="T2"> </text:span><text:span text:style-name="T13">"&lt;td&gt;"</text:span><text:span text:style-name="T2"> </text:span><text:span text:style-name="T7">+</text:span><text:span text:style-name="T2"> result</text:span><text:span text:style-name="T7">.</text:span><text:span text:style-name="T2">getInt</text:span><text:span text:style-name="T7">(</text:span><text:span text:style-name="T13">"baignoire"</text:span><text:span text:style-name="T7">)</text:span><text:span text:style-name="T2"> </text:span><text:span text:style-name="T7">+</text:span><text:span text:style-name="T2"> </text:span><text:span text:style-name="T13">"&lt;/td&gt;"</text:span><text:span text:style-name="T7">;</text:span></text:p>
      <text:p text:style-name="P1"><text:span text:style-name="T2"><text:s text:c="20"/>html </text:span><text:span text:style-name="T7">+=</text:span><text:span text:style-name="T2"> </text:span><text:span text:style-name="T13">"&lt;td&gt;"</text:span><text:span text:style-name="T2"> </text:span><text:span text:style-name="T7">+</text:span><text:span text:style-name="T2"> result</text:span><text:span text:style-name="T7">.</text:span><text:span text:style-name="T2">getInt</text:span><text:span text:style-name="T7">(</text:span><text:span text:style-name="T13">"cuvette"</text:span><text:span text:style-name="T7">)</text:span><text:span text:style-name="T2"> </text:span><text:span text:style-name="T7">+</text:span><text:span text:style-name="T2"> </text:span><text:span text:style-name="T13">"&lt;/td&gt;"</text:span><text:span text:style-name="T7">;</text:span></text:p>
      <text:p text:style-name="P1"><text:span text:style-name="T2"><text:s text:c="20"/>html </text:span><text:span text:style-name="T7">+=</text:span><text:span text:style-name="T2"> </text:span><text:span text:style-name="T13">"&lt;td&gt;"</text:span><text:span text:style-name="T2"> </text:span><text:span text:style-name="T7">+</text:span><text:span text:style-name="T2"> result</text:span><text:span text:style-name="T7">.</text:span><text:span text:style-name="T2">getInt</text:span><text:span text:style-name="T7">(</text:span><text:span text:style-name="T13">"nb_occupants"</text:span><text:span text:style-name="T7">)</text:span><text:span text:style-name="T2"> </text:span><text:span text:style-name="T7">+</text:span><text:span text:style-name="T2"> </text:span><text:span text:style-name="T13">"&lt;/td&gt;"</text:span><text:span text:style-name="T7">;</text:span></text:p>
      <text:p text:style-name="P1"><text:span text:style-name="T2"><text:s text:c="20"/>html </text:span><text:span text:style-name="T7">+=</text:span><text:span text:style-name="T2"> </text:span><text:span text:style-name="T13">"&lt;td&gt;"</text:span><text:span text:style-name="T2"> </text:span><text:span text:style-name="T7">+</text:span><text:span text:style-name="T2"> result</text:span><text:span text:style-name="T7">.</text:span><text:span text:style-name="T2">getInt</text:span><text:span text:style-name="T7">(</text:span><text:span text:style-name="T13">"prix_htva"</text:span><text:span text:style-name="T7">)</text:span><text:span text:style-name="T2"> </text:span><text:span text:style-name="T7">+</text:span><text:span text:style-name="T2"> </text:span><text:span text:style-name="T13">"&lt;/td&gt;"</text:span><text:span text:style-name="T7">;</text:span></text:p>
      <text:p text:style-name="P1"><text:span text:style-name="T2"><text:s text:c="20"/>html </text:span><text:span text:style-name="T7">+=</text:span><text:span text:style-name="T2"> </text:span><text:span text:style-name="T13">"&lt;td&gt;&lt;a href=\"controlServlet?action=commander&amp;"</text:span><text:span text:style-name="T7">;</text:span></text:p>
      <text:p text:style-name="P1"><text:span text:style-name="T2"><text:s text:c="20"/>html </text:span><text:span text:style-name="T7">+=</text:span><text:span text:style-name="T2"> </text:span><text:span text:style-name="T13">"numero="</text:span><text:span text:style-name="T2"> </text:span><text:span text:style-name="T7">+</text:span><text:span text:style-name="T2"> result</text:span><text:span text:style-name="T7">.</text:span><text:span text:style-name="T2">getInt</text:span><text:span text:style-name="T7">(</text:span><text:span text:style-name="T13">"numero"</text:span><text:span text:style-name="T7">)</text:span><text:span text:style-name="T2"> </text:span><text:span text:style-name="T7">+</text:span><text:span text:style-name="T2"> </text:span><text:span text:style-name="T13">"\"&gt;"</text:span><text:span text:style-name="T7">;</text:span></text:p>
      <text:p text:style-name="P1"><text:span text:style-name="T2"><text:s text:c="20"/>html </text:span><text:span text:style-name="T7">+=</text:span><text:span text:style-name="T2"> </text:span><text:span text:style-name="T13">"Commander&lt;/a&gt;&lt;/td&gt;"</text:span><text:span text:style-name="T7">;</text:span></text:p>
      <text:p text:style-name="P1"><text:span text:style-name="T2"><text:s text:c="20"/>html </text:span><text:span text:style-name="T7">+=</text:span><text:span text:style-name="T2"> </text:span><text:span text:style-name="T13">"&lt;/tr&gt;"</text:span><text:span text:style-name="T7">;</text:span></text:p>
      <text:p text:style-name="P1"><text:span text:style-name="T2"><text:s text:c="16"/></text:span><text:span text:style-name="T7">}</text:span></text:p>
      <text:p text:style-name="P1"><text:span text:style-name="T2"><text:s text:c="12"/></text:span><text:span text:style-name="T7">}</text:span></text:p>
      <text:p text:style-name="P1"><text:span text:style-name="T2"><text:s text:c="12"/></text:span><text:span text:style-name="T8">else</text:span></text:p>
      <text:p text:style-name="P1"><text:span text:style-name="T2"><text:s text:c="12"/></text:span><text:span text:style-name="T7">{</text:span></text:p>
      <text:p text:style-name="P1"><text:span text:style-name="T2"><text:s text:c="16"/>html </text:span><text:span text:style-name="T7">=</text:span><text:span text:style-name="T2"> </text:span><text:span text:style-name="T13">"dba.init() error"</text:span><text:span text:style-name="T7">;</text:span></text:p>
      <text:p text:style-name="P1"><text:span text:style-name="T2"><text:s text:c="12"/></text:span><text:span text:style-name="T7">}</text:span></text:p>
      <text:p text:style-name="P1"><text:span text:style-name="T2"><text:s text:c="8"/></text:span><text:span text:style-name="T7">}</text:span><text:span text:style-name="T2"> </text:span><text:span text:style-name="T8">catch</text:span><text:span text:style-name="T2"> </text:span><text:span text:style-name="T7">(</text:span><text:span text:style-name="T2">SQLException ex</text:span><text:span text:style-name="T7">)</text:span><text:span text:style-name="T2"> </text:span><text:span text:style-name="T7">{</text:span></text:p>
      <text:p text:style-name="P1"><text:span text:style-name="T2"><text:s text:c="12"/>html </text:span><text:span text:style-name="T7">=</text:span><text:span text:style-name="T2"> </text:span><text:span text:style-name="T13">"SQLException"</text:span><text:span text:style-name="T7">;</text:span></text:p>
      <text:p text:style-name="P1"><text:span text:style-name="T2"><text:s text:c="8"/></text:span><text:span text:style-name="T7">}</text:span><text:span text:style-name="T2"> </text:span><text:span text:style-name="T8">catch</text:span><text:span text:style-name="T2"> </text:span><text:span text:style-name="T7">(</text:span><text:span text:style-name="T2">IOException ex</text:span><text:span text:style-name="T7">)</text:span><text:span text:style-name="T2"> </text:span><text:span text:style-name="T7">{</text:span></text:p>
      <text:p text:style-name="P1"><text:span text:style-name="T2"><text:s text:c="12"/>html </text:span><text:span text:style-name="T7">=</text:span><text:span text:style-name="T2"> </text:span><text:span text:style-name="T13">"IOException"</text:span><text:span text:style-name="T7">;</text:span></text:p>
      <text:p text:style-name="P1"><text:span text:style-name="T2"><text:s text:c="8"/></text:span><text:span text:style-name="T7">}</text:span><text:span text:style-name="T2"> </text:span><text:span text:style-name="T8">catch</text:span><text:span text:style-name="T2"> </text:span><text:span text:style-name="T7">(</text:span><text:span text:style-name="T2">ClassNotFoundException ex</text:span><text:span text:style-name="T7">)</text:span><text:span text:style-name="T2"> </text:span><text:span text:style-name="T7">{</text:span></text:p>
      <text:p text:style-name="P1"><text:span text:style-name="T2"><text:s text:c="12"/>html </text:span><text:span text:style-name="T7">=</text:span><text:span text:style-name="T2"> </text:span><text:span text:style-name="T13">"ClassNotFoundException"</text:span><text:span text:style-name="T7">;</text:span></text:p>
      <text:p text:style-name="P1"><text:span text:style-name="T2"><text:s text:c="8"/></text:span><text:span text:style-name="T7">}</text:span></text:p>
      <text:p text:style-name="P4"><text:s text:c="8"/></text:p>
      <text:p text:style-name="P1"><text:span text:style-name="T2"><text:s text:c="8"/>html </text:span><text:span text:style-name="T7">+=</text:span><text:span text:style-name="T2"> </text:span><text:span text:style-name="T13">"&lt;/table&gt;"</text:span><text:span text:style-name="T7">;</text:span></text:p>
      <text:p text:style-name="P4"><text:s text:c="12"/></text:p>
      <text:p text:style-name="P1"><text:span text:style-name="T2"><text:s text:c="8"/></text:span><text:span text:style-name="T8">return</text:span><text:span text:style-name="T2"> html</text:span><text:span text:style-name="T7">;</text:span></text:p>
      <text:p text:style-name="P1"><text:span text:style-name="T2"><text:s text:c="4"/></text:span><text:span text:style-name="T7">}</text:span></text:p>
      <text:p text:style-name="P4"><text:s text:c="4"/></text:p>
      <text:p text:style-name="P1"><text:span text:style-name="T2"><text:s text:c="4"/></text:span><text:span text:style-name="T11">/**</text:span></text:p>
      <text:p text:style-name="P6"><text:s text:c="5"/>* Donne le code HTML du contenu du caddie donné</text:p>
      <text:p text:style-name="P6"><text:s text:c="5"/>* </text:p>
      <text:p text:style-name="P1"><text:span text:style-name="T11"><text:s text:c="5"/>* </text:span><text:span text:style-name="T12">@param</text:span><text:span text:style-name="T11"> caddie <text:s text:c="7"/>Caddie voulu</text:span></text:p>
      <text:p text:style-name="P6"><text:s text:c="5"/>* </text:p>
      <text:p text:style-name="P1"><text:span text:style-name="T11"><text:s text:c="5"/>* </text:span><text:span text:style-name="T12">@return</text:span><text:span text:style-name="T11"> <text:s text:c="13"/>Code HTML du contenu</text:span></text:p>
      <text:p text:style-name="P6"><text:s text:c="5"/>*/</text:p>
      <text:p text:style-name="P1"><text:span text:style-name="T2"><text:s text:c="4"/></text:span><text:span text:style-name="T5">public</text:span><text:span text:style-name="T2"> </text:span><text:span text:style-name="T5">static</text:span><text:span text:style-name="T2"> String getCaddieContent</text:span><text:span text:style-name="T7">(</text:span><text:span text:style-name="T2">List</text:span><text:span text:style-name="T7">&lt;</text:span><text:span text:style-name="T2">Integer</text:span><text:span text:style-name="T7">&gt;</text:span><text:span text:style-name="T2"> caddie</text:span><text:span text:style-name="T7">)</text:span><text:span text:style-name="T2"> </text:span><text:span text:style-name="T7">{</text:span></text:p>
      <text:p text:style-name="P1"><text:span text:style-name="T2"><text:s text:c="8"/>String html </text:span><text:span text:style-name="T7">=</text:span><text:span text:style-name="T2"> </text:span><text:span text:style-name="T13">"&lt;table&gt;\n"</text:span><text:span text:style-name="T2"> </text:span><text:span text:style-name="T7">+</text:span></text:p>
      <text:p text:style-name="P1"><text:span text:style-name="T2"><text:s text:c="8"/></text:span><text:span text:style-name="T13">" <text:s text:c="3"/>&lt;tr&gt;\n"</text:span><text:span text:style-name="T2"> </text:span><text:span text:style-name="T7">+</text:span></text:p>
      <text:p text:style-name="P1"><text:span text:style-name="T2"><text:s text:c="8"/></text:span><text:span text:style-name="T13">" <text:s text:c="7"/>&lt;th&gt;Douche(s)&lt;/th&gt;\n"</text:span><text:span text:style-name="T2"> </text:span><text:span text:style-name="T7">+</text:span></text:p>
      <text:p text:style-name="P1"><text:span text:style-name="T2"><text:s text:c="8"/></text:span><text:span text:style-name="T13">" <text:s text:c="7"/>&lt;th&gt;Baignoire(s)&lt;/th&gt;\n"</text:span><text:span text:style-name="T2"> </text:span><text:span text:style-name="T7">+</text:span></text:p>
      <text:p text:style-name="P1"><text:span text:style-name="T2"><text:s text:c="8"/></text:span><text:span text:style-name="T13">" <text:s text:c="7"/>&lt;th&gt;Cuvette(s)&lt;/th&gt;\n"</text:span><text:span text:style-name="T2"> </text:span><text:span text:style-name="T7">+</text:span></text:p>
      <text:p text:style-name="P1"><text:span text:style-name="T2"><text:s text:c="8"/></text:span><text:span text:style-name="T13">" <text:s text:c="7"/>&lt;th&gt;Place(s)&lt;/th&gt;\n"</text:span><text:span text:style-name="T2"> </text:span><text:span text:style-name="T7">+</text:span></text:p>
      <text:p text:style-name="P1"><text:span text:style-name="T2"><text:s text:c="8"/></text:span><text:span text:style-name="T13">" <text:s text:c="7"/>&lt;th&gt;Prix HTVA&lt;/th&gt;\n"</text:span><text:span text:style-name="T2"> </text:span><text:span text:style-name="T7">+</text:span></text:p>
      <text:p text:style-name="P1"><text:span text:style-name="T2"><text:s text:c="8"/></text:span><text:span text:style-name="T13">" <text:s text:c="3"/>&lt;/tr&gt;"</text:span><text:span text:style-name="T7">;</text:span></text:p>
      <text:p text:style-name="P4"><text:s text:c="12"/></text:p>
      <text:p text:style-name="P1"><text:span text:style-name="T2"><text:s text:c="8"/></text:span><text:span text:style-name="T8">try</text:span><text:span text:style-name="T2"> </text:span><text:span text:style-name="T7">{</text:span></text:p>
      <text:p text:style-name="P1"><text:soft-page-break/><text:span text:style-name="T2"><text:s text:c="12"/></text:span><text:span text:style-name="T15">// Ouvre la BDD</text:span></text:p>
      <text:p text:style-name="P1"><text:span text:style-name="T2"><text:s text:c="12"/>BeanDBAccessMySQL dba </text:span><text:span text:style-name="T7">=</text:span><text:span text:style-name="T2"> </text:span><text:span text:style-name="T7">(</text:span><text:span text:style-name="T2">BeanDBAccessMySQL</text:span><text:span text:style-name="T7">)</text:span><text:span text:style-name="T2">Beans</text:span><text:span text:style-name="T7">.</text:span><text:span text:style-name="T2">instantiate</text:span><text:span text:style-name="T7">(</text:span></text:p>
      <text:p text:style-name="P1"><text:span text:style-name="T2"><text:s text:c="24"/></text:span><text:span text:style-name="T8">null</text:span><text:span text:style-name="T7">,</text:span><text:span text:style-name="T2"> </text:span><text:span text:style-name="T13">"Bean.BeanDBAccessMySQL"</text:span><text:span text:style-name="T7">);</text:span></text:p>
      <text:p text:style-name="P4"><text:s text:c="16"/></text:p>
      <text:p text:style-name="P1"><text:span text:style-name="T2"><text:s text:c="12"/></text:span><text:span text:style-name="T8">if</text:span><text:span text:style-name="T7">(</text:span><text:span text:style-name="T2">dba</text:span><text:span text:style-name="T7">.</text:span><text:span text:style-name="T2">init</text:span><text:span text:style-name="T7">())</text:span><text:span text:style-name="T2"> </text:span><text:span text:style-name="T7">{</text:span></text:p>
      <text:p text:style-name="P1"><text:span text:style-name="T2"><text:s text:c="16"/></text:span><text:span text:style-name="T15">// Parcourt le caddie</text:span></text:p>
      <text:p text:style-name="P1"><text:span text:style-name="T2"><text:s text:c="16"/></text:span><text:span text:style-name="T8">for</text:span><text:span text:style-name="T7">(</text:span><text:span text:style-name="T5">int</text:span><text:span text:style-name="T2"> numero</text:span><text:span text:style-name="T7">:</text:span><text:span text:style-name="T2"> caddie</text:span><text:span text:style-name="T7">)</text:span></text:p>
      <text:p text:style-name="P1"><text:span text:style-name="T2"><text:s text:c="16"/></text:span><text:span text:style-name="T7">{</text:span></text:p>
      <text:p text:style-name="P1"><text:span text:style-name="T2"><text:s text:c="20"/></text:span><text:span text:style-name="T15">// Sélectionne la chambre donnée</text:span></text:p>
      <text:p text:style-name="P1"><text:span text:style-name="T2"><text:s text:c="20"/>ResultSet result </text:span><text:span text:style-name="T7">=</text:span><text:span text:style-name="T2"> dba</text:span><text:span text:style-name="T7">.</text:span><text:span text:style-name="T2">selectAll</text:span><text:span text:style-name="T7">(</text:span><text:span text:style-name="T13">"chambres"</text:span><text:span text:style-name="T7">,</text:span></text:p>
      <text:p text:style-name="P1"><text:span text:style-name="T2"><text:s text:c="28"/></text:span><text:span text:style-name="T13">"numero='"</text:span><text:span text:style-name="T2"> </text:span><text:span text:style-name="T7">+</text:span><text:span text:style-name="T2"> numero </text:span><text:span text:style-name="T7">+</text:span><text:span text:style-name="T2"> </text:span><text:span text:style-name="T13">"'"</text:span><text:span text:style-name="T7">);</text:span></text:p>
      <text:p text:style-name="P4"/>
      <text:p text:style-name="P1"><text:span text:style-name="T2"><text:s text:c="20"/></text:span><text:span text:style-name="T8">if</text:span><text:span text:style-name="T7">(</text:span><text:span text:style-name="T2">result </text:span><text:span text:style-name="T7">!=</text:span><text:span text:style-name="T2"> </text:span><text:span text:style-name="T8">null</text:span><text:span text:style-name="T2"> </text:span><text:span text:style-name="T7">&amp;&amp;</text:span><text:span text:style-name="T2"> result</text:span><text:span text:style-name="T7">.</text:span><text:span text:style-name="T2">next</text:span><text:span text:style-name="T7">())</text:span></text:p>
      <text:p text:style-name="P1"><text:span text:style-name="T2"><text:s text:c="20"/></text:span><text:span text:style-name="T7">{</text:span></text:p>
      <text:p text:style-name="P1"><text:span text:style-name="T2"><text:s text:c="24"/>html </text:span><text:span text:style-name="T7">+=</text:span><text:span text:style-name="T2"> </text:span><text:span text:style-name="T13">"&lt;tr&gt;"</text:span><text:span text:style-name="T7">;</text:span></text:p>
      <text:p text:style-name="P1"><text:span text:style-name="T2"><text:s text:c="24"/>html </text:span><text:span text:style-name="T7">+=</text:span><text:span text:style-name="T2"> </text:span><text:span text:style-name="T13">"&lt;td&gt;"</text:span><text:span text:style-name="T2"> </text:span><text:span text:style-name="T7">+</text:span><text:span text:style-name="T2"> result</text:span><text:span text:style-name="T7">.</text:span><text:span text:style-name="T2">getInt</text:span><text:span text:style-name="T7">(</text:span><text:span text:style-name="T13">"douche"</text:span><text:span text:style-name="T7">)</text:span><text:span text:style-name="T2"> </text:span><text:span text:style-name="T7">+</text:span><text:span text:style-name="T2"> </text:span><text:span text:style-name="T13">"&lt;/td&gt;"</text:span><text:span text:style-name="T7">;</text:span></text:p>
      <text:p text:style-name="P1"><text:span text:style-name="T2"><text:s text:c="24"/>html </text:span><text:span text:style-name="T7">+=</text:span><text:span text:style-name="T2"> </text:span><text:span text:style-name="T13">"&lt;td&gt;"</text:span><text:span text:style-name="T2"> </text:span><text:span text:style-name="T7">+</text:span><text:span text:style-name="T2"> result</text:span><text:span text:style-name="T7">.</text:span><text:span text:style-name="T2">getInt</text:span><text:span text:style-name="T7">(</text:span><text:span text:style-name="T13">"baignoire"</text:span><text:span text:style-name="T7">)</text:span><text:span text:style-name="T2"> </text:span><text:span text:style-name="T7">+</text:span><text:span text:style-name="T2"> </text:span><text:span text:style-name="T13">"&lt;/td&gt;"</text:span><text:span text:style-name="T7">;</text:span></text:p>
      <text:p text:style-name="P1"><text:span text:style-name="T2"><text:s text:c="24"/>html </text:span><text:span text:style-name="T7">+=</text:span><text:span text:style-name="T2"> </text:span><text:span text:style-name="T13">"&lt;td&gt;"</text:span><text:span text:style-name="T2"> </text:span><text:span text:style-name="T7">+</text:span><text:span text:style-name="T2"> result</text:span><text:span text:style-name="T7">.</text:span><text:span text:style-name="T2">getInt</text:span><text:span text:style-name="T7">(</text:span><text:span text:style-name="T13">"cuvette"</text:span><text:span text:style-name="T7">)</text:span><text:span text:style-name="T2"> </text:span><text:span text:style-name="T7">+</text:span><text:span text:style-name="T2"> </text:span><text:span text:style-name="T13">"&lt;/td&gt;"</text:span><text:span text:style-name="T7">;</text:span></text:p>
      <text:p text:style-name="P1"><text:span text:style-name="T2"><text:s text:c="24"/>html </text:span><text:span text:style-name="T7">+=</text:span><text:span text:style-name="T2"> </text:span><text:span text:style-name="T13">"&lt;td&gt;"</text:span><text:span text:style-name="T2"> </text:span><text:span text:style-name="T7">+</text:span><text:span text:style-name="T2"> result</text:span><text:span text:style-name="T7">.</text:span><text:span text:style-name="T2">getInt</text:span><text:span text:style-name="T7">(</text:span><text:span text:style-name="T13">"nb_occupants"</text:span><text:span text:style-name="T7">)</text:span><text:span text:style-name="T2"> </text:span><text:span text:style-name="T7">+</text:span><text:span text:style-name="T2"> </text:span><text:span text:style-name="T13">"&lt;/td&gt;"</text:span><text:span text:style-name="T7">;</text:span></text:p>
      <text:p text:style-name="P1"><text:span text:style-name="T2"><text:s text:c="24"/>html </text:span><text:span text:style-name="T7">+=</text:span><text:span text:style-name="T2"> </text:span><text:span text:style-name="T13">"&lt;td&gt;"</text:span><text:span text:style-name="T2"> </text:span><text:span text:style-name="T7">+</text:span><text:span text:style-name="T2"> result</text:span><text:span text:style-name="T7">.</text:span><text:span text:style-name="T2">getInt</text:span><text:span text:style-name="T7">(</text:span><text:span text:style-name="T13">"prix_htva"</text:span><text:span text:style-name="T7">)</text:span><text:span text:style-name="T2"> </text:span><text:span text:style-name="T7">+</text:span><text:span text:style-name="T2"> </text:span><text:span text:style-name="T13">"&lt;/td&gt;"</text:span><text:span text:style-name="T7">;</text:span></text:p>
      <text:p text:style-name="P1"><text:span text:style-name="T2"><text:s text:c="24"/>html </text:span><text:span text:style-name="T7">+=</text:span><text:span text:style-name="T2"> </text:span><text:span text:style-name="T13">"&lt;/tr&gt;"</text:span><text:span text:style-name="T7">;</text:span></text:p>
      <text:p text:style-name="P1"><text:span text:style-name="T2"><text:s text:c="20"/></text:span><text:span text:style-name="T7">}</text:span></text:p>
      <text:p text:style-name="P1"><text:span text:style-name="T2"><text:s text:c="16"/></text:span><text:span text:style-name="T7">}</text:span></text:p>
      <text:p text:style-name="P1"><text:span text:style-name="T2"><text:s text:c="12"/></text:span><text:span text:style-name="T7">}</text:span></text:p>
      <text:p text:style-name="P1"><text:span text:style-name="T2"><text:s text:c="12"/></text:span><text:span text:style-name="T8">else</text:span></text:p>
      <text:p text:style-name="P1"><text:span text:style-name="T2"><text:s text:c="12"/></text:span><text:span text:style-name="T7">{</text:span></text:p>
      <text:p text:style-name="P1"><text:span text:style-name="T2"><text:s text:c="16"/>html </text:span><text:span text:style-name="T7">=</text:span><text:span text:style-name="T2"> </text:span><text:span text:style-name="T13">"dba.init() error"</text:span><text:span text:style-name="T7">;</text:span></text:p>
      <text:p text:style-name="P1"><text:span text:style-name="T2"><text:s text:c="12"/></text:span><text:span text:style-name="T7">}</text:span></text:p>
      <text:p text:style-name="P1"><text:span text:style-name="T2"><text:s text:c="8"/></text:span><text:span text:style-name="T7">}</text:span><text:span text:style-name="T2"> </text:span><text:span text:style-name="T8">catch</text:span><text:span text:style-name="T2"> </text:span><text:span text:style-name="T7">(</text:span><text:span text:style-name="T2">SQLException ex</text:span><text:span text:style-name="T7">)</text:span><text:span text:style-name="T2"> </text:span><text:span text:style-name="T7">{</text:span></text:p>
      <text:p text:style-name="P1"><text:span text:style-name="T2"><text:s text:c="12"/>html </text:span><text:span text:style-name="T7">=</text:span><text:span text:style-name="T2"> </text:span><text:span text:style-name="T13">"SQLException"</text:span><text:span text:style-name="T7">;</text:span></text:p>
      <text:p text:style-name="P1"><text:span text:style-name="T2"><text:s text:c="8"/></text:span><text:span text:style-name="T7">}</text:span><text:span text:style-name="T2"> </text:span><text:span text:style-name="T8">catch</text:span><text:span text:style-name="T2"> </text:span><text:span text:style-name="T7">(</text:span><text:span text:style-name="T2">IOException ex</text:span><text:span text:style-name="T7">)</text:span><text:span text:style-name="T2"> </text:span><text:span text:style-name="T7">{</text:span></text:p>
      <text:p text:style-name="P1"><text:span text:style-name="T2"><text:s text:c="12"/>html </text:span><text:span text:style-name="T7">=</text:span><text:span text:style-name="T2"> </text:span><text:span text:style-name="T13">"IOException"</text:span><text:span text:style-name="T7">;</text:span></text:p>
      <text:p text:style-name="P1"><text:span text:style-name="T2"><text:s text:c="8"/></text:span><text:span text:style-name="T7">}</text:span><text:span text:style-name="T2"> </text:span><text:span text:style-name="T8">catch</text:span><text:span text:style-name="T2"> </text:span><text:span text:style-name="T7">(</text:span><text:span text:style-name="T2">ClassNotFoundException ex</text:span><text:span text:style-name="T7">)</text:span><text:span text:style-name="T2"> </text:span><text:span text:style-name="T7">{</text:span></text:p>
      <text:p text:style-name="P1"><text:span text:style-name="T2"><text:s text:c="12"/>html </text:span><text:span text:style-name="T7">=</text:span><text:span text:style-name="T2"> </text:span><text:span text:style-name="T13">"ClassNotFoundException"</text:span><text:span text:style-name="T7">;</text:span></text:p>
      <text:p text:style-name="P1"><text:span text:style-name="T2"><text:s text:c="8"/></text:span><text:span text:style-name="T7">}</text:span></text:p>
      <text:p text:style-name="P4"><text:s text:c="8"/></text:p>
      <text:p text:style-name="P1"><text:span text:style-name="T2"><text:s text:c="8"/>html </text:span><text:span text:style-name="T7">+=</text:span><text:span text:style-name="T2"> </text:span><text:span text:style-name="T13">"&lt;/table&gt;"</text:span><text:span text:style-name="T7">;</text:span></text:p>
      <text:p text:style-name="P4"><text:s text:c="12"/></text:p>
      <text:p text:style-name="P1"><text:span text:style-name="T2"><text:s text:c="8"/></text:span><text:span text:style-name="T8">return</text:span><text:span text:style-name="T2"> html</text:span><text:span text:style-name="T7">;</text:span></text:p>
      <text:p text:style-name="P1"><text:span text:style-name="T2"><text:s text:c="4"/></text:span><text:span text:style-name="T7">}</text:span></text:p>
      <text:p text:style-name="P7">}</text:p>
      <text:p text:style-name="Text_20_body"/>
      <text:h text:style-name="P14" text:outline-level="3">index.jsp</text:h>
      <text:p text:style-name="Text_20_body"/>
      <text:p text:style-name="Standard"><text:span text:style-name="T3">&lt;%--</text:span><text:span text:style-name="T2"> </text:span></text:p>
      <text:p text:style-name="P4"><text:s text:c="4"/>Document <text:s text:c="2"/>: index</text:p>
      <text:p text:style-name="P4"><text:s text:c="4"/>Created on : 30 sept. 2012, 23:14:16</text:p>
      <text:p text:style-name="P4"><text:s text:c="4"/>Author <text:s text:c="4"/>: T4g1</text:p>
      <text:p text:style-name="P1"><text:span text:style-name="T2">--</text:span><text:span text:style-name="T3">%&gt;</text:span></text:p>
      <text:p text:style-name="P5"/>
      <text:p text:style-name="P1"><text:span text:style-name="T3">&lt;%@</text:span><text:span text:style-name="T2">page import="Session.UserInfo"</text:span><text:span text:style-name="T3">%&gt;</text:span></text:p>
      <text:p text:style-name="P5">&lt;%</text:p>
      <text:p text:style-name="P1"><text:span text:style-name="T2">UserInfo</text:span><text:span text:style-name="T5"> </text:span><text:span text:style-name="T2">userinfo</text:span><text:span text:style-name="T5"> = (</text:span><text:span text:style-name="T2">UserInfo</text:span><text:span text:style-name="T5">)</text:span><text:span text:style-name="T2">session.getAttribute</text:span><text:span text:style-name="T5">(</text:span><text:span text:style-name="T2">UserInfo.USER_INFO_KEY</text:span><text:span text:style-name="T5">);</text:span></text:p>
      <text:p text:style-name="P1"><text:span text:style-name="T7">if</text:span><text:span text:style-name="T5">(</text:span><text:span text:style-name="T2">userinfo</text:span><text:span text:style-name="T5"> == </text:span><text:span text:style-name="T2">null</text:span><text:span text:style-name="T5">) </text:span><text:span text:style-name="T2">userinfo</text:span><text:span text:style-name="T5"> = </text:span><text:span text:style-name="T7">new</text:span><text:span text:style-name="T5"> </text:span><text:span text:style-name="T2">UserInfo</text:span><text:span text:style-name="T5">();</text:span></text:p>
      <text:p text:style-name="P1"><text:span text:style-name="T7">if</text:span><text:span text:style-name="T5">(!</text:span><text:span text:style-name="T2">userinfo.isLogged</text:span><text:span text:style-name="T5">())</text:span></text:p>
      <text:p text:style-name="P1"><text:span text:style-name="T5"><text:s text:c="4"/></text:span><text:span text:style-name="T2">userinfo.setPage</text:span><text:span text:style-name="T5">(</text:span><text:span text:style-name="T13">"login"</text:span><text:span text:style-name="T5">);</text:span></text:p>
      <text:p text:style-name="P5">%&gt;</text:p>
      <text:p text:style-name="P5"/>
      <text:p text:style-name="P1"><text:span text:style-name="T3">&lt;%@</text:span><text:span text:style-name="T2">page contentType="text/html" pageEncoding="UTF-8"</text:span><text:span text:style-name="T3">%&gt;</text:span></text:p>
      <text:p text:style-name="P1"><text:span text:style-name="T2">&lt;!DOCTYPE html&gt;</text:span></text:p>
      <text:p text:style-name="P8">&lt;html&gt;</text:p>
      <text:p text:style-name="P1"><text:span text:style-name="T3"><text:s text:c="4"/></text:span><text:span text:style-name="T9">&lt;head&gt;</text:span></text:p>
      <text:p text:style-name="P1"><text:span text:style-name="T3"><text:s text:c="8"/></text:span><text:span text:style-name="T9">&lt;meta</text:span><text:span text:style-name="T2"> </text:span><text:span text:style-name="T16">http-equiv</text:span><text:span text:style-name="T2">=</text:span><text:span text:style-name="T6">"Content-Type"</text:span><text:span text:style-name="T2"> </text:span><text:span text:style-name="T16">content</text:span><text:span text:style-name="T2">=</text:span><text:span text:style-name="T6">"text/html; charset=UTF-8"</text:span><text:span text:style-name="T9">&gt;</text:span></text:p>
      <text:p text:style-name="P1"><text:span text:style-name="T3"><text:s text:c="8"/></text:span><text:span text:style-name="T9">&lt;link</text:span><text:span text:style-name="T2"> </text:span><text:span text:style-name="T16">rel</text:span><text:span text:style-name="T2">=</text:span><text:span text:style-name="T6">"stylesheet"</text:span><text:span text:style-name="T2"> </text:span><text:span text:style-name="T16">href</text:span><text:span text:style-name="T2">=</text:span><text:span text:style-name="T6">"style.css"</text:span><text:span text:style-name="T2"> </text:span><text:span text:style-name="T9">/&gt;</text:span></text:p>
      <text:p text:style-name="P1"><text:span text:style-name="T3"><text:s text:c="8"/></text:span><text:span text:style-name="T9">&lt;title&gt;</text:span><text:span text:style-name="T3">&lt;%=</text:span><text:span text:style-name="T5"> </text:span><text:span text:style-name="T2">userinfo.getPageTitle</text:span><text:span text:style-name="T5">() </text:span><text:span text:style-name="T3">%&gt;</text:span><text:span text:style-name="T9">&lt;/title&gt;</text:span></text:p>
      <text:p text:style-name="P1"><text:span text:style-name="T3"><text:s text:c="4"/></text:span><text:span text:style-name="T9">&lt;/head&gt;</text:span></text:p>
      <text:p text:style-name="P1"><text:span text:style-name="T3"><text:s text:c="4"/></text:span><text:span text:style-name="T9">&lt;body&gt;</text:span></text:p>
      <text:p text:style-name="P1"><text:span text:style-name="T3"><text:s text:c="8"/></text:span><text:span text:style-name="T9">&lt;div</text:span><text:span text:style-name="T2"> </text:span><text:span text:style-name="T16">id</text:span><text:span text:style-name="T2">=</text:span><text:span text:style-name="T6">"bloc_page"</text:span><text:span text:style-name="T9">&gt;</text:span></text:p>
      <text:p text:style-name="P1"><text:span text:style-name="T3"><text:s text:c="12"/>&lt;%@</text:span><text:span text:style-name="T2">include file="header.jsp" </text:span><text:span text:style-name="T3">%&gt;</text:span></text:p>
      <text:p text:style-name="P1"><text:span text:style-name="T3"><text:s text:c="12"/>&lt;%@</text:span><text:span text:style-name="T2">include file="corps.jsp" </text:span><text:span text:style-name="T3">%&gt;</text:span></text:p>
      <text:p text:style-name="P1"><text:span text:style-name="T3"><text:s text:c="12"/>&lt;%@</text:span><text:span text:style-name="T2">include file="bottom.jsp" </text:span><text:span text:style-name="T3">%&gt;</text:span></text:p>
      <text:p text:style-name="P1"><text:span text:style-name="T3"><text:s text:c="8"/></text:span><text:span text:style-name="T9">&lt;/div&gt;</text:span></text:p>
      <text:p text:style-name="P1"><text:span text:style-name="T3"><text:s text:c="4"/></text:span><text:span text:style-name="T9">&lt;/body&gt;</text:span></text:p>
      <text:p text:style-name="P8">&lt;/html&gt;</text:p>
      <text:p text:style-name="Text_20_body"/>
      <text:h text:style-name="P14" text:outline-level="3">login.jsp</text:h>
      <text:p text:style-name="Text_20_body"/>
      <text:p text:style-name="Standard"><text:span text:style-name="T10">&lt;h1&gt;&lt;img</text:span><text:span text:style-name="T1"> </text:span><text:span text:style-name="T17">src</text:span><text:span text:style-name="T1">=</text:span><text:span text:style-name="T6">"images/ico_epingle.png"</text:span><text:span text:style-name="T2"> </text:span><text:span text:style-name="T16">alt</text:span><text:span text:style-name="T2">=</text:span><text:span text:style-name="T6">"Catégorie voyage"</text:span><text:span text:style-name="T2"> </text:span><text:span text:style-name="T16">class</text:span><text:span text:style-name="T2">=</text:span><text:span text:style-name="T6">"ico_categorie"</text:span><text:span text:style-name="T2"> </text:span><text:span text:style-name="T9">/&gt;</text:span><text:span text:style-name="T3">Page de login</text:span><text:span text:style-name="T9">&lt;/h1&gt;</text:span></text:p>
      <text:p text:style-name="P5"><text:s/></text:p>
      <text:p text:style-name="P8">&lt;p&gt;</text:p>
      <text:p text:style-name="P1"><text:span text:style-name="T3"><text:s text:c="4"/></text:span><text:span text:style-name="T9">&lt;APPLET</text:span><text:span text:style-name="T2"> </text:span><text:span text:style-name="T16">code</text:span><text:span text:style-name="T2">=</text:span><text:span text:style-name="T6">"Applet/AppletLogin.class"</text:span><text:span text:style-name="T2"> </text:span><text:span text:style-name="T16">archive</text:span><text:span text:style-name="T2">=</text:span><text:span text:style-name="T6">"LoginApplet.jar"</text:span><text:span text:style-name="T2"> </text:span><text:span text:style-name="T16">name</text:span><text:span text:style-name="T2">=</text:span><text:span text:style-name="T6">"appletLogin"</text:span><text:span text:style-name="T2"> </text:span><text:span text:style-name="T16">width</text:span><text:span text:style-name="T2">=</text:span><text:span text:style-name="T16">300</text:span><text:span text:style-name="T2"> </text:span><text:span text:style-name="T16">height</text:span><text:span text:style-name="T2">=</text:span><text:span text:style-name="T16">260</text:span><text:span text:style-name="T2"> </text:span><text:span text:style-name="T16">align</text:span><text:span text:style-name="T2">=</text:span><text:span text:style-name="T6">"middle"</text:span><text:span text:style-name="T9">&gt;&lt;/APPLET&gt;</text:span></text:p>
      <text:p text:style-name="P8">&lt;/p&gt;</text:p>
      <text:p text:style-name="P8">&lt;p&gt;</text:p>
      <text:p text:style-name="P1"><text:span text:style-name="T3"><text:s text:c="4"/></text:span><text:span text:style-name="T9">&lt;APPLET</text:span><text:span text:style-name="T2"> </text:span><text:span text:style-name="T16">code</text:span><text:span text:style-name="T2">=</text:span><text:span text:style-name="T6">"Applet/GenerateMDP.class"</text:span><text:span text:style-name="T2"> </text:span><text:span text:style-name="T16">archive</text:span><text:span text:style-name="T2">=</text:span><text:span text:style-name="T6">"LoginApplet.jar"</text:span><text:span text:style-name="T2"> </text:span><text:span text:style-name="T16">name</text:span><text:span text:style-name="T2">=</text:span><text:span text:style-name="T6">"generateMdp"</text:span><text:span text:style-name="T2"> </text:span><text:span text:style-name="T16">width</text:span><text:span text:style-name="T2">=</text:span><text:span text:style-name="T16">300</text:span><text:span text:style-name="T2"> </text:span><text:span text:style-name="T16">height</text:span><text:span text:style-name="T2">=</text:span><text:span text:style-name="T16">150</text:span><text:span text:style-name="T2"> </text:span><text:span text:style-name="T16">align</text:span><text:span text:style-name="T2">=</text:span><text:span text:style-name="T6">"middle"</text:span><text:span text:style-name="T9">&gt;&lt;/APPLET&gt;</text:span></text:p>
      <text:p text:style-name="P1"><text:span text:style-name="T9">&lt;/p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Van Gysegem Thomas et Delsaux Kévin<text:tab/><text:tab/><text:page-number text:select-page="current">29</text:page-number>/<text:page-count>2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2T09:08:58.05</meta:creation-date>
    <meta:document-statistic meta:table-count="0" meta:image-count="0" meta:object-count="0" meta:page-count="29" meta:paragraph-count="1311" meta:word-count="3693" meta:character-count="37758"/>
    <dc:date>2012-10-22T09:23:35.56</dc:date>
    <meta:editing-duration>PT14M41S</meta:editing-duration>
    <meta:editing-cycles>1</meta:editing-cycles>
    <meta:generator>OpenOffice.org/3.4.1$Win32 OpenOffice.org_project/341m1$Build-9593</meta:generator>
  </office:meta>
</office:document-meta>
</file>